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 style:font-pitch="variable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cm"/>
    </style:style>
    <style:style style:name="co2" style:family="table-column">
      <style:table-column-properties fo:break-before="auto" style:column-width="31.891cm"/>
    </style:style>
    <style:style style:name="co3" style:family="table-column">
      <style:table-column-properties fo:break-before="auto" style:column-width="20.86cm"/>
    </style:style>
    <style:style style:name="co7" style:family="table-column">
      <style:table-column-properties fo:break-before="auto" style:column-width="2.632cm"/>
    </style:style>
    <style:style style:name="co5" style:family="table-column">
      <style:table-column-properties fo:break-before="auto" style:column-width="0.644cm"/>
    </style:style>
    <style:style style:name="co6" style:family="table-column">
      <style:table-column-properties fo:break-before="auto" style:column-width="1.792cm"/>
    </style:style>
    <style:style style:name="co8" style:family="table-column">
      <style:table-column-properties fo:break-before="auto" style:column-width="8.819cm"/>
    </style:style>
    <style:style style:name="co9" style:family="table-column">
      <style:table-column-properties fo:break-before="auto" style:column-width="5.6cm"/>
    </style:style>
    <style:style style:name="co10" style:family="table-column">
      <style:table-column-properties fo:break-before="auto" style:column-width="1.547cm"/>
    </style:style>
    <style:style style:name="co11" style:family="table-column">
      <style:table-column-properties fo:break-before="auto" style:column-width="11.307cm"/>
    </style:style>
    <style:style style:name="co12" style:family="table-column">
      <style:table-column-properties fo:break-before="auto" style:column-width="1.575cm"/>
    </style:style>
    <style:style style:name="co13" style:family="table-column">
      <style:table-column-properties fo:break-before="auto" style:column-width="3.621cm"/>
    </style:style>
    <style:style style:name="co14" style:family="table-column">
      <style:table-column-properties fo:break-before="auto" style:column-width="12.218cm"/>
    </style:style>
    <style:style style:name="co15" style:family="table-column">
      <style:table-column-properties fo:break-before="auto" style:column-width="2.792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631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0.688cm" fo:break-before="auto" style:use-optimal-row-height="false"/>
    </style:style>
    <style:style style:name="ro5" style:family="table-row">
      <style:table-row-properties style:row-height="0.635cm" fo:break-before="auto" style:use-optimal-row-height="false"/>
    </style:style>
    <style:style style:name="ro6" style:family="table-row">
      <style:table-row-properties style:row-height="0.661cm" fo:break-before="auto" style:use-optimal-row-height="false"/>
    </style:style>
    <style:style style:name="ro7" style:family="table-row">
      <style:table-row-properties style:row-height="0.609cm" fo:break-before="auto" style:use-optimal-row-height="false"/>
    </style:style>
    <style:style style:name="ro8" style:family="table-row">
      <style:table-row-properties style:row-height="0.582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1.046cm" fo:break-before="auto" style:use-optimal-row-height="true"/>
    </style:style>
    <style:style style:name="ro11" style:family="table-row">
      <style:table-row-properties style:row-height="0.552cm" fo:break-before="auto" style:use-optimal-row-height="true"/>
    </style:style>
    <style:style style:name="ro12" style:family="table-row">
      <style:table-row-properties style:row-height="1.552cm" fo:break-before="auto" style:use-optimal-row-height="true"/>
    </style:style>
    <style:style style:name="ro21" style:family="table-row">
      <style:table-row-properties style:row-height="1.737cm" fo:break-before="auto" style:use-optimal-row-height="true"/>
    </style:style>
    <style:style style:name="ro19" style:family="table-row">
      <style:table-row-properties style:row-height="2.157cm" fo:break-before="auto" style:use-optimal-row-height="true"/>
    </style:style>
    <style:style style:name="ro31" style:family="table-row">
      <style:table-row-properties style:row-height="1.376cm" fo:break-before="auto" style:use-optimal-row-height="false"/>
    </style:style>
    <style:style style:name="ro32" style:family="table-row">
      <style:table-row-properties style:row-height="2.275cm" fo:break-before="auto" style:use-optimal-row-height="false"/>
    </style:style>
    <style:style style:name="ro16" style:family="table-row">
      <style:table-row-properties style:row-height="1.316cm" fo:break-before="auto" style:use-optimal-row-height="true"/>
    </style:style>
    <style:style style:name="ro24" style:family="table-row">
      <style:table-row-properties style:row-height="0.538cm" fo:break-before="auto" style:use-optimal-row-height="true"/>
    </style:style>
    <style:style style:name="ro29" style:family="table-row">
      <style:table-row-properties style:row-height="1.984cm" fo:break-before="auto" style:use-optimal-row-height="false"/>
    </style:style>
    <style:style style:name="ro20" style:family="table-row">
      <style:table-row-properties style:row-height="2.579cm" fo:break-before="auto" style:use-optimal-row-height="true"/>
    </style:style>
    <style:style style:name="ro30" style:family="table-row">
      <style:table-row-properties style:row-height="2.328cm" fo:break-before="auto" style:use-optimal-row-height="false"/>
    </style:style>
    <style:style style:name="ro25" style:family="table-row">
      <style:table-row-properties style:row-height="2.223cm" fo:break-before="auto" style:use-optimal-row-height="false"/>
    </style:style>
    <style:style style:name="ro26" style:family="table-row">
      <style:table-row-properties style:row-height="2.408cm" fo:break-before="auto" style:use-optimal-row-height="false"/>
    </style:style>
    <style:style style:name="ro14" style:family="table-row">
      <style:table-row-properties style:row-height="0.894cm" fo:break-before="auto" style:use-optimal-row-height="true"/>
    </style:style>
    <style:style style:name="ro27" style:family="table-row">
      <style:table-row-properties style:row-height="2.487cm" fo:break-before="auto" style:use-optimal-row-height="false"/>
    </style:style>
    <style:style style:name="ro28" style:family="table-row">
      <style:table-row-properties style:row-height="1.588cm" fo:break-before="auto" style:use-optimal-row-height="false"/>
    </style:style>
    <style:style style:name="ro33" style:family="table-row">
      <style:table-row-properties style:row-height="2.699cm" fo:break-before="auto" style:use-optimal-row-height="false"/>
    </style:style>
    <style:style style:name="ro34" style:family="table-row">
      <style:table-row-properties style:row-height="2.778cm" fo:break-before="auto" style:use-optimal-row-height="false"/>
    </style:style>
    <style:style style:name="ro23" style:family="table-row">
      <style:table-row-properties style:row-height="3cm" fo:break-before="auto" style:use-optimal-row-height="true"/>
    </style:style>
    <style:style style:name="ro37" style:family="table-row">
      <style:table-row-properties style:row-height="2cm" fo:break-before="auto" style:use-optimal-row-height="true"/>
    </style:style>
    <style:style style:name="ro38" style:family="table-row">
      <style:table-row-properties style:row-height="1.482cm" fo:break-before="auto" style:use-optimal-row-height="false"/>
    </style:style>
    <style:style style:name="ro39" style:family="table-row">
      <style:table-row-properties style:row-height="1.879cm" fo:break-before="auto" style:use-optimal-row-height="false"/>
    </style:style>
    <style:style style:name="ro40" style:family="table-row">
      <style:table-row-properties style:row-height="2.434cm" fo:break-before="auto" style:use-optimal-row-height="false"/>
    </style:style>
    <style:style style:name="ro15" style:family="table-row">
      <style:table-row-properties style:row-height="1.958cm" fo:break-before="auto" style:use-optimal-row-height="false"/>
    </style:style>
    <style:style style:name="ro41" style:family="table-row">
      <style:table-row-properties style:row-height="1.931cm" fo:break-before="auto" style:use-optimal-row-height="false"/>
    </style:style>
    <style:style style:name="ro42" style:family="table-row">
      <style:table-row-properties style:row-height="1.852cm" fo:break-before="auto" style:use-optimal-row-height="false"/>
    </style:style>
    <style:style style:name="ro43" style:family="table-row">
      <style:table-row-properties style:row-height="0.556cm" fo:break-before="auto" style:use-optimal-row-height="false"/>
    </style:style>
    <style:style style:name="ro44" style:family="table-row">
      <style:table-row-properties style:row-height="1.905cm" fo:break-before="auto" style:use-optimal-row-height="false"/>
    </style:style>
    <style:style style:name="ro45" style:family="table-row">
      <style:table-row-properties style:row-height="1.402cm" fo:break-before="auto" style:use-optimal-row-height="false"/>
    </style:style>
    <style:style style:name="ro46" style:family="table-row">
      <style:table-row-properties style:row-height="1.826cm" fo:break-before="auto" style:use-optimal-row-height="false"/>
    </style:style>
    <style:style style:name="ro17" style:family="table-row">
      <style:table-row-properties style:row-height="2.302cm" fo:break-before="auto" style:use-optimal-row-height="false"/>
    </style:style>
    <style:style style:name="ro47" style:family="table-row">
      <style:table-row-properties style:row-height="1.773cm" fo:break-before="auto" style:use-optimal-row-height="false"/>
    </style:style>
    <style:style style:name="ro36" style:family="table-row">
      <style:table-row-properties style:row-height="1.455cm" fo:break-before="auto" style:use-optimal-row-height="false"/>
    </style:style>
    <style:style style:name="ro48" style:family="table-row">
      <style:table-row-properties style:row-height="1.429cm" fo:break-before="auto" style:use-optimal-row-height="false"/>
    </style:style>
    <style:style style:name="ro49" style:family="table-row">
      <style:table-row-properties style:row-height="2.011cm" fo:break-before="auto" style:use-optimal-row-height="false"/>
    </style:style>
    <style:style style:name="ro53" style:family="table-row">
      <style:table-row-properties style:row-height="1.632cm" fo:break-before="auto" style:use-optimal-row-height="true"/>
    </style:style>
    <style:style style:name="ro54" style:family="table-row">
      <style:table-row-properties style:row-height="3.422cm" fo:break-before="auto" style:use-optimal-row-height="true"/>
    </style:style>
    <style:style style:name="ro55" style:family="table-row">
      <style:table-row-properties style:row-height="2.381cm" fo:break-before="auto" style:use-optimal-row-height="false"/>
    </style:style>
    <style:style style:name="ro56" style:family="table-row">
      <style:table-row-properties style:row-height="1.032cm" fo:break-before="auto" style:use-optimal-row-height="false"/>
    </style:style>
    <style:style style:name="ta1" style:family="table" style:master-page-name="PageStyle_5f_Instruções_20_para_20_preenchimento">
      <style:table-properties table:display="true" style:writing-mode="lr-tb"/>
    </style:style>
    <style:style style:name="ta4" style:family="table" style:master-page-name="PageStyle_5f_AQU">
      <style:table-properties table:display="true" style:writing-mode="lr-tb"/>
    </style:style>
    <style:style style:name="ta5" style:family="table" style:master-page-name="PageStyle_5f_GCO">
      <style:table-properties table:display="true" style:writing-mode="lr-tb"/>
    </style:style>
    <style:style style:name="ta6" style:family="table" style:master-page-name="PageStyle_5f_GQA">
      <style:table-properties table:display="true" style:writing-mode="lr-tb"/>
    </style:style>
    <style:style style:name="ta7" style:family="table" style:master-page-name="PageStyle_5f_GPP">
      <style:table-properties table:display="true" style:writing-mode="lr-tb"/>
    </style:style>
    <style:style style:name="ta9" style:family="table" style:master-page-name="PageStyle_5f_AMP">
      <style:table-properties table:display="true" style:writing-mode="lr-tb"/>
    </style:style>
    <style:style style:name="ta10" style:family="table" style:master-page-name="PageStyle_5f_DFP">
      <style:table-properties table:display="true" style:writing-mode="lr-tb"/>
    </style:style>
    <style:style style:name="ta11" style:family="table" style:master-page-name="PageStyle_5f_GRH">
      <style:table-properties table:display="true" style:writing-mode="lr-tb"/>
    </style:style>
    <style:style style:name="ta12" style:family="table" style:master-page-name="PageStyle_5f_GRU">
      <style:table-properties table:display="true" style:writing-mode="lr-tb"/>
    </style:style>
    <style:style style:name="ta13" style:family="table" style:master-page-name="PageStyle_5f_DRE">
      <style:table-properties table:display="true" style:writing-mode="lr-tb"/>
    </style:style>
    <style:style style:name="ta14" style:family="table" style:master-page-name="PageStyle_5f_ITP">
      <style:table-properties table:display="true" style:writing-mode="lr-tb"/>
    </style:style>
    <style:style style:name="ta15" style:family="table" style:master-page-name="PageStyle_5f_PCP">
      <style:table-properties table:display="true" style:writing-mode="lr-tb"/>
    </style:style>
    <style:style style:name="ta16" style:family="table" style:master-page-name="PageStyle_5f_VAL">
      <style:table-properties table:display="true" style:writing-mode="lr-tb"/>
    </style:style>
    <style:style style:name="ta17" style:family="table" style:master-page-name="PageStyle_5f_VER">
      <style:table-properties table:display="true" style:writing-mode="lr-tb"/>
    </style:style>
    <style:style style:name="ta18" style:family="table" style:master-page-name="PageStyle_5f_DRU">
      <style:table-properties table:display="true" style:writing-mode="lr-tb"/>
    </style:style>
    <style:style style:name="ta19" style:family="table" style:master-page-name="PageStyle_5f_GDE">
      <style:table-properties table:display="true" style:writing-mode="lr-tb"/>
    </style:style>
    <style:style style:name="ta20" style:family="table" style:master-page-name="PageStyle_5f_GRI">
      <style:table-properties table:display="true" style:writing-mode="lr-tb"/>
    </style:style>
    <style:style style:name="ta21" style:family="table" style:master-page-name="PageStyle_5f_GPR">
      <style:table-properties table:display="true" style:writing-mode="lr-tb"/>
    </style:style>
    <style:style style:name="ta22" style:family="table" style:master-page-name="PageStyle_5f_GRE">
      <style:table-properties table:display="true" style:writing-mode="lr-tb"/>
    </style:style>
    <style:style style:name="ta23" style:family="table" style:master-page-name="PageStyle_5f_MED">
      <style:table-properties table:display="true" style:writing-mode="lr-tb"/>
    </style:style>
    <number:text-style style:name="N10100" number:language="pt" number:country="BR">
      <number:text-content/>
    </number:text-style>
    <style:style style:name="ce1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top"/>
      <style:paragraph-properties fo:margin-left="0cm" style:writing-mode="page"/>
      <style:text-properties style:text-position=""/>
    </style:style>
    <style:style style:name="ce2" style:family="table-cell" style:parent-style-name="Excel_20_Built-in_20_Normal" style:data-style-name="N10100">
      <style:text-properties style:text-position=""/>
    </style:style>
    <style:style style:name="ce3" style:family="table-cell" style:parent-style-name="Excel_20_Built-in_20_Normal" style:data-style-name="N10100">
      <style:table-cell-properties style:diagonal-bl-tr="none" style:diagonal-tl-br="none" style:text-align-source="fix" style:repeat-content="false" fo:wrap-option="wrap" fo:border="2.4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4pt" fo:font-style="normal" fo:text-shadow="none" style:text-underline-style="none" fo:font-weight="bold" style:font-size-asian="14pt" style:font-style-asian="normal" style:font-weight-asian="bold" style:font-name-complex="Arial" style:font-size-complex="14pt" style:font-style-complex="normal" style:font-weight-complex="bold"/>
    </style:style>
    <style:style style:name="ce4" style:family="table-cell" style:parent-style-name="Excel_20_Built-in_20_Normal" style:data-style-name="N10100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2.49pt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10100">
      <style:table-cell-properties fo:border-bottom="0.9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2.49pt solid #000000" style:vertical-align="top"/>
      <style:paragraph-properties fo:margin-left="0cm" style:writing-mode="page"/>
      <style:text-properties style:text-position=""/>
    </style:style>
    <style:style style:name="ce6" style:family="table-cell" style:parent-style-name="Excel_20_Built-in_20_Normal" style:data-style-name="N10100">
      <style:table-cell-properties fo:border-bottom="0.9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top"/>
      <style:paragraph-properties fo:margin-left="0cm" style:writing-mode="page"/>
      <style:text-properties style:text-position=""/>
    </style:style>
    <style:style style:name="ce7" style:family="table-cell" style:parent-style-name="Excel_20_Built-in_20_Normal" style:data-style-name="N10100">
      <style:table-cell-properties fo:border-bottom="2.49pt solid #000000" style:diagonal-bl-tr="none" style:diagonal-tl-br="none" style:text-align-source="value-type" style:repeat-content="false" fo:wrap-option="wrap" fo:border-left="2.49pt solid #000000" style:direction="ltr" fo:border-right="2.49pt solid #000000" style:rotation-angle="0" style:rotation-align="none" style:shrink-to-fit="false" fo:border-top="0.99pt solid #000000" style:vertical-align="top"/>
      <style:paragraph-properties fo:margin-left="0cm" style:writing-mode="page"/>
      <style:text-properties style:text-position=""/>
    </style:style>
    <style:style style:name="ce8" style:family="table-cell" style:parent-style-name="Excel_20_Built-in_20_Normal" style:data-style-name="N10100">
      <style:table-cell-properties style:text-align-source="value-type" style:repeat-content="false" fo:wrap-option="wrap" style:direction="ltr" style:rotation-angle="0" style:rotation-align="none" style:shrink-to-fit="false" style:vertical-align="bottom"/>
      <style:paragraph-properties fo:margin-left="0cm" style:writing-mode="page"/>
      <style:text-properties style:text-position=""/>
    </style:style>
    <style:style style:name="ce10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00" style:family="table-cell" style:parent-style-name="Normal_20_2">
      <style:table-cell-properties fo:background-color="#ccffc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Normal_20_2">
      <style:table-cell-properties fo:border-bottom="0.99pt solid #000000" fo:background-color="#ccffcc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03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4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105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position=""/>
    </style:style>
    <style:style style:name="ce106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7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9" style:family="table-cell" style:parent-style-name="Normal_20_2">
      <style:table-cell-properties fo:background-color="transparent"/>
      <style:text-properties style:text-position=""/>
    </style:style>
    <style:style style:name="ce11" style:family="table-cell" style:parent-style-name="Normal_5f_Consolidate_20_Data_20_1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Normal_20_2">
      <style:table-cell-properties fo:background-color="transparent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1" style:family="table-cell" style:parent-style-name="Normal_20_2">
      <style:table-cell-properties style:diagonal-bl-tr="none" style:diagonal-tl-br="none" fo:background-color="transparent" style:rotation-align="none"/>
      <style:text-properties style:text-position=""/>
    </style:style>
    <style:style style:name="ce112" style:family="table-cell" style:parent-style-name="Normal_20_2"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Normal_20_2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Normal_20_2">
      <style:table-cell-properties fo:border-bottom="none" fo:background-color="#ccffcc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0" style:family="table-cell" style:parent-style-name="Normal_5f_Consolidate_20_Data_20_1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1" style:family="table-cell" style:parent-style-name="Normal_5f_Consolidate_20_Data_20_1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Normal_5f_Consolidate_20_Data_20_1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" style:family="table-cell" style:parent-style-name="Normal_20_2">
      <style:table-cell-properties fo:background-color="#ffff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Normal_20_2">
      <style:table-cell-properties fo:background-color="#ffff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Normal_20_2">
      <style:table-cell-properties fo:background-color="#ffcc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Normal_20_2">
      <style:table-cell-properties fo:background-color="#ffcc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Normal_20_2">
      <style:table-cell-properties fo:background-color="#ffcc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9" style:family="table-cell" style:parent-style-name="Normal_20_2">
      <style:table-cell-properties fo:border-bottom="0.99pt solid #000000" fo:background-color="#ffcc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0" style:family="table-cell" style:parent-style-name="Normal_20_2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" style:family="table-cell" style:parent-style-name="Normal_20_2">
      <style:table-cell-properties fo:background-color="#cc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" style:family="table-cell" style:parent-style-name="Normal_20_2">
      <style:table-cell-properties fo:border-bottom="0.99pt solid #000000" fo:background-color="#ccffff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8000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" style:family="table-cell" style:parent-style-name="Normal_20_2">
      <style:table-cell-properties fo:background-color="#99cc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" style:family="table-cell" style:parent-style-name="Normal_20_2">
      <style:table-cell-properties fo:border-bottom="0.99pt solid #000000" fo:background-color="#99ccff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7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6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Normal_20_2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49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0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1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52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position="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53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Normal_20_2">
      <style:table-cell-properties fo:background-color="#ffcc99" style:diagonal-bl-tr="none" style:diagonal-tl-br="none" fo:border="0.99pt solid #000000" style:rotation-align="none"/>
      <style:text-properties style:text-position=""/>
    </style:style>
    <style:style style:name="ce55" style:family="table-cell" style:parent-style-name="Normal_20_2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position=""/>
    </style:style>
    <style:style style:name="ce56" style:family="table-cell" style:parent-style-name="Normal_20_2">
      <style:table-cell-properties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position=""/>
    </style:style>
    <style:style style:name="ce57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8" style:family="table-cell" style:parent-style-name="Normal_20_2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position=""/>
    </style:style>
    <style:style style:name="ce59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60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6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3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5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6" style:family="table-cell" style:parent-style-name="Normal_20_2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27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8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Normal_20_2">
      <style:table-cell-properties fo:background-color="#ffcc00" style:diagonal-bl-tr="none" style:diagonal-tl-br="none" fo:border="0.99pt solid #000000" style:rotation-align="none"/>
      <style:text-properties style:text-position=""/>
    </style:style>
    <style:style style:name="ce73" style:family="table-cell" style:parent-style-name="Normal_20_2">
      <style:table-cell-properties fo:background-color="#ccffff" style:diagonal-bl-tr="none" style:diagonal-tl-br="none" fo:border="0.99pt solid #000000" style:rotation-align="none"/>
      <style:text-properties style:text-position=""/>
    </style:style>
    <style:style style:name="ce74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Normal_20_2">
      <style:table-cell-properties fo:background-color="#99ccff" style:diagonal-bl-tr="none" style:diagonal-tl-br="none" fo:border="0.99pt solid #000000" style:rotation-align="none"/>
      <style:text-properties style:text-position=""/>
    </style:style>
    <style:style style:name="ce76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7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8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9" style:family="table-cell" style:parent-style-name="Normal_20_2">
      <style:table-cell-properties fo:border-bottom="0.99pt solid #000000" style:diagonal-bl-tr="none" style:diagonal-tl-br="none" fo:border-left="0.99pt solid #000000" fo:border-right="0.99pt solid #000000" style:rotation-align="none" fo:border-top="2.49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0" style:family="table-cell" style:parent-style-name="Normal_20_2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1" style:family="table-cell" style:parent-style-name="Normal_20_2">
      <style:table-cell-properties fo:border-bottom="0.99pt solid #000000" fo:background-color="#ffff99" style:diagonal-bl-tr="none" style:diagonal-tl-br="none" fo:border-left="0.99pt solid #000000" fo:border-right="0.99pt solid #000000" style:rotation-align="none" fo:border-top="none"/>
      <style:text-properties style:text-position=""/>
    </style:style>
    <style:style style:name="ce82" style:family="table-cell" style:parent-style-name="Normal_20_2">
      <style:table-cell-properties fo:background-color="#ffff99" style:diagonal-bl-tr="none" style:diagonal-tl-br="none" fo:border="0.99pt solid #000000" style:rotation-align="none"/>
      <style:text-properties style:text-position=""/>
    </style:style>
    <style:style style:name="ce83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4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5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86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2.4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7" style:family="table-cell" style:parent-style-name="Normal_20_2">
      <style:table-cell-properties fo:border-bottom="0.99pt solid #000000" style:diagonal-bl-tr="none" style:diagonal-tl-br="none" fo:border-left="0.99pt solid #000000" fo:border-right="2.49pt solid #000000" style:rotation-align="none" fo:border-top="2.49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8" style:family="table-cell" style:parent-style-name="Normal_20_2">
      <style:table-cell-properties fo:border-bottom="2.49pt solid #000000" style:diagonal-bl-tr="none" style:diagonal-tl-br="none" fo:border-left="0.99pt solid #000000" fo:border-right="2.49pt solid #000000" style:rotation-align="none" fo:border-top="0.99pt solid #000000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89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Normal_20_2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92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5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96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97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8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9" style:family="table-cell" style:parent-style-name="Normal_20_2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4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5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6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7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8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none" style:direction="ltr" fo:border-right="none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19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0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1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2" style:family="table-cell" style:parent-style-name="Normal_20_2">
      <style:table-cell-properties fo:border-bottom="none" style:diagonal-bl-tr="none" style:diagonal-tl-br="none" fo:border-left="0.99pt solid #000000" fo:border-right="0.99pt solid #000000" style:rotation-align="none" fo:border-top="none"/>
      <style:text-properties style:text-position=""/>
    </style:style>
    <style:style style:name="ce123" style:family="table-cell" style:parent-style-name="Normal_20_2">
      <style:table-cell-properties style:diagonal-bl-tr="none" style:diagonal-tl-br="none" fo:background-color="transparent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4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5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6" style:family="table-cell" style:parent-style-name="Normal_20_2">
      <style:table-cell-properties fo:border-bottom="0.99pt solid #000000" fo:background-color="#ccffcc" style:diagonal-bl-tr="none" style:diagonal-tl-br="none" style:text-align-source="value-type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27" style:family="table-cell" style:parent-style-name="Normal_20_2">
      <style:table-cell-properties fo:border-bottom="0.99pt solid #000000" fo:background-color="#ccffcc" style:diagonal-bl-tr="none" style:diagonal-tl-br="none" style:text-align-source="value-type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3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8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129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3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5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6" style:family="table-cell" style:parent-style-name="Excel_20_Built-in_20_Normal">
      <style:table-cell-properties fo:border-bottom="none" fo:background-color="#ccffcc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8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9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0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41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3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4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6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7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8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49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0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1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2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3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4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5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7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58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59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2.4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2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63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4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5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style:text-position=""/>
    </style:style>
    <style:style style:name="ce166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167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8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0" style:family="table-cell" style:parent-style-name="Excel_20_Built-in_20_Normal"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1" style:family="table-cell" style:parent-style-name="Excel_20_Built-in_20_Normal">
      <style:table-cell-properties style:diagonal-bl-tr="none" style:diagonal-tl-br="none" fo:background-color="transparent" style:rotation-align="none"/>
      <style:text-properties style:text-position=""/>
    </style:style>
    <style:style style:name="ce130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69" style:family="table-cell" style:parent-style-name="Excel_20_Built-in_20_Normal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0" style:family="table-cell" style:parent-style-name="Excel_20_Built-in_20_Normal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2" style:family="table-cell" style:parent-style-name="Excel_20_Built-in_20_Normal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3" style:family="table-cell" style:parent-style-name="Excel_20_Built-in_20_Normal">
      <style:table-cell-properties style:diagonal-bl-tr="none" style:diagonal-tl-br="none" fo:border="0.99pt solid #000000" style:rotation-align="none"/>
      <style:text-properties style:text-position=""/>
    </style:style>
    <style:style style:name="ce174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5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text-position=""/>
    </style:style>
    <style:style style:name="ce17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7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8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position=""/>
    </style:style>
    <style:style style:name="ce179" style:family="table-cell" style:parent-style-name="Excel_20_Built-in_20_Hyperlink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180" style:family="table-cell" style:parent-style-name="Excel_20_Built-in_20_Normal">
      <style:table-cell-properties fo:border-bottom="0.99pt solid #000000" style:diagonal-bl-tr="none" style:diagonal-tl-br="none" fo:border-left="0.99pt solid #000000" fo:border-right="0.99pt solid #000000" style:rotation-align="none" fo:border-top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position=""/>
    </style:style>
    <style:style style:name="ce181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182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3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4" style:family="table-cell" style:parent-style-name="Hyperlink_20_2" style:data-style-name="N1000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text-position=""/>
    </style:style>
    <style:style style:name="ce185" style:family="table-cell" style:parent-style-name="Hyperlink_20_2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position=""/>
    </style:style>
    <style:style style:name="ce186" style:family="table-cell" style:parent-style-name="Hyperlink_20_2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text-position=""/>
    </style:style>
    <style:style style:name="ce187" style:family="table-cell" style:parent-style-name="Hyperlink_20_2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text-position=""/>
    </style:style>
    <style:style style:name="ce188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9" style:family="table-cell" style:parent-style-name="Normal_20_2">
      <style:table-cell-properties fo:background-color="#ffff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0" style:family="table-cell" style:parent-style-name="Normal_20_2">
      <style:table-cell-properties style:diagonal-bl-tr="none" style:diagonal-tl-br="none" fo:border="0.99pt solid #000000" style:rotation-align="non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1" style:family="table-cell" style:parent-style-name="Normal_20_2">
      <style:table-cell-properties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2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3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4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5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6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7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8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9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0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1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2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fo:color="#ff0000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3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4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27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05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06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none" style:direction="ltr" fo:border-right="0.99pt solid #000000" style:rotation-angle="27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07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8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9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0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11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27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12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1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4" style:family="table-cell" style:parent-style-name="Normal_20_2">
      <style:table-cell-properties style:diagonal-bl-tr="none" style:diagonal-tl-br="none" fo:border="0.99pt solid #000000" style:rotation-align="none"/>
      <style:text-properties style:text-position=""/>
    </style:style>
    <style:style style:name="ce215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6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7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8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9" style:family="table-cell" style:parent-style-name="Normal_20_2">
      <style:table-cell-properties fo:border-bottom="0.99pt solid #000000" style:diagonal-bl-tr="none" style:diagonal-tl-br="none" style:text-align-source="fix" style:repeat-content="false" fo:background-color="transparent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0" style:family="table-cell" style:parent-style-name="Normal_20_2">
      <style:table-cell-properties style:diagonal-bl-tr="none" style:diagonal-tl-br="none" style:text-align-source="fix" style:repeat-content="false" fo:background-color="transparent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1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0" style:family="table-cell" style:parent-style-name="Normal_5f_Consolidate_20_Data_20_1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94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2" style:family="table-cell" style:parent-style-name="Normal_20_2">
      <style:table-cell-properties style:cell-protect="none" style:print-content="true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3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fo:color="#0000ff" style:text-outline="false" style:text-line-through-styl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4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5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text-position="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4" style:family="table-cell" style:parent-style-name="Normal_20_2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235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6" style:family="table-cell" style:parent-style-name="Normal_5f_Consolidate_20_Data_20_1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37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8" style:family="table-cell" style:parent-style-name="Normal_20_2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39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0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1" style:family="table-cell" style:parent-style-name="Normal_20_2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2" style:family="table-cell" style:parent-style-name="Normal_20_2">
      <style:table-cell-properties fo:background-color="#ccffcc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3" style:family="table-cell" style:parent-style-name="Normal_20_2">
      <style:table-cell-properties fo:border-bottom="none" fo:background-color="#ccffcc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4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2.4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5" style:family="table-cell" style:parent-style-name="Normal_5f_Consolidate_20_Data_20_1">
      <style:table-cell-properties fo:border-bottom="2.49pt solid #000000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46" style:family="table-cell" style:parent-style-name="Normal_5f_Consolidate_20_Data_20_1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7" style:family="table-cell" style:parent-style-name="Normal_5f_Consolidate_20_Data_20_1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8" style:family="table-cell" style:parent-style-name="Normal_20_2">
      <style:table-cell-properties fo:background-color="#ffff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9" style:family="table-cell" style:parent-style-name="Normal_20_2">
      <style:table-cell-properties fo:background-color="#ffff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0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1" style:family="table-cell" style:parent-style-name="Normal_20_2">
      <style:table-cell-properties fo:background-color="#ffcc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2" style:family="table-cell" style:parent-style-name="Normal_20_2">
      <style:table-cell-properties fo:background-color="#ffcc99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3" style:family="table-cell" style:parent-style-name="Normal_20_2">
      <style:table-cell-properties fo:background-color="#ffcc00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4" style:family="table-cell" style:parent-style-name="Normal_20_2">
      <style:table-cell-properties fo:border-bottom="0.99pt solid #000000" fo:background-color="#ffcc00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5" style:family="table-cell" style:parent-style-name="Normal_20_2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justify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6" style:family="table-cell" style:parent-style-name="Normal_20_2">
      <style:table-cell-properties fo:background-color="#ccff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7" style:family="table-cell" style:parent-style-name="Normal_20_2">
      <style:table-cell-properties fo:border-bottom="0.99pt solid #000000" fo:background-color="#ccffff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8" style:family="table-cell" style:parent-style-name="Normal_20_2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fo:color="#008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59" style:family="table-cell" style:parent-style-name="Normal_20_2">
      <style:table-cell-properties fo:background-color="#99ccff" style:diagonal-bl-tr="none" style:diagonal-tl-br="none" style:text-align-source="value-type" style:repeat-content="false" fo:wrap-option="wrap" fo:border="0.99pt solid #000000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0" style:family="table-cell" style:parent-style-name="Normal_20_2">
      <style:table-cell-properties fo:border-bottom="0.99pt solid #000000" fo:background-color="#99ccff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none" style:vertical-align="bottom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1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2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3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4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65" style:family="table-cell" style:parent-style-name="Normal_20_2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6" style:family="table-cell" style:parent-style-name="Excel_20_Built-in_20_Hyperlink" style:data-style-name="N10000">
      <style:table-cell-properties fo:border-bottom="0.99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</style:style>
    <style:style style:name="ce267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8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9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0" style:family="table-cell" style:parent-style-name="Normal_20_2">
      <style:table-cell-properties fo:border-bottom="none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1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2.49pt solid #000000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2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3" style:family="table-cell" style:parent-style-name="Normal_20_2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4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5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6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name-complex="Times New Roman" style:font-size-complex="10pt" style:font-style-complex="normal" style:font-weight-complex="normal"/>
    </style:style>
    <style:style style:name="ce277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name-complex="Times New Roman" style:font-size-complex="10pt" style:font-style-complex="normal" style:font-weight-complex="bold"/>
    </style:style>
    <style:style style:name="ce278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79" style:family="table-cell" style:parent-style-name="Normal_20_2">
      <style:table-cell-properties fo:background-color="#ffcc99" style:diagonal-bl-tr="none" style:diagonal-tl-br="none" fo:border="0.99pt solid #000000" style:rotation-align="none"/>
    </style:style>
    <style:style style:name="ce280" style:family="table-cell" style:parent-style-name="Normal_20_2">
      <style:table-cell-properties fo:background-color="#ffcc00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1" style:family="table-cell" style:parent-style-name="Normal_20_2">
      <style:table-cell-properties fo:background-color="#ccff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2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3" style:family="table-cell" style:parent-style-name="Normal_20_2">
      <style:table-cell-properties fo:background-color="#99ccff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bottom"/>
      <style:paragraph-properties fo:text-align="center" fo:margin-left="0cm" style:writing-mode="page"/>
    </style:style>
    <style:style style:name="ce284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85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6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287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8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9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0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1" style:family="table-cell" style:parent-style-name="Normal_20_2">
      <style:table-cell-properties fo:border-bottom="0.99pt solid #000000" fo:background-color="#ffff99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2" style:family="table-cell" style:parent-style-name="Normal_20_2">
      <style:table-cell-properties fo:background-color="#ffff99" style:diagonal-bl-tr="none" style:diagonal-tl-br="none" style:text-align-source="fix" style:repeat-content="false" fo:wrap-option="wrap" fo:border="0.99pt solid #000000" style:direction="ltr" style:rotation-angle="270" style:rotation-align="bottom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3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94" style:family="table-cell" style:parent-style-name="Normal_20_2">
      <style:table-cell-properties fo:background-color="#ffff99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5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6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7" style:family="table-cell" style:parent-style-name="Normal_20_2">
      <style:table-cell-properties fo:background-color="#ffcc00" style:diagonal-bl-tr="none" style:diagonal-tl-br="none" fo:border="0.99pt solid #000000" style:rotation-align="none"/>
    </style:style>
    <style:style style:name="ce298" style:family="table-cell" style:parent-style-name="Normal_20_2">
      <style:table-cell-properties fo:background-color="#ccffff" style:diagonal-bl-tr="none" style:diagonal-tl-br="none" fo:border="0.99pt solid #000000" style:rotation-align="none"/>
    </style:style>
    <style:style style:name="ce299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0" style:family="table-cell" style:parent-style-name="Normal_20_2">
      <style:table-cell-properties fo:background-color="#99ccff" style:diagonal-bl-tr="none" style:diagonal-tl-br="none" fo:border="0.99pt solid #000000" style:rotation-align="none"/>
    </style:style>
    <style:style style:name="ce301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3" style:family="table-cell" style:parent-style-name="Normal_20_2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4" style:family="table-cell" style:parent-style-name="Normal_20_2">
      <style:table-cell-properties fo:border-bottom="0.99pt solid #000000" style:diagonal-bl-tr="none" style:diagonal-tl-br="none" fo:border-left="0.99pt solid #000000" fo:border-right="0.99pt solid #000000" style:rotation-align="none" fo:border-top="2.4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5" style:family="table-cell" style:parent-style-name="Normal_20_2">
      <style:table-cell-properties fo:border-bottom="2.49pt solid #000000" style:diagonal-bl-tr="none" style:diagonal-tl-br="none" fo:border-left="0.99pt solid #000000" fo:border-right="0.99pt solid #000000" style:rotation-align="none" fo:border-top="0.9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06" style:family="table-cell" style:parent-style-name="Normal_20_2">
      <style:table-cell-properties fo:border-bottom="0.99pt solid #000000" fo:background-color="#ffff99" style:diagonal-bl-tr="none" style:diagonal-tl-br="none" fo:border-left="0.99pt solid #000000" fo:border-right="0.99pt solid #000000" style:rotation-align="none" fo:border-top="none"/>
    </style:style>
    <style:style style:name="ce307" style:family="table-cell" style:parent-style-name="Normal_20_2">
      <style:table-cell-properties fo:background-color="#ffff99" style:diagonal-bl-tr="none" style:diagonal-tl-br="none" fo:border="0.99pt solid #000000" style:rotation-align="none"/>
    </style:style>
    <style:style style:name="ce308" style:family="table-cell" style:parent-style-name="Normal_20_2">
      <style:table-cell-properties fo:border-bottom="0.99pt solid #000000" fo:background-color="#ffff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9" style:family="table-cell" style:parent-style-name="Normal_20_2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0" style:family="table-cell" style:parent-style-name="Normal_20_2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11" style:family="table-cell" style:parent-style-name="Normal_20_2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2.4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2" style:family="table-cell" style:parent-style-name="Normal_20_2">
      <style:table-cell-properties fo:border-bottom="0.99pt solid #000000" style:diagonal-bl-tr="none" style:diagonal-tl-br="none" fo:border-left="0.99pt solid #000000" fo:border-right="2.49pt solid #000000" style:rotation-align="none" fo:border-top="2.4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3" style:family="table-cell" style:parent-style-name="Normal_20_2">
      <style:table-cell-properties fo:border-bottom="2.49pt solid #000000" style:diagonal-bl-tr="none" style:diagonal-tl-br="none" fo:border-left="0.99pt solid #000000" fo:border-right="2.49pt solid #000000" style:rotation-align="none" fo:border-top="0.99pt solid #000000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4" style:family="table-cell" style:parent-style-name="Normal_20_2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5" style:family="table-cell" style:parent-style-name="Normal_5f_Consolidate_20_Data_20_1">
      <style:table-cell-properties style:text-align-source="fix" style:repeat-content="false" fo:background-color="transparent" fo:wrap-option="wrap" style:direction="ltr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16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317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Normal_20_2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9" style:family="table-cell" style:parent-style-name="Normal_20_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0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wrap" fo:border-left="none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321" style:family="table-cell" style:parent-style-name="Normal_20_2">
      <style:table-cell-properties fo:border-bottom="0.99pt solid #000000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2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3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4" style:family="table-cell" style:parent-style-name="Normal_20_2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25" style:family="table-cell" style:parent-style-name="Normal_20_2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6" style:family="table-cell" style:parent-style-name="Normal_20_2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7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24pt" fo:font-style="normal" fo:text-shadow="none" style:text-underline-style="none" fo:font-weight="bold" style:font-size-asian="24pt" style:font-style-asian="normal" style:font-weight-asian="bold" style:font-name-complex="Arial" style:font-size-complex="24pt" style:font-style-complex="normal" style:font-weight-complex="bold"/>
    </style:style>
    <style:style style:name="ce328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2.49pt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29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non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0" style:family="table-cell" style:parent-style-name="Excel_20_Built-in_20_Normal">
      <style:table-cell-properties fo:background-color="#ccffcc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2" style:family="table-cell" style:parent-style-name="Excel_20_Built-in_20_Normal">
      <style:table-cell-properties fo:border-bottom="0.99pt solid #000000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3" style:family="table-cell" style:parent-style-name="Excel_20_Built-in_20_Normal">
      <style:table-cell-properties fo:border-bottom="none" style:diagonal-bl-tr="none" style:diagonal-tl-br="none" style:text-align-source="value-type" style:repeat-content="false" fo:wrap-option="wrap" fo:border-left="none" style:direction="ltr" fo:border-right="0.99pt solid #000000" style:rotation-angle="0" style:rotation-align="none" style:shrink-to-fit="false" fo:border-top="none" style:vertical-align="middle"/>
      <style:paragraph-properties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4" style:family="table-cell" style:parent-style-name="Excel_20_Built-in_20_Normal">
      <style:table-cell-properties fo:border-bottom="none" fo:background-color="#ccffcc" style:diagonal-bl-tr="none" style:diagonal-tl-br="none" style:text-align-source="value-type" style:repeat-content="false" fo:wrap-option="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35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6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7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38" style:family="table-cell" style:parent-style-name="Excel_20_Built-in_20_Normal">
      <style:table-cell-properties fo:border-bottom="0.99pt solid #000000" fo:background-color="#ccffcc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6pt" fo:font-style="italic" fo:text-shadow="none" style:text-underline-style="none" fo:font-weight="bold" style:font-size-asian="16pt" style:font-style-asian="italic" style:font-weight-asian="bold" style:font-name-complex="Arial" style:font-size-complex="16pt" style:font-style-complex="italic" style:font-weight-complex="bold"/>
    </style:style>
    <style:style style:name="ce339" style:family="table-cell" style:parent-style-name="Excel_20_Built-in_20_Normal">
      <style:table-cell-properties fo:background-color="#ccffcc"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1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2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3" style:family="table-cell" style:parent-style-name="Excel_20_Built-in_20_Normal">
      <style:text-properties fo:language="pt" fo:country="BR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344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5" style:family="table-cell" style:parent-style-name="Excel_20_Built-in_20_Normal">
      <style:table-cell-properties fo:border-bottom="none" fo:background-color="#ccffcc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46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7" style:family="table-cell" style:parent-style-name="Normal_20_2">
      <style:table-cell-properties fo:border-bottom="0.99pt solid #0000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0.99pt solid #000000" style:vertical-align="middle"/>
      <style:paragraph-properties fo:text-align="start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8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49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0.9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0" style:family="table-cell" style:parent-style-name="Excel_20_Built-in_20_Normal">
      <style:table-cell-properties fo:border-bottom="0.99pt solid #0000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1" style:family="table-cell" style:parent-style-name="Excel_20_Built-in_20_Normal">
      <style:table-cell-properties style:diagonal-bl-tr="none" style:diagonal-tl-br="none" style:text-align-source="fix" style:repeat-content="false" fo:wrap-option="no-wrap" fo:border="0.99pt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2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3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none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4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5" style:family="table-cell" style:parent-style-name="Excel_20_Built-in_20_Normal">
      <style:table-cell-properties fo:border-bottom="none" fo:background-color="#ffff00" style:diagonal-bl-tr="none" style:diagonal-tl-br="none" style:text-align-source="fix" style:repeat-content="false" fo:wrap-option="no-wrap" fo:border-left="0.99pt solid #000000" style:direction="ltr" fo:border-right="0.9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6" style:family="table-cell" style:parent-style-name="Excel_20_Built-in_20_Normal">
      <style:table-cell-properties fo:border-bottom="0.99pt solid #000000" fo:background-color="#ffff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8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Excel_20_Built-in_20_Normal">
      <style:table-cell-properties fo:border-bottom="2.49pt solid #000000" fo:background-color="#c0c0c0" style:diagonal-bl-tr="none" style:diagonal-tl-br="none" style:text-align-source="fix" style:repeat-content="false" fo:wrap-option="wrap" fo:border-left="none" style:direction="ltr" fo:border-right="2.49pt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360" style:family="table-cell" style:parent-style-name="Excel_20_Built-in_20_Normal">
      <style:table-cell-properties fo:border-bottom="2.49pt solid #000000" style:diagonal-bl-tr="none" style:diagonal-tl-br="none" style:text-align-source="fix" style:repeat-content="false" fo:wrap-option="wrap" fo:border-left="0.99pt solid #000000" style:direction="ltr" fo:border-right="2.49pt solid #000000" style:rotation-angle="270" style:rotation-align="bottom" style:shrink-to-fit="false" fo:border-top="2.49pt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61" style:family="table-cell" style:parent-style-name="Excel_20_Built-in_20_Normal"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2" style:family="table-cell" style:parent-style-name="Excel_20_Built-in_20_Normal">
      <style:table-cell-properties style:diagonal-bl-tr="none" style:diagonal-tl-br="none" fo:background-color="transparent" style:rotation-align="none"/>
    </style:style>
    <style:style style:name="T1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F" style:font-size-complex="10pt" style:font-style-complex="normal" style:font-weight-complex="bold"/>
    </style:style>
    <style:style style:name="T3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T4" style:family="text">
      <style:text-properties fo:color="#0000ff" style:text-outline="false" style:text-line-through-style="none" style:text-position="0% 100%" style:font-name="Arial" fo:font-size="10pt" fo:font-style="normal" fo:text-shadow="none" style:text-underline-style="none" fo:font-weight="bold" style:font-size-asian="10pt" style:font-style-asian="normal" style:font-weight-asian="bold" style:font-name-complex="F" style:font-size-complex="10pt" style:font-style-complex="normal" style:font-weight-complex="bold"/>
    </style:style>
    <style:style style:name="T5" style:family="text">
      <style:text-properties style:use-window-font-color="true" style:text-outline="false" style:text-line-through-styl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F1" style:font-size-complex="10pt" style:font-style-complex="normal" style:font-weight-complex="normal"/>
    </style:style>
    <style:style style:name="T6" style:family="text">
      <style:text-properties fo:color="#000000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  <style:style style:name="T7" style:family="text">
      <style:text-properties fo:color="#000000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name-complex="F" style:font-size-complex="10pt" style:font-style-complex="italic" style:font-weight-complex="normal"/>
    </style:style>
    <style:style style:name="T8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normal" style:font-size-asian="10pt" style:font-style-asian="italic" style:font-weight-asian="normal" style:font-name-complex="F" style:font-size-complex="10pt" style:font-style-complex="italic" style:font-weight-complex="normal"/>
    </style:style>
    <style:style style:name="T9" style:family="text">
      <style:text-properties style:use-window-font-color="true" style:text-outline="false" style:text-line-through-style="none" style:text-position="0% 100%" style:font-name="Arial" fo:font-size="10pt" fo:font-style="italic" fo:text-shadow="none" style:text-underline-style="none" fo:font-weight="bold" style:font-size-asian="10pt" style:font-style-asian="italic" style:font-weight-asian="bold" style:font-name-complex="F" style:font-size-complex="10pt" style:font-style-complex="italic" style:font-weight-complex="bold"/>
    </style:style>
    <style:style style:name="T10" style:family="text">
      <style:text-properties fo:color="#3366ff" style:text-outline="false" style:text-line-through-styl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F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nstruções para preenchimento" table:style-name="ta1" table:print="false">
        <table:table-column table:style-name="co1" table:default-cell-style-name="Excel_20_Built-in_20_Normal"/>
        <table:table-column table:style-name="co2" table:default-cell-style-name="ce2"/>
        <table:table-column table:style-name="co1" table:number-columns-repeated="1022" table:default-cell-style-name="Excel_20_Built-in_20_Normal"/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INSTRUÇÕES</text:p>
          </table:table-cell>
          <table:table-cell table:number-columns-repeated="1022"/>
        </table:table-row>
        <table:table-row table:style-name="ro3">
          <table:table-cell/>
          <table:table-cell table:style-name="ce4" office:value-type="string">
            <text:p>Instruções para preenchimento da planilha</text:p>
          </table:table-cell>
          <table:table-cell table:number-columns-repeated="1022"/>
        </table:table-row>
        <table:table-row table:style-name="ro4">
          <table:table-cell table:style-name="ce1"/>
          <table:table-cell table:style-name="ce5" office:value-type="string">
            <text:p>Coluna A - Resultado esperado / evidência: Número e descrição dos resultados. Utilizado pela empresa para inserir as evidências objetivas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6" office:value-type="string">
            <text:p>Coluna B - Utilizado pela empresa para inserir onde a fonte de evidência é originada, por exemplo: GS - Gerência Superior, LP - Líder do Projeto, DES - Desenvolvedor, SQA, SCM, RM, SPG etc.</text:p>
          </table:table-cell>
          <table:table-cell table:style-name="ce1" table:number-columns-repeated="1022"/>
        </table:table-row>
        <table:table-row table:style-name="ro5">
          <table:table-cell table:style-name="ce1"/>
          <table:table-cell table:style-name="ce6" office:value-type="string">
            <text:p>Coluna C - ORG: Utilizado pela empresa para assinalar um "x" quando a evidência objetiva corresponde a toda a organização.</text:p>
          </table:table-cell>
          <table:table-cell table:style-name="ce1" table:number-columns-repeated="1022"/>
        </table:table-row>
        <table:table-row table:style-name="ro6">
          <table:table-cell table:style-name="ce1"/>
          <table:table-cell table:style-name="ce6" office:value-type="string">
            <text:p>Coluna D - Projeto 1: Utilizado pela empresa para assinalar um "x" se a EO estiver associada ao projeto. Insira o nome do projeto correspondente.</text:p>
          </table:table-cell>
          <table:table-cell table:style-name="ce1" table:number-columns-repeated="1022"/>
        </table:table-row>
        <table:table-row table:style-name="ro7">
          <table:table-cell table:style-name="ce1"/>
          <table:table-cell table:style-name="ce6" office:value-type="string">
            <text:p>Coluna E - Projeto 2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8">
          <table:table-cell table:style-name="ce1"/>
          <table:table-cell table:style-name="ce6" office:value-type="string">
            <text:p>Coluna F - Projeto 3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8">
          <table:table-cell table:style-name="ce1"/>
          <table:table-cell table:style-name="ce6" office:value-type="string">
            <text:p>Coluna G - Projeto 4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9">
          <table:table-cell table:style-name="ce1"/>
          <table:table-cell table:style-name="ce6" office:value-type="string">
            <text:p>Coluna H - Projeto 5: Utilizado pela empresa para assinalar um "x" se a EO estiver associada ao projeto. <text:s/>Insira o nome do projeto correspondente.</text:p>
          </table:table-cell>
          <table:table-cell table:style-name="ce1" table:number-columns-repeated="1022"/>
        </table:table-row>
        <table:table-row table:style-name="ro6">
          <table:table-cell table:style-name="ce1"/>
          <table:table-cell table:style-name="ce7" office:value-type="string">
            <text:p>Coluna I,J: Utilizado pela empresa para inserir mais colunas, se necessário; insira o nome do projeto e preencha com "x" se a EO estiver associada ao projeto.</text:p>
          </table:table-cell>
          <table:table-cell table:style-name="ce1" table:number-columns-repeated="1022"/>
        </table:table-row>
        <table:table-row table:style-name="ro6">
          <table:table-cell table:number-columns-repeated="1024"/>
        </table:table-row>
        <table:table-row table:style-name="ro6" table:number-rows-repeated="4">
          <table:table-cell/>
          <table:table-cell table:style-name="ce8"/>
          <table:table-cell table:number-columns-repeated="1022"/>
        </table:table-row>
        <table:table-row table:style-name="ro6" table:number-rows-repeated="104855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GPR" table:style-name="ta21" table:print="false">
        <table:table-column table:style-name="co3" table:default-cell-style-name="Normal_20_2"/>
        <table:table-column table:style-name="co9" table:default-cell-style-name="Normal_20_2"/>
        <table:table-column table:style-name="co5" table:default-cell-style-name="Normal_20_2"/>
        <table:table-column table:style-name="co10" table:default-cell-style-name="Normal_20_2"/>
        <table:table-column table:style-name="co5" table:number-columns-repeated="4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234" office:value-type="string" calcext:value-type="string">
            <text:p>Gerência de Projetos</text:p>
          </table:table-cell>
          <table:table-cell table:style-name="ce261" table:number-columns-repeated="6"/>
          <table:table-cell table:style-name="ce309"/>
          <table:table-cell table:number-columns-repeated="1016"/>
        </table:table-row>
        <table:table-row table:style-name="ro11">
          <table:table-cell table:style-name="ce235" office:value-type="string" calcext:value-type="string">
            <text:p>PREENCHIDO PELA EMPRESA</text:p>
          </table:table-cell>
          <table:table-cell table:style-name="ce262"/>
          <table:table-cell table:style-name="ce284" table:number-columns-repeated="5"/>
          <table:table-cell table:style-name="ce310"/>
          <table:table-cell table:number-columns-repeated="1016"/>
        </table:table-row>
        <table:table-row table:style-name="ro53">
          <table:table-cell table:style-name="ce236" office:value-type="string" calcext:value-type="string">
            <text:p>Resultado esperado / evidências</text:p>
          </table:table-cell>
          <table:table-cell table:style-name="ce263" office:value-type="string" calcext:value-type="string">
            <text:p>Fonte da evidência</text:p>
          </table:table-cell>
          <table:table-cell table:style-name="ce285" office:value-type="string" calcext:value-type="string">
            <text:p>ORG</text:p>
          </table:table-cell>
          <table:table-cell table:style-name="ce285" office:value-type="string" calcext:value-type="string">
            <text:p>RELPREV</text:p>
          </table:table-cell>
          <table:table-cell table:style-name="ce285" office:value-type="string" calcext:value-type="string">
            <text:p>Projeto 2</text:p>
          </table:table-cell>
          <table:table-cell table:style-name="ce285" office:value-type="string" calcext:value-type="string">
            <text:p>Projeto 3</text:p>
          </table:table-cell>
          <table:table-cell table:style-name="ce285" office:value-type="string" calcext:value-type="string">
            <text:p>Projeto 4</text:p>
          </table:table-cell>
          <table:table-cell table:style-name="ce311" office:value-type="string" calcext:value-type="string">
            <text:p>Final</text:p>
          </table:table-cell>
          <table:table-cell table:number-columns-repeated="1016"/>
        </table:table-row>
        <table:table-row table:style-name="ro54">
          <table:table-cell table:style-name="ce237" office:value-type="string" calcext:value-type="string">
            <text:p>O propósito do processo Gerência de Projetos é estabelecer e manter planos que definem as atividades, recursos e responsabilidades do projeto, bem como prover informações sobre o andamento do projeto que permitam a realização de correções quando houver desvios significativos no desempenho do projeto. O propósito deste processo evolui à medida que a organização cresce em maturidade. Assim, a partir do nível E, alguns resultados evoluem e outros são incorporados, de forma que a gerência de projetos passe a ser realizada com base no processo definido para o projeto e nos planos integrados. No nível B, a gerência de projetos passa a ter um enfoque quantitativo, refletindo a alta maturidade que se espera da organização. Novamente, alguns resultados evoluem e outros são incorporados.</text:p>
          </table:table-cell>
          <table:table-cell table:style-name="ce264"/>
          <table:table-cell table:style-name="ce286" table:number-columns-repeated="6"/>
          <table:table-cell table:number-columns-repeated="1016"/>
        </table:table-row>
        <table:table-row table:style-name="ro14">
          <table:table-cell table:style-name="ce238" office:value-type="string" calcext:value-type="string">
            <text:p>GPR 1. O escopo do trabalho para o projeto é definido.</text:p>
            <text:p><text:span text:style-name="T1">As evidências apresentadas para este resultado permitem assegurar que o escopo do projeto foi definido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39"/>
          <table:table-cell table:style-name="ce266"/>
          <table:table-cell table:style-name="ce267"/>
          <table:table-cell table:style-name="ce287" table:number-columns-repeated="5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3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5">
          <table:table-cell table:style-name="ce238" office:value-type="string" calcext:value-type="string">
            <text:p>GPR 2. As tarefas e os produtos de trabalho do projeto são dimensionados utilizando métodos apropriados.</text:p>
            <text:p><text:span text:style-name="T1">As evidências apresentadas para este resultado permitem assegurar que o tamanho e/ou a complexidade das tarefas e dos artefatos gerados no projeto foram estimados utilizando métodos adequados (ex: baseados na EAP ou estrutura equivalente, em técnicas de estimativa ou em dados históricos)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6"/>
          <table:table-cell table:style-name="ce267"/>
          <table:table-cell table:style-name="ce287" table:number-columns-repeated="5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3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38" office:value-type="string" calcext:value-type="string">
            <text:p>GPR 3. O modelo e as fases do ciclo de vida do projeto são definidos.</text:p>
            <text:p><text:span text:style-name="T1">As evidências apresentadas para este resultado permitem assegurar que <text:s/>o modelo do ciclo de vida do projeto foi definido, indicando suas fases, as relações de sequência e interdependência entre elas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3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7">
          <table:table-cell table:style-name="ce238" office:value-type="string" calcext:value-type="string">
            <text:p>GPR 4. (Até o nível F) O esforço e o custo para a execução das tarefas e dos produtos de trabalho são estimados com base em dados históricos ou referências técnicas.</text:p>
            <text:p><text:span text:style-name="T1">As evidências apresentadas para este resultado permitem assegurar que <text:s/>foram realizadas estimativas de custo e esforço para tarefas e produtos de trabalho com base em dados históricos ou métodos de estimativas e se foram documentadas as suas justificativas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55">
          <table:table-cell table:style-name="ce238" office:value-type="string" calcext:value-type="string">
            <text:p>GPR 4. (A partir do nível E) O planejamento e as estimativas das atividades do projeto são feitos baseados no repositório de estimativas e no conjunto de ativos de processo organizacional.</text:p>
            <text:p><text:span text:style-name="T1">As evidências apresentadas para este resultado permitem assegurar que as atividades para realização de estimativas e planejamento, estão baseadas no processo definido para o projeto, nos ativos de processo organizacional e no repositório de medidas da organização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38" office:value-type="string" calcext:value-type="string">
            <text:p>GPR 5. O orçamento e o cronograma do projeto, incluindo a definição de marcos e pontos de controle, são estabelecidos e mantidos.</text:p>
            <text:p><text:span text:style-name="T1">As evidências apresentadas para este resultado permitem assegurar que: (i) o orçamento e o cronograma foram definidos, revistos e atualizados ao longo do desenvolvimento, conforme necessário?; (ii) o cronograma possui marcos e/ou pontos de controle?; (iii) o cronograma estabelece as dependências entre tarefas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6"/>
          <table:table-cell table:style-name="ce267"/>
          <table:table-cell table:style-name="ce287" table:number-columns-repeated="5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2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38" office:value-type="string" calcext:value-type="string">
            <text:p>GPR 6. Os riscos do projeto são identificados e o seu impacto, probabilidade de ocorrência e prioridade de tratamento são determinados e documentados.</text:p>
            <text:p><text:span text:style-name="T1">As evidências apresentadas para este resultado permitem assegurar que: (i) existe uma lista dos riscos identificados para o projet? (ii) foi realizada uma análise para determinar o impacto, o grau de importância, a probabilidade e a prioridade de cada risco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6"/>
          <table:table-cell table:style-name="ce267"/>
          <table:table-cell table:style-name="ce287" table:number-columns-repeated="5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3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38" office:value-type="string" calcext:value-type="string">
            <text:p>GPR 7. Os recursos humanos para o projeto são planejados considerando o perfil e o conhecimento necessários para executá-lo.</text:p>
            <text:p><text:span text:style-name="T1">As evidências apresentadas para este resultado permitem assegurar que: (i) a equipe do projeto foi selecionada a partir das competências requeridas para realizar as atividades do projeto e considerando o perfil dos candidatos?; (ii) foi planejado treinamento, quando necessário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6"/>
          <table:table-cell table:style-name="ce267"/>
          <table:table-cell table:style-name="ce287" table:number-columns-repeated="5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3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38" office:value-type="string" calcext:value-type="string">
            <text:p>GPR 8. Os recursos e o ambiente de trabalho necessários para executar o projeto são planejados.</text:p>
            <text:p><text:span text:style-name="T1">As evidências apresentadas para este resultado permitem assegurar que foram planejados os recursos e o ambiente de trabalho necessários? (obs: aqui trata-se de outros recursos que não recursos humanos).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0">
          <table:table-cell table:style-name="ce238" office:value-type="string" calcext:value-type="string">
            <text:p>GPR 9. Os dados relevantes do projeto são identificados e planejados quanto à forma de coleta, armazenamento e distribuição. Um mecanismo é estabelecido para acessá-los, incluindo, se pertinente, questões de privacidade e segurança.</text:p>
            <text:p><text:span text:style-name="T1">As evidências apresentadas para este resultado permitem assegurar que <text:s/>existe um plano para gerência de dados, que relacione todos os documentos gerados no projeto, sua distribuição, mídia para armazenamento, forma de proteção (segurança e sigilo) e recuperação dos dados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38" office:value-type="string" calcext:value-type="string">
            <text:p>GPR 10. Um plano geral para a execução do projeto é estabelecido com a integração de planos específicos.</text:p>
            <text:p><text:span text:style-name="T1">As evidências apresentadas para este resultado permitem assegurar que as informações de planejamento do projeto foram documentadas, organizadas e relacionadas entre si, de forma a comporem o plano de projeto?</text:span></text:p>
            <text:p/>
          </table:table-cell>
          <table:table-cell table:style-name="ce265" table:number-columns-repeated="7"/>
          <table:table-cell table:number-columns-repeated="1016"/>
        </table:table-row>
        <table:table-row table:style-name="ro56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38" office:value-type="string" calcext:value-type="string">
            <text:p>GPR 11. A viabilidade de atingir as metas do projeto, considerando as restrições e os recursos disponíveis, é avaliada. Se necessário, ajustes são realizados.</text:p>
            <text:p><text:span text:style-name="T1">As evidências apresentadas para este resultado permitem assegurar que <text:s/>a viabilidade do projeto foi avaliada, a partir dos objetivos do projeto ee dos recursos financeiros, técnicos, humanos, bem como das restrições impostas pelo cliente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38" office:value-type="string" calcext:value-type="string">
            <text:p>GPR 12. O Plano do Projeto é revisado com todos os interessados e o compromisso com ele é obtido.</text:p>
            <text:p><text:span text:style-name="T1">As evidências apresentadas para este resultado permitem assegurar que <text:s/>há registro de que todos os interessados tomaram conhecimento, revisaram e se comprometeram com o planejamento do projeto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2" office:value-type="string" calcext:value-type="string">
            <text:p>GPR 13. O projeto é gerenciado utilizando-se o Plano do Projeto e outros planos que afetam o projeto e os resultados são documentados.</text:p>
            <text:p><text:span text:style-name="T1">As evidências apresentadas para este resultado permitem assegurar que o projeto foi gerenciado ao longo de seu ciclo de vida, comparando o planejado e o realizado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6"/>
          <table:table-cell table:style-name="ce267"/>
          <table:table-cell table:style-name="ce287" table:number-columns-repeated="5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3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42" office:value-type="string" calcext:value-type="string">
            <text:p>GPR 14. O envolvimento das partes interessadas no projeto é gerenciado.</text:p>
            <text:p><text:span text:style-name="T1">As evidências apresentadas para este resultado permitem assegurar que o que foi planejado em relação ao envolvimento das partes interessadas foi seguido e se existe evidência de que os compromissos assumidos foram cumpridos ou negociados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42" office:value-type="string" calcext:value-type="string">
            <text:p>GPR 15. Revisões são realizadas em marcos do projeto e conforme estabelecido no planejamento.</text:p>
            <text:p><text:span text:style-name="T1">As evidências apresentadas para este resultado permitem assegurar que <text:s/>ocorreram revisões nos marcos do projeto e em outros pontos estabelecidos no planejamento? 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38" office:value-type="string" calcext:value-type="string">
            <text:p>GPR 16. Registros de problemas identificados e o resultado da análise de questões pertinentes, incluindo dependências críticas, são estabelecidos e tratados com as partes interessadas.</text:p>
            <text:p><text:span text:style-name="T1">As evidências apresentadas para este resultado permitem assegurar que existem registros de identificação e análise dos problemas ocorridos no projeto e de que estes problemas foram <text:s/>tratados com os interessados? 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3">
          <table:table-cell table:style-name="ce238" office:value-type="string" calcext:value-type="string">
            <text:p>GPR 17. Ações para corrigir desvios em relação ao planejado e para prevenir a repetição dos problemas identificados são estabelecidas, implementadas e acompanhadas até a sua conclusão.</text:p>
            <text:p><text:span text:style-name="T1">As evidências apresentadas para este resultado permitem assegurar que: (i) na monitoração do projeto foram identificadas ações corretivas, tanto para corrigir desvios em relação ao planejado, quanto para prevenir a repetição dos problemas identificados? (ii) estas ações foram acompanhadas e investigadas quanto à efetividade, antes de serem consideradas concluídas? (iii) os problemas e as ações corretivas foram repassados para níveis hierárquicos superiores, quando necessário, para garantir sua conclusão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6"/>
          <table:table-cell table:style-name="ce267"/>
          <table:table-cell table:style-name="ce287" table:number-columns-repeated="5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3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38" office:value-type="string" calcext:value-type="string">
            <text:p>GPR 18. (A partir do nível E) Um processo definido para o projeto é estabelecido de acordo com a estratégia para adaptação do processo da organização.</text:p>
            <text:p><text:span text:style-name="T1">As evidências apresentadas para este resultado permitem assegurar que foi definido um processo para o projeto, a partir dos processos-padrão da organização e das diretrizes estabelecidas para a adaptação do processo-padrão aos projetos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38" office:value-type="string" calcext:value-type="string">
            <text:p>GPR 18. (A partir do nível B) Os subprocessos mais adequados para compor o processo definido para o projeto são selecionados com base na estabilidade histórica, em dados de capacidade e em outros critérios previamente estabelecidos.</text:p>
            <text:p><text:span text:style-name="T1">As evidências apresentadas para este resultado permitem assegurar que foram selecionados sub-processos adequados para compor o processo definido para o projeto? 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38" office:value-type="string" calcext:value-type="string">
            <text:p>GPR 19. (A partir do nível E) Produtos de trabalho, medidas e experiências documentadas contribuem para os ativos de processo organizacional.</text:p>
            <text:p><text:span text:style-name="T1">As evidências apresentadas para este resultado permitem assegurar que foram coletadas, a partir dos projetos, potenciais contribuições aos ativos de processos? <text:s/>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0">
          <table:table-cell table:style-name="ce238" office:value-type="string" calcext:value-type="string">
            <text:p>GPR 19. (A partir do nível B) Os objetivos para a qualidade do produto e para o desempenho do processo definido para o projeto são estabelecidos e mantidos.</text:p>
            <text:p><text:span text:style-name="T1">As evidências apresentadas para este resultado permitem assegurar que: (i) existem, para o projeto, objetivos especificados quantitativamente relacionados a atributos de desempenho do processo e a atributos do produto resultante do processo? (ii) esses objetivos foram revisados e atualizados em função de mudanças no negócio, na organização, no desempenho ou no projeto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0">
          <table:table-cell table:style-name="ce238" office:value-type="string" calcext:value-type="string">
            <text:p>GPR 20. (A partir do nível B) Subprocessos do processo definido para o projeto e que serão gerenciados estatisticamente são escolhidos e são identificados os atributos por meio dos quais cada subprocesso será gerenciado estatisticamente.</text:p>
            <text:p><text:span text:style-name="T1">As evidências apresentadas para este resultado permitem assegurar que: (i) a seleção dos sub-processos do processo definido para o projeto para serem gerenciados estatisticamente foi feita baseada nos critérios definidos?; (ii) foram identificados os atributos por meio dos quais cada sub-processo foi gerenciado estatisticamente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38" office:value-type="string" calcext:value-type="string">
            <text:p>GPR 21. (A partir do nível B) O projeto é monitorado para determinar se seus objetivos para qualidade e para o desempenho do processo serão atingidos. Quando necessário, ações corretivas são identificadas.</text:p>
            <text:p><text:span text:style-name="T1">As evidências apresentadas para este resultado permitem assegurar que: (i) o projeto foi monitorado quanto ao atingimento de seus objetivos de qualidade para o produto e de desempenho dos processos que estão sendo gerenciados estatisticamente? (ii) ações corretivas foram definidas para corrigir desvios identificados nessas monitorações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0">
          <table:table-cell table:style-name="ce238" office:value-type="string" calcext:value-type="string">
            <text:p>GPR 22. (A partir do nível B) O entendimento da variação dos subprocessos escolhidos para gerência quantitativa, utilizando medidas e técnicas de análise estatística previamente selecionadas, é estabelecido e mantido.</text:p>
            <text:p><text:span text:style-name="T1">As evidências apresentadas para este resultado permitem assegurar que: (i) foram selecionadas medidas e técnicas para o entendimento da variação dos subprocessos selecionados para a gerência quantitativa?; (ii) foi feita a análise da variação dos subprocessos selecionados para a gerência quantitativa com base nestas medidas e técnicas?; (iii) as causas especiais identificadas são tratadas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0">
          <table:table-cell table:style-name="ce238" office:value-type="string" calcext:value-type="string">
            <text:p>GPR 23. (A partir do nível B) O desempenho dos subprocessos escolhidos para gerência quantitativa é monitorado para determinar a sua capacidade de satisfazer os seus objetivos para qualidade e para o desempenho. Ações são identificadas quando for necessário tratar deficiências dos subprocessos.</text:p>
            <text:p><text:span text:style-name="T1">As evidências apresentadas para este resultado permitem assegurar que: (i) foi determinada a capacidade dos subprocessos escolhidos para gerência quantitativa? (ii) o desempenho do subprocesso foi monitorado com relação à capacidade de satisfazer os objetivos de qualidade e desempenho do projeto? (iii) em caso de capacidade insuficiente, foram propostas ações corretivas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38" office:value-type="string" calcext:value-type="string">
            <text:p>GPR 24. (A partir do nível B) Dados estatísticos e de gerência da qualidade são incorporados ao repositório de medidas da organização.</text:p>
            <text:p><text:span text:style-name="T1">As evidências apresentadas para este resultado permitem assegurar que os dados resultantes da gerência quantitativa foram armazenados no repositório de medidas da organização?</text:span></text:p>
          </table:table-cell>
          <table:table-cell table:style-name="ce265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4">
          <table:table-cell table:style-name="ce243"/>
          <table:table-cell table:style-name="ce270" table:number-columns-repeated="7"/>
          <table:table-cell table:number-columns-repeated="1016"/>
        </table:table-row>
        <table:table-row table:style-name="ro24">
          <table:table-cell table:style-name="ce244" office:value-type="string" calcext:value-type="string">
            <text:p>Atributos de Processo</text:p>
          </table:table-cell>
          <table:table-cell table:style-name="ce271" table:number-columns-repeated="5"/>
          <table:table-cell table:style-name="ce304"/>
          <table:table-cell table:style-name="ce312"/>
          <table:table-cell table:number-columns-repeated="1016"/>
        </table:table-row>
        <table:table-row table:style-name="ro11">
          <table:table-cell table:style-name="ce245" office:value-type="string" calcext:value-type="string">
            <text:p>Resultado esperado / evidências</text:p>
          </table:table-cell>
          <table:table-cell table:style-name="ce272"/>
          <table:table-cell table:style-name="ce290" table:number-columns-repeated="4"/>
          <table:table-cell table:style-name="ce305"/>
          <table:table-cell table:style-name="ce313"/>
          <table:table-cell table:number-columns-repeated="1016"/>
        </table:table-row>
        <table:table-row table:style-name="ro3">
          <table:table-cell table:style-name="ce246" office:value-type="string" calcext:value-type="string">
            <text:p>AP 1.1 O processo é executado</text:p>
          </table:table-cell>
          <table:table-cell table:style-name="ce273"/>
          <table:table-cell table:style-name="ce291" table:number-columns-repeated="4"/>
          <table:table-cell table:style-name="ce306" table:number-columns-repeated="2"/>
          <table:table-cell table:number-columns-repeated="1016"/>
        </table:table-row>
        <table:table-row table:style-name="ro16">
          <table:table-cell table:style-name="ce247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274"/>
          <table:table-cell table:style-name="ce292" table:number-columns-repeated="4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4">
          <table:table-cell table:style-name="ce248" office:value-type="string" calcext:value-type="string">
            <text:p>AP 2.1 O processo é gerenciado</text:p>
          </table:table-cell>
          <table:table-cell table:style-name="ce275"/>
          <table:table-cell table:style-name="ce293" table:number-columns-repeated="4"/>
          <table:table-cell table:style-name="ce307" table:number-columns-repeated="2"/>
          <table:table-cell table:number-columns-repeated="1016"/>
        </table:table-row>
        <table:table-row table:style-name="ro19">
          <table:table-cell table:style-name="ce249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276"/>
          <table:table-cell table:style-name="ce294" table:number-columns-repeated="4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49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277"/>
          <table:table-cell table:style-name="ce278" table:number-columns-repeated="4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49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9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2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5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95"/>
          <table:table-cell table:style-name="ce267"/>
          <table:table-cell table:style-name="ce287" table:number-columns-repeated="4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96"/>
          <table:table-cell table:style-name="ce289"/>
          <table:table-cell table:style-name="ce301" table:number-columns-repeated="2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9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9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9" office:value-type="string" calcext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9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49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49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9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9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49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9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0">
          <table:table-cell table:style-name="ce249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3">
          <table:table-cell table:style-name="ce251" office:value-type="string" calcext:value-type="string">
            <text:p>AP 2.2 Os produtos de trabalho do processo são gerenciados</text:p>
          </table:table-cell>
          <table:table-cell table:style-name="ce279" table:number-columns-repeated="7"/>
          <table:table-cell table:number-columns-repeated="1016"/>
        </table:table-row>
        <table:table-row table:style-name="ro16">
          <table:table-cell table:style-name="ce252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279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52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279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52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279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52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279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3">
          <table:table-cell table:style-name="ce253" office:value-type="string" calcext:value-type="string">
            <text:p>AP 3.1. O processo é definido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21">
          <table:table-cell table:style-name="ce254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53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53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53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3">
          <table:table-cell table:style-name="ce255" office:value-type="string" calcext:value-type="string">
            <text:p>AP 3.2 O processo está implementado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21">
          <table:table-cell table:style-name="ce253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53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25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0">
          <table:table-cell table:style-name="ce253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53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3">
          <table:table-cell table:style-name="ce256" office:value-type="string" calcext:value-type="string">
            <text:p>AP 4.1 O processo é medido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9">
          <table:table-cell table:style-name="ce257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26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3">
          <table:table-cell table:style-name="ce240"/>
          <table:table-cell table:style-name="ce269" office:value-type="string" calcext:value-type="string">
            <text:p>(T,L,P,N,NA<text:span text:style-name="T4">)</text:span>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57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3">
          <table:table-cell table:style-name="ce240"/>
          <table:table-cell table:style-name="ce269" office:value-type="string" calcext:value-type="string">
            <text:p>(T,L,P,N,NA<text:span text:style-name="T3">)</text:span>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4">
          <table:table-cell table:style-name="ce258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282"/>
          <table:table-cell table:style-name="ce299"/>
          <table:table-cell table:style-name="ce302" table:number-columns-repeated="3"/>
          <table:table-cell table:style-name="ce308"/>
          <table:table-cell table:style-name="ce302"/>
          <table:table-cell table:number-columns-repeated="1016"/>
        </table:table-row>
        <table:table-row table:style-name="ro21">
          <table:table-cell table:style-name="ce257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57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0">
          <table:table-cell table:style-name="ce257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57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57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3">
          <table:table-cell table:style-name="ce256" office:value-type="string" calcext:value-type="string">
            <text:p>AP 4.2 O processo é controlado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6">
          <table:table-cell table:style-name="ce257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57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57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57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57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57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3">
          <table:table-cell table:style-name="ce259" office:value-type="string" calcext:value-type="string">
            <text:p>AP 5.1 O processo é objeto de melhorias e inovações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9">
          <table:table-cell table:style-name="ce260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27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60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60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60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28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60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60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60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3">
          <table:table-cell table:style-name="ce259" office:value-type="string" calcext:value-type="string">
            <text:p>AP 5.2 O processo é otimizado continuamente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21">
          <table:table-cell table:style-name="ce260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60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60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60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" table:number-rows-repeated="10480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E" table:style-name="ta22" table:print="false">
        <table:table-column table:style-name="co3" table:default-cell-style-name="ce315"/>
        <table:table-column table:style-name="co11" table:default-cell-style-name="ce319"/>
        <table:table-column table:style-name="co12" table:default-cell-style-name="ce319"/>
        <table:table-column table:style-name="co13" table:default-cell-style-name="ce319"/>
        <table:table-column table:style-name="co5" table:number-columns-repeated="4" table:default-cell-style-name="ce319"/>
        <table:table-column table:style-name="co6" table:number-columns-repeated="1016" table:default-cell-style-name="Normal_20_2"/>
        <table:table-row table:style-name="ro10">
          <table:table-cell table:style-name="ce234" office:value-type="string" calcext:value-type="string">
            <text:p>Gerência de Requisitos</text:p>
          </table:table-cell>
          <table:table-cell table:style-name="ce261" table:number-columns-repeated="6"/>
          <table:table-cell table:style-name="ce309"/>
          <table:table-cell table:number-columns-repeated="1016"/>
        </table:table-row>
        <table:table-row table:style-name="ro11">
          <table:table-cell table:style-name="ce235" office:value-type="string" calcext:value-type="string">
            <text:p>PREENCHIDO PELA EMPRESA</text:p>
          </table:table-cell>
          <table:table-cell table:style-name="ce262"/>
          <table:table-cell table:style-name="ce284" table:number-columns-repeated="5"/>
          <table:table-cell table:style-name="ce310"/>
          <table:table-cell table:number-columns-repeated="1016"/>
        </table:table-row>
        <table:table-row table:style-name="ro53">
          <table:table-cell table:style-name="ce236" office:value-type="string" calcext:value-type="string">
            <text:p>Resultado esperado / evidências</text:p>
          </table:table-cell>
          <table:table-cell table:style-name="ce263" office:value-type="string" calcext:value-type="string">
            <text:p>Fonte da evidência</text:p>
          </table:table-cell>
          <table:table-cell table:style-name="ce285" office:value-type="string" calcext:value-type="string">
            <text:p>ORG</text:p>
          </table:table-cell>
          <table:table-cell table:style-name="ce285" office:value-type="string" calcext:value-type="string">
            <text:p>RELPREV</text:p>
          </table:table-cell>
          <table:table-cell table:style-name="ce285" office:value-type="string" calcext:value-type="string">
            <text:p>Projeto 2</text:p>
          </table:table-cell>
          <table:table-cell table:style-name="ce285" office:value-type="string" calcext:value-type="string">
            <text:p>Projeto 3</text:p>
          </table:table-cell>
          <table:table-cell table:style-name="ce285" office:value-type="string" calcext:value-type="string">
            <text:p>Projeto 4</text:p>
          </table:table-cell>
          <table:table-cell table:style-name="ce311" office:value-type="string" calcext:value-type="string">
            <text:p>Final</text:p>
          </table:table-cell>
          <table:table-cell table:number-columns-repeated="1016"/>
        </table:table-row>
        <table:table-row table:style-name="ro14">
          <table:table-cell table:style-name="ce237" office:value-type="string" calcext:value-type="string">
            <text:p>O propósito do processo Gerência de Requisitos é gerenciar os requisitos do produto e dos componentes do produto do projeto e identificar inconsistências entre os requisitos, os planos do projeto e os produtos de trabalho do projeto.</text:p>
          </table:table-cell>
          <table:table-cell table:style-name="ce316"/>
          <table:table-cell table:style-name="ce320"/>
          <table:table-cell table:style-name="ce286" table:number-columns-repeated="5"/>
          <table:table-cell table:number-columns-repeated="1016"/>
        </table:table-row>
        <table:table-row table:style-name="ro20">
          <table:table-cell table:style-name="ce238" office:value-type="string" calcext:value-type="string">
            <text:p>GRE 1. Os requisitos são entendidos, avaliados e aceitos junto aos fornecedores de requisitos, utilizando critérios objetivos.</text:p>
            <text:p><text:span text:style-name="T1">As evidências apresentadas para este resultado permitem assegurar: (ii) que as pessoas autorizadas a definir e a alterar requisitos foram identificadas? (ii) que existe um documento de requisitos que represente seu entendimento? (iii) que foram definidos critérios para análise de requisitos e se estes foram usados como base para a avaliação e a aceitação dos requisitos <text:s/>do projeto?</text:span></text:p>
          </table:table-cell>
          <table:table-cell table:style-name="ce317"/>
          <table:table-cell table:style-name="ce321"/>
          <table:table-cell table:style-name="ce321" office:value-type="string" calcext:value-type="string">
            <text:p>x</text:p>
          </table:table-cell>
          <table:table-cell table:style-name="ce321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40" office:value-type="string" calcext:value-type="string">
            <text:p>RELPREV-022013-GRE-Imersao.pdf</text:p>
          </table:table-cell>
          <table:table-cell table:style-name="ce287"/>
          <table:table-cell table:style-name="ce323" office:value-type="string" calcext:value-type="string">
            <text:p><text:a xlink:href="https://relprev-022013.googlecode.com/svn/trunk/artefatos_de_processo/GRE/RELPREV-022013-GRE-Imersao.pdf" xlink:type="simple">x</text:a></text:p>
          </table:table-cell>
          <table:table-cell table:style-name="ce287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40" office:value-type="string" calcext:value-type="string">
            <text:p>RELPREV-022013-GRE-Planilha_Gerencia_Requisitos.ods</text:p>
          </table:table-cell>
          <table:table-cell table:style-name="ce288"/>
          <table:table-cell table:style-name="ce324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288" table:number-columns-repeated="4"/>
          <table:table-cell table:number-columns-repeated="1016"/>
        </table:table-row>
        <table:table-row table:style-name="ro1" table:number-rows-repeated="3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38" office:value-type="string" calcext:value-type="string">
            <text:p>GRE 2. O comprometimento da equipe técnica com os requisitos aprovados é obtido.</text:p>
            <text:p><text:span text:style-name="T1">As evidências apresentadas para este resultado permitem assegurar: (i) que foi obtido e registrado um comprometimento formal da equipe técnica com os requisitos aprovados? (ii) que um novo comprometimento da equipe técnica com os requisitos foi obtido e registrado quando houve mudanças nos requisitos?</text:span></text:p>
          </table:table-cell>
          <table:table-cell table:style-name="ce317"/>
          <table:table-cell table:style-name="ce321"/>
          <table:table-cell table:style-name="ce321" office:value-type="string" calcext:value-type="string">
            <text:p>x</text:p>
          </table:table-cell>
          <table:table-cell table:style-name="ce321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40" office:value-type="string" calcext:value-type="string">
            <text:p>RELPREV-022013-GRE-Planilha_Gerencia_Requisitos.ods</text:p>
          </table:table-cell>
          <table:table-cell table:style-name="ce287"/>
          <table:table-cell table:style-name="ce323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287" table:number-columns-repeated="4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38" office:value-type="string" calcext:value-type="string">
            <text:p>GRE 3. A rastreabilidade bidirecional entre os requisitos e os produtos de trabalho é estabelecida e mantida. <text:s text:c="31"/></text:p>
            <text:p><text:span text:style-name="T1">As evidências apresentadas para este resultado permitem assegurar que foi criada e mantida, ao longo do projeto, a rastreabilidade bidirecional entre os requisitos e demais produtos de trabalho, incluindo os planos do projeto e as unidades de código?</text:span></text:p>
          </table:table-cell>
          <table:table-cell table:style-name="ce317"/>
          <table:table-cell table:style-name="ce321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38" office:value-type="string" calcext:value-type="string">
            <text:p>GRE 4. Revisões em planos e produtos de trabalho do projeto são realizadas visando identificar e corrigir inconsistências em relação aos requisitos. <text:s text:c="27"/></text:p>
            <text:p><text:span text:style-name="T1">As evidências apresentadas para este resultado permitem assegurar: (i) que foram executadas revisões para identificar inconsistências em planos e demais produtos de trabalho do projeto, com base nos requisitos? (ii) que foram executadas ações para corrigir inconsistências identificadas ao longo do projeto?</text:span></text:p>
          </table:table-cell>
          <table:table-cell table:style-name="ce317"/>
          <table:table-cell table:style-name="ce321"/>
          <table:table-cell table:style-name="ce321" office:value-type="string" calcext:value-type="string">
            <text:p>x</text:p>
          </table:table-cell>
          <table:table-cell table:style-name="ce321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40" office:value-type="string" calcext:value-type="string">
            <text:p>RELPREV-022013-GRE-PGR_planilha_de_gerencia_requisitos.ods</text:p>
          </table:table-cell>
          <table:table-cell table:style-name="ce287"/>
          <table:table-cell table:style-name="ce323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287" table:number-columns-repeated="4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1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38" office:value-type="string" calcext:value-type="string">
            <text:p>GRE 5. Mudanças nos requisitos são gerenciadas ao longo do projeto.</text:p>
            <text:p><text:span text:style-name="T1">As evidências apresentadas para este resultado permitem assegurar: (i) que existe um histórico das solicitações de mudança em requisitos do projeto, disponível para a equipe do projeto? (ii) que foi realizada uma análise do impacto destas mudanças antes de sua implementação?</text:span></text:p>
          </table:table-cell>
          <table:table-cell table:style-name="ce317"/>
          <table:table-cell table:style-name="ce321"/>
          <table:table-cell table:style-name="ce321" office:value-type="string" calcext:value-type="string">
            <text:p>x</text:p>
          </table:table-cell>
          <table:table-cell table:style-name="ce321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240" office:value-type="string" calcext:value-type="string">
            <text:p>RELPREV-022013-GRE-PGR_planilha_de_gerencia_requisitos.ods</text:p>
          </table:table-cell>
          <table:table-cell table:style-name="ce287"/>
          <table:table-cell table:style-name="ce323" office:value-type="string" calcext:value-type="string">
            <text:p><text:a xlink:href="https://relprev-022013.googlecode.com/svn/trunk/artefatos_de_processo/GRE/RELPREV-022013-GRE-Planilha_gerencia_requisitos.ods" xlink:type="simple">x</text:a></text:p>
          </table:table-cell>
          <table:table-cell table:style-name="ce287" table:number-columns-repeated="4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314"/>
          <table:table-cell table:style-name="ce318" office:value-type="string" calcext:value-type="string">
            <text:p>(T,L,P,N,NA)</text:p>
          </table:table-cell>
          <table:table-cell table:style-name="ce322"/>
          <table:table-cell table:style-name="ce325" table:number-columns-repeated="3"/>
          <table:table-cell table:style-name="ce326"/>
          <table:table-cell table:style-name="ce325"/>
          <table:table-cell table:number-columns-repeated="1016"/>
        </table:table-row>
        <table:table-row table:style-name="ro24">
          <table:table-cell table:style-name="ce243"/>
          <table:table-cell table:style-name="ce270" table:number-columns-repeated="7"/>
          <table:table-cell table:number-columns-repeated="1016"/>
        </table:table-row>
        <table:table-row table:style-name="ro24">
          <table:table-cell table:style-name="ce244" office:value-type="string" calcext:value-type="string">
            <text:p>Atributos de Processo</text:p>
          </table:table-cell>
          <table:table-cell table:style-name="ce271" table:number-columns-repeated="5"/>
          <table:table-cell table:style-name="ce304"/>
          <table:table-cell table:style-name="ce312"/>
          <table:table-cell table:number-columns-repeated="1016"/>
        </table:table-row>
        <table:table-row table:style-name="ro11">
          <table:table-cell table:style-name="ce245" office:value-type="string" calcext:value-type="string">
            <text:p>Resultado esperado / evidências</text:p>
          </table:table-cell>
          <table:table-cell table:style-name="ce272"/>
          <table:table-cell table:style-name="ce290" table:number-columns-repeated="4"/>
          <table:table-cell table:style-name="ce305"/>
          <table:table-cell table:style-name="ce313"/>
          <table:table-cell table:number-columns-repeated="1016"/>
        </table:table-row>
        <table:table-row table:style-name="ro3">
          <table:table-cell table:style-name="ce246" office:value-type="string" calcext:value-type="string">
            <text:p>AP 1.1 O processo é executado</text:p>
          </table:table-cell>
          <table:table-cell table:style-name="ce273"/>
          <table:table-cell table:style-name="ce291" table:number-columns-repeated="4"/>
          <table:table-cell table:style-name="ce306" table:number-columns-repeated="2"/>
          <table:table-cell table:number-columns-repeated="1016"/>
        </table:table-row>
        <table:table-row table:style-name="ro16">
          <table:table-cell table:style-name="ce247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274"/>
          <table:table-cell table:style-name="ce292" table:number-columns-repeated="4"/>
          <table:table-cell table:style-name="ce307" table:number-columns-repeated="2"/>
          <table:table-cell table:number-columns-repeated="1016"/>
        </table:table-row>
        <table:table-row table:style-name="ro3">
          <table:table-cell table:style-name="ce240"/>
          <table:table-cell table:style-name="ce267" office:value-type="string" calcext:value-type="string">
            <text:p>RELPREV-022013-GPR-Processo_de_Desenvolvimento_de_Software.pdf</text:p>
          </table:table-cell>
          <table:table-cell table:style-name="ce287"/>
          <table:table-cell table:style-name="ce287" office:value-type="string" calcext:value-type="string">
            <text:p><text:a xlink:href="https://relprev-022013.googlecode.com/svn/trunk/artefatos_de_processo/GPR/Processo/RELPREV-022013-GPR-Processo_de_Desenvolvimento_de_Software.pdf" xlink:type="simple">x</text:a></text:p>
          </table:table-cell>
          <table:table-cell table:style-name="ce287" table:number-columns-repeated="4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4">
          <table:table-cell table:style-name="ce248" office:value-type="string" calcext:value-type="string">
            <text:p>AP 2.1 O processo é gerenciado</text:p>
          </table:table-cell>
          <table:table-cell table:style-name="ce275"/>
          <table:table-cell table:style-name="ce293" table:number-columns-repeated="4"/>
          <table:table-cell table:style-name="ce307" table:number-columns-repeated="2"/>
          <table:table-cell table:number-columns-repeated="1016"/>
        </table:table-row>
        <table:table-row table:style-name="ro19">
          <table:table-cell table:style-name="ce249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276"/>
          <table:table-cell table:style-name="ce294" table:number-columns-repeated="4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49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277"/>
          <table:table-cell table:style-name="ce278" table:number-columns-repeated="4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49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3">
          <table:table-cell table:style-name="ce240"/>
          <table:table-cell table:style-name="ce267" office:value-type="string" calcext:value-type="string">
            <text:p>RELPREV-022013-GQA-Laudo_de_Qualidade_do_Processo.odt</text:p>
          </table:table-cell>
          <table:table-cell table:style-name="ce323"/>
          <table:table-cell table:style-name="ce323" office:value-type="string" calcext:value-type="string">
            <text:p><text:a xlink:href="https://relprev-022013.googlecode.com/svn/trunk/artefatos_de_processo/GQA/Laudos de Conformidades/RELPREV-022013-GQA-Laudo_de_Qualidade_do_Processo.odt" xlink:type="simple">x</text:a></text:p>
          </table:table-cell>
          <table:table-cell table:style-name="ce287" table:number-columns-repeated="4"/>
          <table:table-cell table:number-columns-repeated="1016"/>
        </table:table-row>
        <table:table-row table:style-name="ro3">
          <table:table-cell table:style-name="ce240"/>
          <table:table-cell table:style-name="ce268" office:value-type="string" calcext:value-type="string">
            <text:p>RELPREV-022013-GQA-relatorios_verificacao_requisitos_sprint3</text:p>
          </table:table-cell>
          <table:table-cell table:style-name="ce288"/>
          <table:table-cell table:style-name="ce324" office:value-type="string" calcext:value-type="string">
            <text:p><text:a xlink:href="https://relprev-022013.googlecode.com/svn/trunk/artefatos_de_processo/GQA/Checklists Aplicados/RELPREV-022013-GQA-relatorios_verificacao_requisitos_sprint3.docx" xlink:type="simple">x</text:a></text:p>
          </table:table-cell>
          <table:table-cell table:style-name="ce288" table:number-columns-repeated="4"/>
          <table:table-cell table:number-columns-repeated="1016"/>
        </table:table-row>
        <table:table-row table:style-name="ro3">
          <table:table-cell table:style-name="ce240"/>
          <table:table-cell table:style-name="ce268" office:value-type="string" calcext:value-type="string">
            <text:p>RELPREV-022013-GQA-relatorios_verificacao_requisitos_sprint4</text:p>
          </table:table-cell>
          <table:table-cell table:style-name="ce288"/>
          <table:table-cell table:style-name="ce324" office:value-type="string" calcext:value-type="string">
            <text:p><text:a xlink:href="https://relprev-022013.googlecode.com/svn/trunk/artefatos_de_processo/GQA/Checklists Aplicados/RELPREV-022013-GQA-relatorios_verificacao_requisitos_sprint4.docx" xlink:type="simple">x</text:a></text:p>
          </table:table-cell>
          <table:table-cell table:style-name="ce288" table:number-columns-repeated="4"/>
          <table:table-cell table:number-columns-repeated="1016"/>
        </table:table-row>
        <table:table-row table:style-name="ro1" table:number-rows-repeated="2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9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3">
          <table:table-cell table:style-name="ce240"/>
          <table:table-cell table:style-name="ce267" office:value-type="string" calcext:value-type="string">
            <text:p>RELPREV-022013-MED_Relatorio_de_resultados.odt</text:p>
          </table:table-cell>
          <table:table-cell table:style-name="ce287"/>
          <table:table-cell table:style-name="ce323" office:value-type="string" calcext:value-type="string">
            <text:p><text:a xlink:href="https://relprev-022013.googlecode.com/svn/trunk/artefatos_de_processo/MED/RELPREV-022013-MED_Relatorio_de_resultados.odt" xlink:type="simple">x</text:a></text:p>
          </table:table-cell>
          <table:table-cell table:style-name="ce287" table:number-columns-repeated="4"/>
          <table:table-cell table:number-columns-repeated="1016"/>
        </table:table-row>
        <table:table-row table:style-name="ro3">
          <table:table-cell table:style-name="ce240"/>
          <table:table-cell table:style-name="ce268" office:value-type="string" calcext:value-type="string">
            <text:p>Relatório Métricas Sprint 6.odt</text:p>
          </table:table-cell>
          <table:table-cell table:style-name="ce288"/>
          <table:table-cell table:style-name="ce324" office:value-type="string" calcext:value-type="string">
            <text:p><text:a xlink:href="https://relprev-022013.googlecode.com/svn/trunk/artefatos_de_processo/MED/Relatório Métricas Sprint 6.pdf" xlink:type="simple">x</text:a></text:p>
          </table:table-cell>
          <table:table-cell table:style-name="ce288" table:number-columns-repeated="4"/>
          <table:table-cell table:number-columns-repeated="1016"/>
        </table:table-row>
        <table:table-row table:style-name="ro1" table:number-rows-repeated="3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9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9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9" office:value-type="string" calcext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3">
          <table:table-cell table:style-name="ce240"/>
          <table:table-cell table:style-name="ce267" office:value-type="string" calcext:value-type="string">
            <text:p>RELPREV-022013-GPR-Organograma_Sprint_9.jpeg</text:p>
          </table:table-cell>
          <table:table-cell table:style-name="ce287"/>
          <table:table-cell table:style-name="ce323" office:value-type="string" calcext:value-type="string">
            <text:p><text:a xlink:href="https://relprev-022013.googlecode.com/svn/trunk/artefatos_de_processo/GPR/Recursos_Humanos/RELPREV-022013-GPR-Organograma_Sprint_9.jpg" xlink:type="simple">x</text:a></text:p>
          </table:table-cell>
          <table:table-cell table:style-name="ce287" table:number-columns-repeated="4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9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49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49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9">
          <table:table-cell table:style-name="ce249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3">
          <table:table-cell table:style-name="ce240"/>
          <table:table-cell table:style-name="ce267" office:value-type="string" calcext:value-type="string">
            <text:p>RELPREV-022013-GPR-Plano_de_gerencia_de_comunicacao</text:p>
          </table:table-cell>
          <table:table-cell table:style-name="ce287"/>
          <table:table-cell table:style-name="ce323" office:value-type="string" calcext:value-type="string">
            <text:p><text:a xlink:href="https://relprev-022013.googlecode.com/svn/trunk/artefatos_de_processo/GPR/Comunicacao/RELPREV-022013-GPR-Plano_de_gerencia_de_comunicacao.odt" xlink:type="simple">x</text:a></text:p>
          </table:table-cell>
          <table:table-cell table:style-name="ce287" table:number-columns-repeated="4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9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49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49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0">
          <table:table-cell table:style-name="ce249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278" table:number-columns-repeated="5"/>
          <table:table-cell table:style-name="ce307" table:number-columns-repeated="2"/>
          <table:table-cell table:number-columns-repeated="1016"/>
        </table:table-row>
        <table:table-row table:style-name="ro3">
          <table:table-cell table:style-name="ce240"/>
          <table:table-cell table:style-name="ce267" office:value-type="string" calcext:value-type="string">
            <text:p>RELPREV-022013-GQA-Laudo_de_Qualidade_do_Processo.odt</text:p>
          </table:table-cell>
          <table:table-cell table:style-name="ce287"/>
          <table:table-cell table:style-name="ce287" office:value-type="string" calcext:value-type="string">
            <text:p><text:a xlink:href="https://relprev-022013.googlecode.com/svn/trunk/artefatos_de_processo/GQA/Laudos de Conformidades/RELPREV-022013-GQA-Laudo_de_Qualidade_do_Processo.odt" xlink:type="simple">x</text:a></text:p>
          </table:table-cell>
          <table:table-cell table:style-name="ce287" table:number-columns-repeated="4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3">
          <table:table-cell table:style-name="ce251" office:value-type="string" calcext:value-type="string">
            <text:p>AP 2.2 Os produtos de trabalho do processo são gerenciados</text:p>
          </table:table-cell>
          <table:table-cell table:style-name="ce279" table:number-columns-repeated="7"/>
          <table:table-cell table:number-columns-repeated="1016"/>
        </table:table-row>
        <table:table-row table:style-name="ro16">
          <table:table-cell table:style-name="ce252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279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52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279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52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279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30">
          <table:table-cell table:style-name="ce252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279" table:number-columns-repeated="7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3">
          <table:table-cell table:style-name="ce253" office:value-type="string" calcext:value-type="string">
            <text:p>AP 3.1. O processo é definido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21">
          <table:table-cell table:style-name="ce254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53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53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53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3">
          <table:table-cell table:style-name="ce255" office:value-type="string" calcext:value-type="string">
            <text:p>AP 3.2 O processo está implementado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21">
          <table:table-cell table:style-name="ce253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5">
          <table:table-cell table:style-name="ce253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0">
          <table:table-cell table:style-name="ce253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53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280"/>
          <table:table-cell table:style-name="ce297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3">
          <table:table-cell table:style-name="ce256" office:value-type="string" calcext:value-type="string">
            <text:p>AP 4.1 O processo é medido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26">
          <table:table-cell table:style-name="ce257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3">
          <table:table-cell table:style-name="ce240"/>
          <table:table-cell table:style-name="ce269" office:value-type="string" calcext:value-type="string">
            <text:p>(T,L,P,N,NA<text:span text:style-name="T4">)</text:span>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57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3">
          <table:table-cell table:style-name="ce240"/>
          <table:table-cell table:style-name="ce269" office:value-type="string" calcext:value-type="string">
            <text:p>(T,L,P,N,NA<text:span text:style-name="T3">)</text:span>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4">
          <table:table-cell table:style-name="ce258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282"/>
          <table:table-cell table:style-name="ce299"/>
          <table:table-cell table:style-name="ce302" table:number-columns-repeated="3"/>
          <table:table-cell table:style-name="ce308"/>
          <table:table-cell table:style-name="ce302"/>
          <table:table-cell table:number-columns-repeated="1016"/>
        </table:table-row>
        <table:table-row table:style-name="ro21">
          <table:table-cell table:style-name="ce257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57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0">
          <table:table-cell table:style-name="ce257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57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57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3">
          <table:table-cell table:style-name="ce256" office:value-type="string" calcext:value-type="string">
            <text:p>AP 4.2 O processo é controlado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6">
          <table:table-cell table:style-name="ce257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57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57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57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57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57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281"/>
          <table:table-cell table:style-name="ce29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3">
          <table:table-cell table:style-name="ce259" office:value-type="string" calcext:value-type="string">
            <text:p>AP 5.1 O processo é objeto de melhorias e inovações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27">
          <table:table-cell table:style-name="ce260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60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60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8">
          <table:table-cell table:style-name="ce260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60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6">
          <table:table-cell table:style-name="ce260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60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3">
          <table:table-cell table:style-name="ce259" office:value-type="string" calcext:value-type="string">
            <text:p>AP 5.2 O processo é otimizado continuamente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21">
          <table:table-cell table:style-name="ce260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19">
          <table:table-cell table:style-name="ce260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60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1">
          <table:table-cell table:style-name="ce260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283"/>
          <table:table-cell table:style-name="ce300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number-columns-repeated="1016"/>
        </table:table-row>
        <table:table-row table:style-name="ro24" table:number-rows-repeated="1048159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AQU" table:style-name="ta4" table:print="false">
        <table:table-column table:style-name="co3" table:default-cell-style-name="Normal_20_2"/>
        <table:table-column table:style-name="co7" table:default-cell-style-name="ce105"/>
        <table:table-column table:style-name="co5" table:number-columns-repeated="6" table:default-cell-style-name="Normal_20_2"/>
        <table:table-column table:style-name="co6" table:number-columns-repeated="2" table:default-cell-style-name="ce109"/>
        <table:table-column table:style-name="co6" table:number-columns-repeated="1014" table:default-cell-style-name="Normal_20_2"/>
        <table:table-row table:style-name="ro10">
          <table:table-cell table:style-name="ce9" office:value-type="string">
            <text:p>Aquisição</text:p>
          </table:table-cell>
          <table:table-cell table:style-name="ce36" table:number-columns-repeated="6"/>
          <table:table-cell table:style-name="ce84"/>
          <table:table-cell table:style-name="Normal_20_2" table:number-columns-repeated="2"/>
          <table:table-cell table:number-columns-repeated="1014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style-name="Normal_20_2" table:number-columns-repeated="2"/>
          <table:table-cell table:number-columns-repeated="1014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12" office:value-type="string">
            <text:p>O propósito do processo Aquisição é gerenciar a aquisição de produtos que satisfaçam às necessidades expressas pelo adquirente.</text:p>
            <text:p><text:span text:style-name="T1">(No contexto do MR-MPS considera-se que o termo produto pode incluir também serviços, desde que estes sejam entregues </text:span><text:span text:style-name="T1">como parte do produto final ao cliente.)</text:span></text:p>
          </table:table-cell>
          <table:table-cell table:style-name="ce102"/>
          <table:table-cell table:style-name="ce95"/>
          <table:table-cell table:style-name="ce61" table:number-columns-repeated="5"/>
          <table:table-cell table:number-columns-repeated="1016"/>
        </table:table-row>
        <table:table-row table:style-name="ro19">
          <table:table-cell table:style-name="ce13" office:value-type="string">
            <text:p>AQU 1. As necessidades de aquisição, as metas, os critérios de aceitação do produto, os tipos e a estratégia de aquisição são definidos.</text:p>
            <text:p><text:span text:style-name="T1">As evidências apresentadas para este resultado permitem assegurar que</text:span><text:span text:style-name="T2"> </text:span><text:span text:style-name="T1">foram especificadas: (i) as necessidades que </text:span><text:span text:style-name="T1">motivam a aquisição? (ii) as metas desta aquisição? (iii) <text:s/>os critérios de aceitação dos produtos resultantes da aquisição? (iv) </text:span><text:span text:style-name="T1">os tipos de aquisição (por exemplo, pacote, terceirização de serviço) e as estratégias a serem adotada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31">
          <table:table-cell table:style-name="ce13" office:value-type="string">
            <text:p>AQU 2. Os critérios de seleção do fornecedor são estabelecidos e usados para avaliar os potenciais fornecedores. <text:s text:c="5"/><text:s text:c="12"/></text:p>
            <text:p><text:span text:style-name="T1">As evidências apresentadas para este resultado permitem assegurar: (i) <text:s/>que os critérios de seleção do fornecedor foram </text:span><text:span text:style-name="T1">definidos? (ii) que um conjunto de potenciais fornecedores foi selecionado com base nesses critéri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21">
          <table:table-cell table:style-name="ce100" office:value-type="string">
            <text:p>AQU 3. O fornecedor é selecionado com base na avaliação das propostas e dos critérios estabelecidos. <text:s text:c="7"/></text:p>
            <text:p><text:span text:style-name="T1">As evidências apresentadas para este resultado permitem assegurar: (i) que o fornecedor foi selecionado a partir do conjunto </text:span><text:span text:style-name="T1">de potenciais fornecedores? (ii) <text:s/>que a seleção baseou-se na avaliação das propostas e nos critérios de seleção de </text:span><text:span text:style-name="T1">fornecedores previamente estabelecidos?</text:span></text:p>
          </table:table-cell>
          <table:table-cell table:style-name="ce103"/>
          <table:table-cell table:style-name="ce106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19">
          <table:table-cell table:style-name="ce100" office:value-type="string">
            <text:p>AQU 4. Um acordo formal que expresse claramente as expectativas, responsabilidades e obrigações de ambas as partes (cliente e fornecedor) é estabelecido e negociado entre elas. <text:s text:c="49"/></text:p>
            <text:p><text:span text:style-name="T1">As evidências apresentadas para este resultado permitem assegurar: (i) que foi estabelecido um acordo formal documentado </text:span><text:span text:style-name="T1">entre o cliente e o fornecedor que expresse claramente as expectativas, as responsabilidades e as obrigações de ambas as </text:span><text:span text:style-name="T1">partes? (ii) que, quando aplicável, este acordo foi revisto e refletiu mudanças ocorridas ao longo do tempo.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21">
          <table:table-cell table:style-name="ce101" office:value-type="string">
            <text:p>AQU 5. Um produto que satisfaça a necessidade expressa pelo cliente é adquirido baseado na análise dos potenciais candidatos.</text:p>
            <text:p><text:span text:style-name="T1">As evidências apresentadas para este resultado permitem assegurar que <text:s/>o produto foi adquirido a partir da análise dos </text:span><text:span text:style-name="T1">potenciais candidat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0" table:number-columns-repeated="2"/>
          <table:table-cell table:style-name="ce112" table:number-columns-repeated="1014"/>
        </table:table-row>
        <table:table-row table:style-name="ro32">
          <table:table-cell table:style-name="ce101" office:value-type="string">
            <text:p>AQU 6. Os processos do fornecedor que são críticos para o sucesso do projeto são identificados e monitorados, gerando ações corretivas, quando necessário. <text:s text:c="9"/></text:p>
            <text:p><text:span text:style-name="T1">As evidências apresentadas para este resultado permitem assegurar: (i) que os processos do fornecedor considerados </text:span><text:span text:style-name="T1">críticos para o sucesso do projeto foram identificados e monitorados? (ii) que ações foram tomadas para corrigir <text:s/>problemas </text:span><text:span text:style-name="T1">detectados e acompanhadas até a sua conclusão?</text:span></text:p>
          </table:table-cell>
          <table:table-cell table:style-name="ce92"/>
          <table:table-cell table:style-name="ce96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08"/>
          <table:table-cell table:style-name="ce110" table:number-columns-repeated="2"/>
          <table:table-cell table:style-name="ce112" table:number-columns-repeated="1014"/>
        </table:table-row>
        <table:table-row table:style-name="ro21">
          <table:table-cell table:style-name="ce101" office:value-type="string">
            <text:p>AQU 7. A aquisição é monitorada de forma que as condições especificadas sejam atendidas, tais como custo, cronograma e qualidade, gerando ações corretivas quando necessário. <text:s text:c="9"/></text:p>
            <text:p><text:span text:style-name="T1">As evidências apresentadas para este resultado permitem assegurar: (i) que as atividades para monitoração do fornecedor </text:span><text:span text:style-name="T1">foram conduzidas? (ii) que, quando necessário, ações corretivas foram registradas e acompanhadas até a sua conclusão?</text:span></text:p>
          </table:table-cell>
          <table:table-cell table:style-name="ce92"/>
          <table:table-cell table:style-name="ce96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08"/>
          <table:table-cell table:style-name="ce110" table:number-columns-repeated="2"/>
          <table:table-cell table:style-name="ce112" table:number-columns-repeated="1014"/>
        </table:table-row>
        <table:table-row table:style-name="ro21">
          <table:table-cell table:style-name="ce13" office:value-type="string">
            <text:p>AQU 8. O produto é entregue e avaliado em relação ao acordado e os resultados são documentados. <text:s text:c="26"/></text:p>
            <text:p><text:span text:style-name="T1">As evidências apresentadas para este resultado permitem assegurar: (i) que <text:s/>o produto foi entregue, avaliado em relação aos </text:span><text:span text:style-name="T1">critérios de aceitação e demais termos do acordo estabelecido, para, então, ser efetivamente aceito? (ii) que os resultados da </text:span><text:span text:style-name="T1">avaliação para a aceitação foram documentados?</text:span></text:p>
          </table:table-cell>
          <table:table-cell table:style-name="ce92"/>
          <table:table-cell table:style-name="ce96" table:number-columns-repeated="5"/>
          <table:table-cell table:style-name="ce103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08"/>
          <table:table-cell table:style-name="ce110" table:number-columns-repeated="2"/>
          <table:table-cell table:style-name="ce112" table:number-columns-repeated="1014"/>
        </table:table-row>
        <table:table-row table:style-name="ro16">
          <table:table-cell table:style-name="ce13" office:value-type="string">
            <text:p>AQU 9. O produto adquirido é incorporado ao projeto, caso pertinente. </text:p>
            <text:p><text:span text:style-name="T1">As evidências apresentadas para este resultado permitem assegurar que, caso pertinente, houve a incorporação do produto </text:span><text:span text:style-name="T1">ao projeto? </text:span></text:p>
          </table:table-cell>
          <table:table-cell table:style-name="ce104"/>
          <table:table-cell table:style-name="ce107" table:number-columns-repeated="5"/>
          <table:table-cell table:style-name="ce103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0" table:number-columns-repeated="2"/>
          <table:table-cell table:style-name="ce112" table:number-columns-repeated="1014"/>
        </table:table-row>
        <table:table-row table:style-name="ro1">
          <table:table-cell table:style-name="ce89"/>
          <table:table-cell table:style-name="ce44" office:value-type="string">
            <text:p>(T,L,P,N,NA,F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108"/>
          <table:table-cell table:style-name="ce110" table:number-columns-repeated="2"/>
          <table:table-cell table:style-name="ce112" table:number-columns-repeated="1014"/>
        </table:table-row>
        <table:table-row table:style-name="ro24">
          <table:table-cell table:style-name="ce18"/>
          <table:table-cell table:style-name="ce45" table:number-columns-repeated="7"/>
          <table:table-cell table:style-name="Normal_20_2" table:number-columns-repeated="2"/>
          <table:table-cell table:number-columns-repeated="1014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style-name="Normal_20_2" table:number-columns-repeated="2"/>
          <table:table-cell table:number-columns-repeated="1014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2"/>
          <table:table-cell table:number-columns-repeated="1014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2"/>
          <table:table-cell table:number-columns-repeated="1014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2"/>
          <table:table-cell table:number-columns-repeated="1014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CO" table:style-name="ta5" table:print="false">
        <table:table-column table:style-name="co3" table:default-cell-style-name="Normal_20_2"/>
        <table:table-column table:style-name="co8" table:default-cell-style-name="Normal_20_2"/>
        <table:table-column table:style-name="co5" table:number-columns-repeated="5" table:default-cell-style-name="Normal_20_2"/>
        <table:table-column table:style-name="co5" table:default-cell-style-name="ce122"/>
        <table:table-column table:style-name="co6" table:default-cell-style-name="ce111"/>
        <table:table-column table:style-name="co6" table:number-columns-repeated="1015" table:default-cell-style-name="Normal_20_2"/>
        <table:table-row table:style-name="ro10">
          <table:table-cell table:style-name="ce9" office:value-type="string">
            <text:p>Gerência de Configuração</text:p>
          </table:table-cell>
          <table:table-cell table:style-name="ce36" table:number-columns-repeated="6"/>
          <table:table-cell table:style-name="ce84"/>
          <table:table-cell table:style-name="Normal_20_2"/>
          <table:table-cell table:number-columns-repeated="1015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style-name="Normal_20_2"/>
          <table:table-cell table:number-columns-repeated="1015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style-name="Normal_20_2"/>
          <table:table-cell table:number-columns-repeated="1015"/>
        </table:table-row>
        <table:table-row table:style-name="ro14">
          <table:table-cell table:style-name="ce12" office:value-type="string">
            <text:p>O propósito do processo Gerência de Configuração é estabelecer e manter a integridade de todos os produtos de trabalho de um processo ou projeto e disponibilizá-los a todos os envolvidos.</text:p>
          </table:table-cell>
          <table:table-cell table:style-name="ce102"/>
          <table:table-cell table:style-name="ce95"/>
          <table:table-cell table:style-name="ce61" table:number-columns-repeated="3"/>
          <table:table-cell table:style-name="ce118"/>
          <table:table-cell table:style-name="ce61"/>
          <table:table-cell table:number-columns-repeated="1016"/>
        </table:table-row>
        <table:table-row table:style-name="ro16">
          <table:table-cell table:style-name="ce13" office:value-type="string">
            <text:p>GCO 1. Um Sistema de Gerência de Configuração é estabelecido e mantido.</text:p>
            <text:p><text:span text:style-name="T5">As evidências apresentadas para este resultado permitem assegurar: (i) que foi estabelecido um sistema de gerência de </text:span><text:span text:style-name="T5">configuração? (ii) que o sistema de gerência de configuração foi mantido ao longo do tempo?</text:span></text:p>
          </table:table-cell>
          <table:table-cell table:style-name="ce92"/>
          <table:table-cell table:style-name="ce96" table:number-columns-repeated="4"/>
          <table:table-cell table:style-name="ce119"/>
          <table:table-cell table:style-name="ce96"/>
          <table:table-cell table:number-columns-repeated="1016"/>
        </table:table-row>
        <table:table-row table:style-name="ro1">
          <table:table-cell table:style-name="ce113"/>
          <table:table-cell table:style-name="ce114"/>
          <table:table-cell table:style-name="ce116" table:number-columns-repeated="4"/>
          <table:table-cell table:style-name="ce120"/>
          <table:table-cell table:style-name="ce116"/>
          <table:table-cell table:style-name="ce123"/>
          <table:table-cell table:style-name="ce112"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GCO 2. Os itens de configuração são identificados com base em critérios estabelecidos.</text:p>
            <text:p><text:span text:style-name="T5">As evidências apresentadas para este resultado permitem assegurar que os itens que devem estar sob gerência de </text:span><text:span text:style-name="T5">configuração foram identificados a partir de critérios estabelecidos, bem como se foram definidos o nível de controle desejado </text:span><text:span text:style-name="T5">para cada item e o momento de aplicá-lo?</text:span></text:p>
          </table:table-cell>
          <table:table-cell table:style-name="ce92"/>
          <table:table-cell table:style-name="ce96" table:number-columns-repeated="4"/>
          <table:table-cell table:style-name="ce119"/>
          <table:table-cell table:style-name="ce96"/>
          <table:table-cell table:number-columns-repeated="1016"/>
        </table:table-row>
        <table:table-row table:style-name="ro1">
          <table:table-cell table:style-name="ce113"/>
          <table:table-cell table:style-name="ce114"/>
          <table:table-cell table:style-name="ce116" table:number-columns-repeated="4"/>
          <table:table-cell table:style-name="ce120"/>
          <table:table-cell table:style-name="ce116"/>
          <table:table-cell table:style-name="ce123"/>
          <table:table-cell table:style-name="ce112"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13" office:value-type="string">
            <text:p>GCO 3. Os itens de configuração sujeitos a um controle formal são colocados sob baseline.</text:p>
            <text:p><text:span text:style-name="T6">As evidências apresentadas para este resultado permitem assegurar que os itens de configuração sujeitos a um controle </text:span><text:span text:style-name="T6">formal foram colocados sob </text:span><text:span text:style-name="T7">baseline</text:span><text:span text:style-name="T6">?</text:span></text:p>
          </table:table-cell>
          <table:table-cell table:style-name="ce92"/>
          <table:table-cell table:style-name="ce96" table:number-columns-repeated="4"/>
          <table:table-cell table:style-name="ce119"/>
          <table:table-cell table:style-name="ce96"/>
          <table:table-cell table:number-columns-repeated="1016"/>
        </table:table-row>
        <table:table-row table:style-name="ro1">
          <table:table-cell table:style-name="ce113"/>
          <table:table-cell table:style-name="ce114"/>
          <table:table-cell table:style-name="ce116" table:number-columns-repeated="4"/>
          <table:table-cell table:style-name="ce120"/>
          <table:table-cell table:style-name="ce116"/>
          <table:table-cell table:style-name="ce123"/>
          <table:table-cell table:style-name="ce112"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GCO 4. A situação dos itens de configuração e das baselines é registrada ao longo do tempo e disponibilizada.</text:p>
            <text:p><text:span text:style-name="T5">As evidências apresentadas para este resultado permitem assegurar que existe registro da situação dos itens de </text:span><text:span text:style-name="T5">configuração, bem como existe um histórico de sua evolução ao longo do tempo, possibilitando identificar a versão de cada </text:span><text:span text:style-name="T5">item, bem como identificar, diferenciar e recuperar o conteúdo das baselines geradas?</text:span></text:p>
          </table:table-cell>
          <table:table-cell table:style-name="ce92"/>
          <table:table-cell table:style-name="ce96" table:number-columns-repeated="4"/>
          <table:table-cell table:style-name="ce119"/>
          <table:table-cell table:style-name="ce96"/>
          <table:table-cell table:number-columns-repeated="1016"/>
        </table:table-row>
        <table:table-row table:style-name="ro1">
          <table:table-cell table:style-name="ce113"/>
          <table:table-cell table:style-name="ce114"/>
          <table:table-cell table:style-name="ce116" table:number-columns-repeated="4"/>
          <table:table-cell table:style-name="ce120"/>
          <table:table-cell table:style-name="ce116"/>
          <table:table-cell table:style-name="ce123"/>
          <table:table-cell table:style-name="ce112"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13" office:value-type="string">
            <text:p>GCO 5. Modificações em itens de configuração são controladas.</text:p>
            <text:p><text:span text:style-name="T5">As evidências apresentadas para este resultado permitem assegurar: (i) que as solicitações de mudança foram registradas, </text:span><text:span text:style-name="T5">analisadas quanto ao impacto gerado, acompanhadas até a sua conclusão e disponibilizadas? (ii) que existiu controle das </text:span><text:span text:style-name="T5">solicitações de mudança atendidas e disponibilizadas nas </text:span><text:span text:style-name="T8">baselines</text:span><text:span text:style-name="T5">?</text:span><text:span text:style-name="T8"> </text:span><text:span text:style-name="T5">(iii) que a liberação de itens a serem modificados e a </text:span><text:span text:style-name="T5">incorporação das versões modificadas destes itens foram controlada?</text:span></text:p>
          </table:table-cell>
          <table:table-cell table:style-name="ce92"/>
          <table:table-cell table:style-name="ce96" table:number-columns-repeated="4"/>
          <table:table-cell table:style-name="ce119"/>
          <table:table-cell table:style-name="ce96"/>
          <table:table-cell table:number-columns-repeated="1016"/>
        </table:table-row>
        <table:table-row table:style-name="ro1">
          <table:table-cell table:style-name="ce14"/>
          <table:table-cell table:style-name="ce114"/>
          <table:table-cell table:style-name="ce116" table:number-columns-repeated="4"/>
          <table:table-cell table:style-name="ce120"/>
          <table:table-cell table:style-name="ce116"/>
          <table:table-cell table:style-name="ce123"/>
          <table:table-cell table:style-name="ce112" table:number-columns-repeated="1015"/>
        </table:table-row>
        <table:table-row table:style-name="ro1">
          <table:table-cell table:style-name="ce14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 table:number-rows-repeated="3">
          <table:table-cell table:style-name="ce113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GCO 6. O armazenamento, o manuseio e a liberação de itens de configuração e baselines são controlados.</text:p>
            <text:p><text:span text:style-name="T5">As evidências apresentadas para este resultado permitem assegurar: (i) que os itens de configuração e as </text:span><text:span text:style-name="T8">baselines</text:span><text:span text:style-name="T5"> foram </text:span><text:span text:style-name="T5">armazenados no sistema e disponibilizados para os interessados, conforme as permissões de acesso e manuseio </text:span><text:span text:style-name="T5">estabelecidas? (ii) que as liberações de itens de configuração e </text:span><text:span text:style-name="T8">baselines</text:span><text:span text:style-name="T5"> foram realizadas de maneira controlada?</text:span></text:p>
          </table:table-cell>
          <table:table-cell table:style-name="ce92"/>
          <table:table-cell table:style-name="ce96" table:number-columns-repeated="4"/>
          <table:table-cell table:style-name="ce119"/>
          <table:table-cell table:style-name="ce96"/>
          <table:table-cell table:number-columns-repeated="1016"/>
        </table:table-row>
        <table:table-row table:style-name="ro1">
          <table:table-cell table:style-name="ce113"/>
          <table:table-cell table:style-name="ce114"/>
          <table:table-cell table:style-name="ce116" table:number-columns-repeated="4"/>
          <table:table-cell table:style-name="ce120"/>
          <table:table-cell table:style-name="ce116"/>
          <table:table-cell table:style-name="ce123"/>
          <table:table-cell table:style-name="ce112"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13" office:value-type="string">
            <text:p>GCO 7. Auditorias de configuração são realizadas objetivamente para assegurar que as baselines e os itens de configuração estejam íntegros, completos e consistentes.</text:p>
            <text:p><text:span text:style-name="T6">As evidências apresentadas para este resultado permitem assegurar: (i) que foram realizadas auditorias de gerência de </text:span><text:span text:style-name="T6">configuração conforme planejado? (ii) que as auditorias avaliaram se as </text:span><text:span text:style-name="T7">baselines</text:span><text:span text:style-name="T6"> e os itens de configuração estavam </text:span><text:span text:style-name="T6">íntegros, completos, corretos e consistente?</text:span></text:p>
          </table:table-cell>
          <table:table-cell table:style-name="ce92"/>
          <table:table-cell table:style-name="ce96" table:number-columns-repeated="4"/>
          <table:table-cell table:style-name="ce119"/>
          <table:table-cell table:style-name="ce96"/>
          <table:table-cell table:number-columns-repeated="1016"/>
        </table:table-row>
        <table:table-row table:style-name="ro1">
          <table:table-cell table:style-name="ce113"/>
          <table:table-cell table:style-name="ce114"/>
          <table:table-cell table:style-name="ce116" table:number-columns-repeated="4"/>
          <table:table-cell table:style-name="ce120"/>
          <table:table-cell table:style-name="ce116"/>
          <table:table-cell table:style-name="ce123"/>
          <table:table-cell table:style-name="ce112" table:number-columns-repeated="1015"/>
        </table:table-row>
        <table:table-row table:style-name="ro1" table:number-rows-repeated="3">
          <table:table-cell table:style-name="ce14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13"/>
          <table:table-cell table:style-name="ce115"/>
          <table:table-cell table:style-name="ce117" table:number-columns-repeated="4"/>
          <table:table-cell table:style-name="ce121"/>
          <table:table-cell table:style-name="ce117"/>
          <table:table-cell table:style-name="ce123"/>
          <table:table-cell table:style-name="ce112" table:number-columns-repeated="1015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style-name="Normal_20_2"/>
          <table:table-cell table:number-columns-repeated="1015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style-name="Normal_20_2"/>
          <table:table-cell table:number-columns-repeated="1015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style-name="Normal_20_2"/>
          <table:table-cell table:number-columns-repeated="1015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style-name="Normal_20_2"/>
          <table:table-cell table:number-columns-repeated="1015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5">As evidências apresentadas para este resultado permitem assegurar que o processo transforma produtos de trabalho de </text:span><text:span text:style-name="T5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5">As evidências apresentadas para este resultado permitem assegurar: (i) que foi definida uma política organizacional </text:span><text:span text:style-name="T5">estabelecendo as expectativas da organização para a execução do processo e se esta política é conhecida e de fácil acesso </text:span><text:span text:style-name="T5">aos interessados? (ii) que a política organizacional foi atualizada, quando necessário? (iii) que a política organizacional tem </text:span><text:span text:style-name="T5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5">As evidências apresentadas para este resultado permitem assegurar que existe um plano para a execução do processo? <text:s text:c="8"/></text:span><text:span text:style-name="T5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5">As evidências apresentadas para este resultado permitem assegurar que <text:s/>o processo foi executado </text:span><text:span text:style-name="T5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5">As evidências apresentadas para este resultado permitem assegurar que <text:s/>a execução do processo foi monitorada por meio de </text:span><text:span text:style-name="T5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5">As evidências apresentadas para este resultado permitem assegurar que foram identificados e disponibilizados os recursos e </text:span><text:span text:style-name="T5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5">As evidências apresentadas para este resultado permitem assegurar que foram identificados e disponibilizados os recursos e </text:span><text:span text:style-name="T5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5">As evidências apresentadas para este resultado permitem assegurar que as responsabilidades e a autoridade para executar o </text:span><text:span text:style-name="T5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5">As evidências apresentadas para este resultado permitem assegurar que os papéis requeridos, as responsabilidades e a </text:span><text:span text:style-name="T5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5">As evidências apresentadas para este resultado permitem assegurar que foi fornecido treinamento <text:s/>formal (cursos) ou </text:span><text:span text:style-name="T5">informal (mentoring) para a execução do processo? (Considerar que, quando o indivíduo já possui o perfil e habilidades para </text:span><text:span text:style-name="T5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5">As evidências apresentadas para este resultado permitem assegurar que <text:s/>foi fornecido treinamento <text:s/>formal (cursos) ou </text:span><text:span text:style-name="T5">informal (mentoring) para a execução do processo definido? (Considerar que, quando o indivíduo já possui o perfil e </text:span><text:span text:style-name="T5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5">As evidências apresentadas para este resultado permitem assegurar que a comunicação entre as partes interessadas no </text:span><text:span text:style-name="T5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5">As evidências apresentadas para este resultado permitem assegurar que os resultados do processo foram revistos com a </text:span><text:span text:style-name="T5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5">As evidências apresentadas para este resultado permitem assegurar que <text:s/>foram definidos e utilizados métodos que forneçam </text:span><text:span text:style-name="T5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5">As evidências apresentadas para este resultado permitem assegurar que o projeto foi conduzido a partir da execução do seu </text:span><text:span text:style-name="T5">processo planejado, bem como se existem registros de execução das atividades do processo com base no seu </text:span><text:span text:style-name="T5">planeja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5"> <text:s text:c="67"/></text:span><text:span text:style-name="T5"><text:s text:c="7"/></text:span></text:p>
            <text:p><text:span text:style-name="T5">As evidências apresentadas para este resultado permitem assegurar que: (i) foi verificado se o processo foi executado </text:span><text:span text:style-name="T5">seguindo <text:s/>as descrições do processo, padrões e procedimentos aplicáveis? (ii) em caso de não conformidades, ações </text:span><text:span text:style-name="T5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style-name="Normal_20_2"/>
          <table:table-cell table:number-columns-repeated="1015"/>
        </table:table-row>
        <table:table-row table:style-name="ro16">
          <table:table-cell table:style-name="ce27" office:value-type="string">
            <text:p>RAP 11. Os requisitos dos produtos de trabalho do processo são identificados. _x000D_</text:p>
            <text:p>As evidências apresentadas para este resultado permitem assegurar que <text:s/>os requisitos dos produtos de trabalho do processo foram identificados?</text:p>
          </table:table-cell>
          <table:table-cell table:style-name="ce54" table:number-columns-repeated="7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27" office:value-type="string">
            <text:p>RAP 12. Requisitos para documentação e controle dos produtos de trabalho são estabelecidos. _x000D_</text:p>
            <text:p>As evidências apresentadas para este resultado permitem assegurar que foram especificadas as necessidades de documentação e os níveis de controle para os produtos de trabalho do processo?</text:p>
          </table:table-cell>
          <table:table-cell table:style-name="ce54" table:number-columns-repeated="7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27" office:value-type="string">
            <text:p>RAP 13. Os produtos de trabalho são colocados em níveis apropriados de controle. _x000D_</text:p>
            <text:p>As evidências apresentadas para este resultado permitem assegurar que os produtos de trabalho do processo estão sob os níveis de controle especificados?</text:p>
          </table:table-cell>
          <table:table-cell table:style-name="ce54" table:number-columns-repeated="7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 _x000D_</text:p>
            <text:p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p>
          </table:table-cell>
          <table:table-cell table:style-name="ce54" table:number-columns-repeated="7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5">As evidências apresentadas para este resultado permitem assegurar que existe a definição de um processo padrão e de </text:span><text:span text:style-name="T5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5">As evidências apresentadas para este resultado permitem assegurar que a sequência de execução e a interação deste </text:span><text:span text:style-name="T5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5">As evidências apresentadas para este resultado permitem assegurar que foram identificados no processo padrão os papéis e </text:span><text:span text:style-name="T5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5">As evidências apresentadas para este resultado permitem assegurar que foram identificados no processo padrão todos os </text:span><text:span text:style-name="T5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5">As evidências apresentadas para este resultado permitem assegurar que foi implementado um processo definido para o </text:span><text:span text:style-name="T5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5">As evidências apresentadas para este resultado permitem assegurar que: (i) foram disponibilizados a infra-estrutura e o </text:span><text:span text:style-name="T5">ambiente de trabalho para executar o processo definido?; (ii) a gerência e manutenção dessa infra-estrutura e do ambiente de </text:span><text:span text:style-name="T5">trabalho foi realizada?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5">As evidências apresentadas para este resultado permitem assegurar que: (i) os dados necessários para o entendimento do </text:span><text:span text:style-name="T5">comportamento, adequação e efetividade do processo foram identificados, coletados e analisados?; (ii) os resultados foram </text:span><text:span text:style-name="T5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5">As evidências apresentadas para este resultado permitem assegurar que os produtos de trabalho e as lições aprendidas nos </text:span><text:span text:style-name="T5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5">As evidências apresentadas para este resultado permitem assegurar que foram identificadas as necessidades de informação </text:span><text:span text:style-name="T5">dos processos requeridas para apoiar o alcance dos objetivos de negócio relevantes da organização? (A execução desta </text:span><text:span text:style-name="T5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3">
          <table:table-cell table:style-name="ce113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5">As evidências apresentadas para este resultado permitem assegurar que <text:s/>a escolha dos processos ou sub-processos para </text:span><text:span text:style-name="T5">análise de desempenho foi realizada considerando as necessidades de informação identificadas? <text:s/>(A execução desta </text:span><text:span text:style-name="T5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style-name="Normal_20_2"/>
          <table:table-cell table:number-columns-repeated="1015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5">As evidências apresentadas para este resultado permitem assegurar que os objetivos de medição do processo e/ou sub-</text:span><text:span text:style-name="T5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5">As evidências apresentadas para este resultado permitem assegurar que os objetivos quantitativos para qualidade e </text:span><text:span text:style-name="T5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5">As evidências apresentadas para este resultado permitem assegurar que: (i) as medidas especificamente orientadas para </text:span><text:span text:style-name="T5">análise de desempenho do processo foram identificadas, definidas e incorporadas ao plano de medição da organização? (ii) </text:span><text:span text:style-name="T5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5">As evidências apresentadas para este resultado permitem assegurar que: (i) foram coletadas medidas dos projetos da </text:span><text:span text:style-name="T5">organização que usam o processo/sub-processo?; (ii) essas medições foram analisadas e reportadas para monitorar o </text:span><text:span text:style-name="T5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5">As evidências apresentadas para este resultado permitem assegurar que os resultados das medições foram utilizados para </text:span><text:span text:style-name="T5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5">As evidências apresentadas para este resultado permitem assegurar que: (i) foram identificadas técnicas de análise e de </text:span><text:span text:style-name="T5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5">As evidências apresentadas para este resultado permitem assegurar que <text:s/>foi estabelecida a baseline de desempenho do </text:span><text:span text:style-name="T5">processo contendo informações sobre os limites de controle de variação calculados com base nas medidas coletadas nos </text:span><text:span text:style-name="T5">projetos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5">As evidências apresentadas para este resultado permitem assegurar que os dados de medição foram analisados com relação </text:span><text:span text:style-name="T5">a causas especiais de variaçã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5">As evidências apresentadas para este resultado permitem assegurar que ações corretivas foram realizadas para tratar causas </text:span><text:span text:style-name="T5">especiais de variaçã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5">As evidências apresentadas para este resultado permitem assegurar que os limites de controle foram redefinidos, de acordo </text:span><text:span text:style-name="T5">com as ações corretivas identificadas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5">As evidências apresentadas para este resultado permitem assegurar que: (i) que foram estabelecidos modelos de </text:span><text:span text:style-name="T5">desempenho do processo? (ii) os modelos de desenpenho foram melhorados e ajustados em função do conhecimento </text:span><text:span text:style-name="T5">adquirido com o aumento de dados históricos, compreensão das características do processo medido ou mudanças no próprio </text:span><text:span text:style-name="T5">negócio da organização?</text:span></text:p>
          </table:table-cell>
          <table:table-cell table:style-name="ce56"/>
          <table:table-cell table:style-name="ce73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5">As evidências apresentadas para este resultado permitem assegurar que: (i) foram coletadas e analisadas propostas de </text:span><text:span text:style-name="T5">melhoria no processo?; (ii) foram definidos objetivos de melhoria do processo com base nos objetivos de negócio relevantes </text:span><text:span text:style-name="T5">da organização?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5">As evidências apresentadas para este resultado permitem assegurar que dados de defeitos e de outros problemas foram </text:span><text:span text:style-name="T5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5">As evidências apresentadas para este resultado permitem assegurar que: (i) a análise da causa raiz de defeitos e de outros </text:span><text:span text:style-name="T5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5">As evidências apresentadas para este resultado permitem assegurar que dados foram analisados para identificar causas </text:span><text:span text:style-name="T5">comuns de variação no desempenho do processo?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5">As evidências apresentadas para este resultado permitem assegurar que dados adequados foram analisados para identificar </text:span><text:span text:style-name="T5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5">As evidências apresentadas para este resultado permitem assegurar que houve uma busca e análise de oportunidades de </text:span><text:span text:style-name="T5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5">As evidências apresentadas para este resultado permitem assegurar que foi definida e utilizada uma estratégia de </text:span><text:span text:style-name="T5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5">As evidências apresentadas para este resultado permitem assegurar que o impacto de todas as mudanças propostas foi </text:span><text:span text:style-name="T5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5">As evidências apresentadas para este resultado permitem assegurar que: (i) a implementação das melhorias foi gerenciada </text:span><text:span text:style-name="T5">para garantir o entendimento de qualquer variação no desempenho do processo?; (ii) que ações corretivas foram executadas, </text:span><text:span text:style-name="T5">quando necessário.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5">As evidências apresentadas para este resultado permitem assegurar que as ações implementadas foram acompanhadas com </text:span><text:span text:style-name="T5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5">As evidências apresentadas para este resultado permitem assegurar que foram armazenados dados de análise e resolução </text:span><text:span text:style-name="T5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114"/>
          <table:table-cell table:style-name="ce116" table:number-columns-repeated="6"/>
          <table:table-cell table:style-name="Normal_20_2"/>
          <table:table-cell table:number-columns-repeated="1015"/>
        </table:table-row>
        <table:table-row table:style-name="ro1" table:number-rows-repeated="4">
          <table:table-cell table:style-name="ce113"/>
          <table:table-cell table:style-name="ce115"/>
          <table:table-cell table:style-name="ce117" table:number-columns-repeated="6"/>
          <table:table-cell table:style-name="Normal_20_2"/>
          <table:table-cell table:number-columns-repeated="1015"/>
        </table:table-row>
        <table:table-row table:style-name="ro1">
          <table:table-cell table:style-name="ce113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/>
          <table:table-cell table:number-columns-repeated="1015"/>
        </table:table-row>
        <table:table-row table:style-name="ro1" table:number-rows-repeated="10481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QA" table:style-name="ta6" table:print="false">
        <table:table-column table:style-name="co3" table:default-cell-style-name="Normal_20_2"/>
        <table:table-column table:style-name="co7" table:default-cell-style-name="Normal_20_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Garantia da Qualidade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>
            <text:p>O propósito do processo Garantia da Qualidade é assegurar que os produtos de trabalho e a execução dos processos estejam em conformidade com os planos, procedimentos e padrões estabelecidos.</text:p>
          </table:table-cell>
          <table:table-cell table:style-name="ce126"/>
          <table:table-cell table:style-name="ce95"/>
          <table:table-cell table:style-name="ce61" table:number-columns-repeated="5"/>
          <table:table-cell table:number-columns-repeated="1016"/>
        </table:table-row>
        <table:table-row table:style-name="ro33">
          <table:table-cell table:style-name="ce13" office:value-type="string">
            <text:p>GQA 1. A aderência dos produtos de trabalho aos padrões, procedimentos e requisitos aplicáveis é avaliada objetivamente, antes dos produtos serem entregues e em marcos predefinidos ao longo do ciclo de vida do projeto.</text:p>
            <text:p><text:span text:style-name="T6">As evidências apresentadas para este resultado permitem assegurar que existem registros de avaliações objetivas dos </text:span><text:span text:style-name="T6">produtos de trabalho gerados em relação a padrões, procedimentos e requisitos aplicáveis, antes dos produtos serem </text:span><text:span text:style-name="T6">entregues e nos marcos definidos para o projeto? Obs: avaliações objetivas são realizadas por um grupo que não esteve </text:span><text:span text:style-name="T6">envolvido diretamente na elaboração desses produtos de trabalho com base em critérios que minimizem a subjetividade e o </text:span><text:span text:style-name="T6">viés do revisor.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24"/>
          <table:table-cell table:style-name="ce42"/>
          <table:table-cell table:style-name="ce62" table:number-columns-repeated="4"/>
          <table:table-cell table:style-name="ce63" table:number-columns-repeated="2"/>
          <table:table-cell table:style-name="ce112" table:number-columns-repeated="1016"/>
        </table:table-row>
        <table:table-row table:style-name="ro1" table:number-rows-repeated="2">
          <table:table-cell table:style-name="ce12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34">
          <table:table-cell table:style-name="ce13" office:value-type="string">
            <text:p>GQA 2. A aderência dos processos executados às descrições de processo, padrões e procedimentos é avaliada objetivamente.</text:p>
            <text:p><text:span text:style-name="T6">As evidências apresentadas para este resultado permitem assegurar que existem registros de avaliações objetivas dos </text:span><text:span text:style-name="T6">processos executados em relação a descrições de processo, padrões e procedimentos, ao longo do ciclo de vida? Obs: </text:span><text:span text:style-name="T6">avaliações objetivas são realizadas por um grupo que não esteve envolvido diretamente na execução destas atividades com </text:span><text:span text:style-name="T6">base em critérios que minimizem a subjetividade e o viés do revisor.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16">
          <table:table-cell table:style-name="ce13" office:value-type="string">
            <text:p>GQA 3. Os problemas e as não-conformidades são identificados, registrados e comunicados. </text:p>
            <text:p><text:span text:style-name="T1">As evidências apresentadas para este resultado permitem assegurar que <text:s/>há registros das não-conformidades identificadas </text:span><text:span text:style-name="T1">nas avaliações </text:span><text:span text:style-name="T6">e que elas </text:span><text:span text:style-name="T1">são comunicadas aos responsáveis pelos produtos/processos aplicáveis?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 table:number-rows-repeated="5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23">
          <table:table-cell table:style-name="ce13" office:value-type="string">
            <text:p>GQA 4. Ações corretivas para as não-conformidades são estabelecidas e acompanhadas até as suas efetivas conclusões. Quando necessário, o escalonamento das ações corretivas para níveis superiores é realizado, de forma a garantir sua solução.</text:p>
            <text:p><text:span text:style-name="T6">As evidências apresentadas para este resultado permitem assegurar: (i) que foram definidas ações corretivas para as não-</text:span><text:span text:style-name="T6">conformidades e que elas foram acompanhadas até a sua conclusão? (ii) que, quando necessário, as não-conformidades não </text:span><text:span text:style-name="T6">resolvidas foram escalonadas para níveis superiores visando a efetivação das ações corretivas, conforme mecanismo </text:span><text:span text:style-name="T6">estabelecido? 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89"/>
          <table:table-cell table:style-name="ce93" office:value-type="string">
            <text:p>(T,L,P,N,NA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98"/>
          <table:table-cell table:style-name="ce111"/>
          <table:table-cell table:number-columns-repeated="1015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PP" table:style-name="ta7" table:print="false">
        <table:table-column table:style-name="co3" table:default-cell-style-name="Normal_20_2"/>
        <table:table-column table:style-name="co7" table:default-cell-style-name="Normal_20_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Gerência de Portfólio de Projetos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9">
          <table:table-cell table:style-name="ce12" office:value-type="string">
            <text:p>O propósito do processo Gerência de Portfólio de Projetos é iniciar e manter projetos que sejam necessários, suficientes e sustentáveis, de forma a atender os objetivos estratégicos da organização. Este processo compromete o investimento e os recursos organizacionais adequados e estabelece a autoridade necessária para executar os projetos selecionados. Ele executa a qualificação contínua de projetos para confirmar que eles justificam a continuidade dos investimentos, ou podem ser redirecionados para justificar.</text:p>
          </table:table-cell>
          <table:table-cell table:style-name="ce126"/>
          <table:table-cell table:style-name="ce95"/>
          <table:table-cell table:style-name="ce61" table:number-columns-repeated="5"/>
          <table:table-cell table:number-columns-repeated="1016"/>
        </table:table-row>
        <table:table-row table:style-name="ro19">
          <table:table-cell table:style-name="ce13" office:value-type="string">
            <text:p>GPP 1. As oportunidades de negócio, as necessidades e os investimentos são identificados, qualificados, priorizados e selecionados.</text:p>
            <text:p><text:span text:style-name="T6">As evidências apresentadas para este resultado permitem assegurar: (i) que as oportundiades de negócio, necessidades e </text:span><text:span text:style-name="T6">investimentos foram registrados e decisões foram tomadas após a realização de sua qualificação, priorização e seleção? (ii) </text:span><text:span text:style-name="T6">que existe registro da decisão tomada?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24"/>
          <table:table-cell table:style-name="ce42"/>
          <table:table-cell table:style-name="ce63" table:number-columns-repeated="6"/>
          <table:table-cell table:style-name="ce112" table:number-columns-repeated="1016"/>
        </table:table-row>
        <table:table-row table:style-name="ro1" table:number-rows-repeated="2">
          <table:table-cell table:style-name="ce12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21">
          <table:table-cell table:style-name="ce13" office:value-type="string">
            <text:p>GPP 2. Os recursos e orçamentos para cada projeto são identificados e alocados.</text:p>
            <text:p><text:span text:style-name="T1">As evidências apresentadas para este resultado permitem assegurar que</text:span><text:span text:style-name="T6"> foram identificados os recursos (pessoas, </text:span><text:span text:style-name="T6">instalações, ferramentas, entre outros) e o orçamento necessários para a execução dos projetos, bem como se estes foram </text:span><text:span text:style-name="T6">alocados para os projetos?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16">
          <table:table-cell table:style-name="ce13" office:value-type="string">
            <text:p>GPP 3. A responsabilidade e autoridade pelo gerenciamento dos projetos são estabelecidas.</text:p>
            <text:p><text:span text:style-name="T1">As evidências apresentadas para este resultado permitem assegurar que, para os projetos aprovados, foi identificado o </text:span><text:span text:style-name="T1">responsável pelo seu gerenciamento, estabelecendo sua autoridade e suas responsabilidades em relação ao projeto?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 table:number-rows-repeated="5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16">
          <table:table-cell table:style-name="ce13" office:value-type="string">
            <text:p>GPP 4. Os conflitos sobre recursos entre projetos são tratados e resolvidos.</text:p>
            <text:p><text:span text:style-name="T6">As evidências apresentadas para este resultado permitem assegurar que, quando surgiram conflitos em relação a recursos </text:span><text:span text:style-name="T6">compartilhados entre os projetos, estes foram tratados e resolvidos?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ce111"/>
          <table:table-cell table:number-columns-repeated="1015"/>
        </table:table-row>
        <table:table-row table:style-name="ro19">
          <table:table-cell table:style-name="ce13" office:value-type="string">
            <text:p>GPP 5. Projetos que atendem aos acordos e requisitos que levaram à sua aprovação são mantidos, e os que não atendem são redirecionados ou cancelados.</text:p>
            <text:p><text:span text:style-name="T6">As evidências apresentadas para este resultado permitem assegurar que análises sobre o portfólio de projetos são realizadas </text:span><text:span text:style-name="T6">periodicamente de forma a identificar se os projetos em andamento continuam a atender aos seus objetivos ou se existe a </text:span><text:span text:style-name="T6">necessidade de replanejamento e, eventualmente até, de cancelamento?</text:span></text:p>
          </table:table-cell>
          <table:table-cell table:style-name="ce127"/>
          <table:table-cell table:style-name="ce92"/>
          <table:table-cell table:style-name="ce96" table:number-columns-repeated="5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ce112" table:number-columns-repeated="1016"/>
        </table:table-row>
        <table:table-row table:style-name="ro1">
          <table:table-cell table:style-name="ce89"/>
          <table:table-cell table:style-name="ce44" office:value-type="string">
            <text:p>(T,L,P,N,NA,F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98"/>
          <table:table-cell table:style-name="ce111"/>
          <table:table-cell table:number-columns-repeated="1015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5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D" table:style-name="ta23" table:print="false">
        <table:table-column table:style-name="co3" table:default-cell-style-name="Excel_20_Built-in_20_Normal"/>
        <table:table-column table:style-name="co14" table:default-cell-style-name="Excel_20_Built-in_20_Normal"/>
        <table:table-column table:style-name="co5" table:default-cell-style-name="Excel_20_Built-in_20_Normal"/>
        <table:table-column table:style-name="co15" table:default-cell-style-name="Excel_20_Built-in_20_Normal"/>
        <table:table-column table:style-name="co5" table:number-columns-repeated="4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327" office:value-type="string" calcext:value-type="string">
            <text:p>Medição</text:p>
          </table:table-cell>
          <table:table-cell table:style-name="ce335" table:number-columns-repeated="6"/>
          <table:table-cell table:style-name="ce358"/>
          <table:table-cell table:number-columns-repeated="1016"/>
        </table:table-row>
        <table:table-row table:style-name="ro11">
          <table:table-cell table:style-name="ce328" office:value-type="string" calcext:value-type="string">
            <text:p>PREENCHIDO PELA EMPRESA</text:p>
          </table:table-cell>
          <table:table-cell table:style-name="ce336"/>
          <table:table-cell table:style-name="ce348" table:number-columns-repeated="5"/>
          <table:table-cell table:style-name="ce359"/>
          <table:table-cell table:number-columns-repeated="1016"/>
        </table:table-row>
        <table:table-row table:style-name="ro53">
          <table:table-cell table:style-name="ce236" office:value-type="string" calcext:value-type="string">
            <text:p>Resultado esperado / evidências</text:p>
          </table:table-cell>
          <table:table-cell table:style-name="ce337" office:value-type="string" calcext:value-type="string">
            <text:p>Fonte da evidência</text:p>
          </table:table-cell>
          <table:table-cell table:style-name="ce349" office:value-type="string" calcext:value-type="string">
            <text:p>ORG</text:p>
          </table:table-cell>
          <table:table-cell table:style-name="ce349" office:value-type="string" calcext:value-type="string">
            <text:p>RELPREV</text:p>
          </table:table-cell>
          <table:table-cell table:style-name="ce349" office:value-type="string" calcext:value-type="string">
            <text:p>Projeto 2</text:p>
          </table:table-cell>
          <table:table-cell table:style-name="ce349" office:value-type="string" calcext:value-type="string">
            <text:p>Projeto 3</text:p>
          </table:table-cell>
          <table:table-cell table:style-name="ce349" office:value-type="string" calcext:value-type="string">
            <text:p>Projeto 4</text:p>
          </table:table-cell>
          <table:table-cell table:style-name="ce360" office:value-type="string" calcext:value-type="string">
            <text:p>Final</text:p>
          </table:table-cell>
          <table:table-cell table:number-columns-repeated="1016"/>
        </table:table-row>
        <table:table-row table:style-name="ro36">
          <table:table-cell table:style-name="ce329" office:value-type="string" calcext:value-type="string">
            <text:p>O propósito do processo Medição é coletar, armazenar, analisar e relatar os dados relativos aos produtos desenvolvidos e aos processos implementados na organização e em seus projetos, de forma a apoiar os objetivos organizacionais.</text:p>
          </table:table-cell>
          <table:table-cell table:style-name="ce338" table:number-columns-repeated="7"/>
          <table:table-cell table:number-columns-repeated="1016"/>
        </table:table-row>
        <table:table-row table:style-name="ro19">
          <table:table-cell table:style-name="ce330" office:value-type="string" calcext:value-type="string">
            <text:p>MED 1. Objetivos de medição são estabelecidos e mantidos a partir dos objetivos de negócio da organização e das necessidades de informação de processos técnicos e gerenciais.</text:p>
            <text:p><text:span text:style-name="T1">As evidências apresentadas para este resultado permitem assegurar: (i) que os objetivos da organização e as necessidades de informação de processos técnicos e gerenciais foram identificados? (ii) que os objetivos de medição para atender a estas demandas foram estabelecidos e mantidos ao longo do tempo?</text:span></text:p>
          </table:table-cell>
          <table:table-cell table:style-name="ce339" table:number-columns-repeated="2"/>
          <table:table-cell table:style-name="ce339" office:value-type="string" calcext:value-type="string">
            <text:p>x</text:p>
          </table:table-cell>
          <table:table-cell table:style-name="ce339" table:number-columns-repeated="4"/>
          <table:table-cell table:number-columns-repeated="1016"/>
        </table:table-row>
        <table:table-row table:style-name="ro14">
          <table:table-cell table:style-name="Default"/>
          <table:table-cell table:style-name="ce331" office:value-type="string" calcext:value-type="string">
            <text:p>RELPREV-022013-MED-Plano_de_Medicao.odt</text:p>
          </table:table-cell>
          <table:table-cell table:style-name="ce350" table:number-columns-repeated="6"/>
          <table:table-cell table:style-name="ce361" table:number-columns-repeated="1016"/>
        </table:table-row>
        <table:table-row table:style-name="ro1" table:number-rows-repeated="4">
          <table:table-cell table:style-name="ce331"/>
          <table:table-cell table:style-name="ce340"/>
          <table:table-cell table:style-name="ce351" table:number-columns-repeated="6"/>
          <table:table-cell table:style-name="ce361" table:number-columns-repeated="1016"/>
        </table:table-row>
        <table:table-row table:style-name="ro1">
          <table:table-cell table:style-name="ce332"/>
          <table:table-cell table:style-name="ce341" office:value-type="string" calcext:value-type="string">
            <text:p>(T,L,P,N,NA)</text:p>
          </table:table-cell>
          <table:table-cell table:style-name="ce352"/>
          <table:table-cell table:style-name="ce354" table:number-columns-repeated="3"/>
          <table:table-cell table:style-name="ce356"/>
          <table:table-cell table:style-name="ce354"/>
          <table:table-cell table:style-name="ce362"/>
          <table:table-cell table:number-columns-repeated="1015"/>
        </table:table-row>
        <table:table-row table:style-name="ro19">
          <table:table-cell table:style-name="ce330" office:value-type="string" calcext:value-type="string">
            <text:p>MED 2. Um conjunto adequado de medidas, orientado pelos objetivos de medição, é identificado e definido, priorizado, documentado, revisado e, quando pertinente, atualizado. </text:p>
            <text:p><text:span text:style-name="T1">As evidências apresentadas para este resultado permitem assegurar: (i) que foi definido um conjunto de medidas a partir dos obejtivos de medição? (ii) que este conjunto de medidas foi documentado e priorizado? (iii) que foi revisado e atualizado, quando necessário?</text:span></text:p>
          </table:table-cell>
          <table:table-cell table:style-name="ce339" table:number-columns-repeated="2"/>
          <table:table-cell table:style-name="ce339" office:value-type="string" calcext:value-type="string">
            <text:p>x</text:p>
          </table:table-cell>
          <table:table-cell table:style-name="ce339" table:number-columns-repeated="4"/>
          <table:table-cell table:number-columns-repeated="1016"/>
        </table:table-row>
        <table:table-row table:style-name="ro3">
          <table:table-cell table:style-name="ce331" office:value-type="string" calcext:value-type="string">
            <text:p>RELPREV-022013-MED-Plano_de_Medicao.odt</text:p>
          </table:table-cell>
          <table:table-cell table:style-name="ce342"/>
          <table:table-cell table:style-name="ce350" table:number-columns-repeated="6"/>
          <table:table-cell table:style-name="ce361" table:number-columns-repeated="1016"/>
        </table:table-row>
        <table:table-row table:style-name="ro1" table:number-rows-repeated="4">
          <table:table-cell table:style-name="ce331"/>
          <table:table-cell table:style-name="ce340"/>
          <table:table-cell table:style-name="ce351" table:number-columns-repeated="6"/>
          <table:table-cell table:style-name="ce361" table:number-columns-repeated="1016"/>
        </table:table-row>
        <table:table-row table:style-name="ro1">
          <table:table-cell table:style-name="ce332"/>
          <table:table-cell table:style-name="ce341" office:value-type="string" calcext:value-type="string">
            <text:p>(T,L,P,N,NA)</text:p>
          </table:table-cell>
          <table:table-cell table:style-name="ce352"/>
          <table:table-cell table:style-name="ce354" table:number-columns-repeated="3"/>
          <table:table-cell table:style-name="ce356"/>
          <table:table-cell table:style-name="ce354"/>
          <table:table-cell table:style-name="ce362"/>
          <table:table-cell table:number-columns-repeated="1015"/>
        </table:table-row>
        <table:table-row table:style-name="ro21">
          <table:table-cell table:style-name="ce330" office:value-type="string" calcext:value-type="string">
            <text:p>MED 3. Os procedimentos para a coleta e o armazenamento de medidas são especificados.</text:p>
            <text:p><text:span text:style-name="T1">As evidências apresentadas para este resultado permitem assegurar: (i) que foram definidos os procedimentos para a coleta das medidas (através de atributos como, por exemplo, periodicidade da coleta, responsável, ferramentas etc,)? (ii) que foram especificados os procedimentos necessários para o armazenamento?</text:span></text:p>
          </table:table-cell>
          <table:table-cell table:style-name="ce339" table:number-columns-repeated="2"/>
          <table:table-cell table:style-name="ce339" office:value-type="string" calcext:value-type="string">
            <text:p>x</text:p>
          </table:table-cell>
          <table:table-cell table:style-name="ce339" table:number-columns-repeated="4"/>
          <table:table-cell table:number-columns-repeated="1016"/>
        </table:table-row>
        <table:table-row table:style-name="ro3">
          <table:table-cell table:style-name="Default"/>
          <table:table-cell table:style-name="ce343" office:value-type="string" calcext:value-type="string">
            <text:p>RELPREV-022013-MED-Plano_de_Medicao.odt</text:p>
          </table:table-cell>
          <table:table-cell table:style-name="ce350" table:number-columns-repeated="6"/>
          <table:table-cell table:style-name="ce361" table:number-columns-repeated="1016"/>
        </table:table-row>
        <table:table-row table:style-name="ro3">
          <table:table-cell table:style-name="Default"/>
          <table:table-cell table:style-name="ce343" office:value-type="string" calcext:value-type="string">
            <text:p>RELPREV-022013-MED-Planejamento_das_Medicoes.odt</text:p>
          </table:table-cell>
          <table:table-cell table:style-name="ce351" table:number-columns-repeated="6"/>
          <table:table-cell table:style-name="ce361" table:number-columns-repeated="1016"/>
        </table:table-row>
        <table:table-row table:style-name="ro1" table:number-rows-repeated="2">
          <table:table-cell table:style-name="ce331"/>
          <table:table-cell table:style-name="ce340"/>
          <table:table-cell table:style-name="ce351" table:number-columns-repeated="6"/>
          <table:table-cell table:style-name="ce361" table:number-columns-repeated="1016"/>
        </table:table-row>
        <table:table-row table:style-name="ro1">
          <table:table-cell table:style-name="ce332"/>
          <table:table-cell table:style-name="ce341" office:value-type="string" calcext:value-type="string">
            <text:p>(T,L,P,N,NA)</text:p>
          </table:table-cell>
          <table:table-cell table:style-name="ce352"/>
          <table:table-cell table:style-name="ce354" table:number-columns-repeated="3"/>
          <table:table-cell table:style-name="ce356"/>
          <table:table-cell table:style-name="ce354"/>
          <table:table-cell table:style-name="ce362"/>
          <table:table-cell table:number-columns-repeated="1015"/>
        </table:table-row>
        <table:table-row table:style-name="ro21">
          <table:table-cell table:style-name="ce330" office:value-type="string" calcext:value-type="string">
            <text:p>MED 4. Os procedimentos para a análise das medidas são especificados.</text:p>
            <text:p><text:span text:style-name="T1">As evidências apresentadas para este resultado permitem assegurar que foram definidos os procedimentos necessários para a análise das medidas coletadas (através de atributos como, por exemplo, periodicidade da análise, responsável, ferramentas etc.)?</text:span></text:p>
          </table:table-cell>
          <table:table-cell table:style-name="ce339" table:number-columns-repeated="2"/>
          <table:table-cell table:style-name="ce339" office:value-type="string" calcext:value-type="string">
            <text:p>x</text:p>
          </table:table-cell>
          <table:table-cell table:style-name="ce339" table:number-columns-repeated="4"/>
          <table:table-cell table:number-columns-repeated="1016"/>
        </table:table-row>
        <table:table-row table:style-name="ro14">
          <table:table-cell table:style-name="Default"/>
          <table:table-cell table:style-name="ce331" office:value-type="string" calcext:value-type="string">
            <text:p>RELPREV-022013-MED-Plano_de_Medicao.odt</text:p>
          </table:table-cell>
          <table:table-cell table:style-name="ce350" table:number-columns-repeated="6"/>
          <table:table-cell table:style-name="ce361" table:number-columns-repeated="1016"/>
        </table:table-row>
        <table:table-row table:style-name="ro1" table:number-rows-repeated="3">
          <table:table-cell table:style-name="ce331"/>
          <table:table-cell table:style-name="ce340"/>
          <table:table-cell table:style-name="ce351" table:number-columns-repeated="6"/>
          <table:table-cell table:style-name="ce361" table:number-columns-repeated="1016"/>
        </table:table-row>
        <table:table-row table:style-name="ro1">
          <table:table-cell table:style-name="ce332"/>
          <table:table-cell table:style-name="ce341" office:value-type="string" calcext:value-type="string">
            <text:p>(T,L,P,N,NA)</text:p>
          </table:table-cell>
          <table:table-cell table:style-name="ce352"/>
          <table:table-cell table:style-name="ce354" table:number-columns-repeated="3"/>
          <table:table-cell table:style-name="ce356"/>
          <table:table-cell table:style-name="ce354"/>
          <table:table-cell table:style-name="ce362"/>
          <table:table-cell table:number-columns-repeated="1015"/>
        </table:table-row>
        <table:table-row table:style-name="ro16">
          <table:table-cell table:style-name="ce330" office:value-type="string" calcext:value-type="string">
            <text:p>MED 5. Os dados requeridos são coletados e analisados.</text:p>
            <text:p><text:span text:style-name="T1">Evidências deste resultado permitem avaliar se os dados de medições foram efetivamente coletados e analisados pelos responsáveis, conforme definido?</text:span></text:p>
          </table:table-cell>
          <table:table-cell table:style-name="ce339" table:number-columns-repeated="2"/>
          <table:table-cell table:style-name="ce339" office:value-type="string" calcext:value-type="string">
            <text:p>x</text:p>
          </table:table-cell>
          <table:table-cell table:style-name="ce339" table:number-columns-repeated="4"/>
          <table:table-cell table:number-columns-repeated="1016"/>
        </table:table-row>
        <table:table-row table:style-name="ro14">
          <table:table-cell table:style-name="Default"/>
          <table:table-cell table:style-name="ce331" office:value-type="string" calcext:value-type="string">
            <text:p>RELPREV-022013-MED-Plano_de_Medicao.odt</text:p>
          </table:table-cell>
          <table:table-cell table:style-name="ce350" table:number-columns-repeated="6"/>
          <table:table-cell table:style-name="ce361" table:number-columns-repeated="1016"/>
        </table:table-row>
        <table:table-row table:style-name="ro1" table:number-rows-repeated="3">
          <table:table-cell table:style-name="ce331"/>
          <table:table-cell table:style-name="ce340"/>
          <table:table-cell table:style-name="ce351" table:number-columns-repeated="6"/>
          <table:table-cell table:style-name="ce361" table:number-columns-repeated="1016"/>
        </table:table-row>
        <table:table-row table:style-name="ro1">
          <table:table-cell table:style-name="ce332"/>
          <table:table-cell table:style-name="ce341" office:value-type="string" calcext:value-type="string">
            <text:p>(T,L,P,N,NA)</text:p>
          </table:table-cell>
          <table:table-cell table:style-name="ce352"/>
          <table:table-cell table:style-name="ce354" table:number-columns-repeated="3"/>
          <table:table-cell table:style-name="ce356"/>
          <table:table-cell table:style-name="ce354"/>
          <table:table-cell table:style-name="ce362"/>
          <table:table-cell table:number-columns-repeated="1015"/>
        </table:table-row>
        <table:table-row table:style-name="ro16">
          <table:table-cell table:style-name="ce330" office:value-type="string" calcext:value-type="string">
            <text:p>MED 6. Os dados e os resultados das análises são armazenados.</text:p>
            <text:p><text:span text:style-name="T6">Evidências deste resultado permitem avaliar se os dados e os resultados de análises foram registrados e armazenados conforme especificado, juntamente com informações de contexto suficientes para sua interpretaç</text:span><text:span text:style-name="T1">ão?</text:span></text:p>
          </table:table-cell>
          <table:table-cell table:style-name="ce339" table:number-columns-repeated="2"/>
          <table:table-cell table:style-name="ce339" office:value-type="string" calcext:value-type="string">
            <text:p>x</text:p>
          </table:table-cell>
          <table:table-cell table:style-name="ce339" table:number-columns-repeated="4"/>
          <table:table-cell table:number-columns-repeated="1016"/>
        </table:table-row>
        <table:table-row table:style-name="ro14">
          <table:table-cell table:style-name="Default"/>
          <table:table-cell table:style-name="ce331" office:value-type="string" calcext:value-type="string">
            <text:p>RELPREV-022013-MED-Plano_de_Medicao.odt</text:p>
          </table:table-cell>
          <table:table-cell table:style-name="ce350" table:number-columns-repeated="6"/>
          <table:table-cell table:style-name="ce361" table:number-columns-repeated="1016"/>
        </table:table-row>
        <table:table-row table:style-name="ro1" table:number-rows-repeated="3">
          <table:table-cell table:style-name="ce331"/>
          <table:table-cell table:style-name="ce340"/>
          <table:table-cell table:style-name="ce351" table:number-columns-repeated="6"/>
          <table:table-cell table:style-name="ce361" table:number-columns-repeated="1016"/>
        </table:table-row>
        <table:table-row table:style-name="ro1">
          <table:table-cell table:style-name="ce332"/>
          <table:table-cell table:style-name="ce341" office:value-type="string" calcext:value-type="string">
            <text:p>(T,L,P,N,NA)</text:p>
          </table:table-cell>
          <table:table-cell table:style-name="ce352"/>
          <table:table-cell table:style-name="ce354" table:number-columns-repeated="3"/>
          <table:table-cell table:style-name="ce356"/>
          <table:table-cell table:style-name="ce354"/>
          <table:table-cell table:style-name="ce362"/>
          <table:table-cell table:number-columns-repeated="1015"/>
        </table:table-row>
        <table:table-row table:style-name="ro21">
          <table:table-cell table:style-name="ce330" office:value-type="string" calcext:value-type="string">
            <text:p>MED 7. Os dados e os resultados das análises são comunicados aos interessados e são utilizados para apoiar decisões.</text:p>
            <text:p><text:span text:style-name="T6">Evidências deste resultado permitem avaliar se os resultados d</text:span><text:span text:style-name="T1">a medição foram comunicados aos interessados de forma a apoiar decisões na organização e nos projetos, conforme pertinente?</text:span></text:p>
          </table:table-cell>
          <table:table-cell table:style-name="ce339" table:number-columns-repeated="2"/>
          <table:table-cell table:style-name="ce339" office:value-type="string" calcext:value-type="string">
            <text:p>x</text:p>
          </table:table-cell>
          <table:table-cell table:style-name="ce339" table:number-columns-repeated="4"/>
          <table:table-cell table:number-columns-repeated="1016"/>
        </table:table-row>
        <table:table-row table:style-name="ro14">
          <table:table-cell table:style-name="Default"/>
          <table:table-cell table:style-name="ce331" office:value-type="string" calcext:value-type="string">
            <text:p>RELPREV-022013-MED-Planejamento_das_Medicoes.odt</text:p>
          </table:table-cell>
          <table:table-cell table:style-name="ce350" table:number-columns-repeated="6"/>
          <table:table-cell table:style-name="ce361" table:number-columns-repeated="1016"/>
        </table:table-row>
        <table:table-row table:style-name="ro1" table:number-rows-repeated="3">
          <table:table-cell table:style-name="ce331"/>
          <table:table-cell table:style-name="ce340"/>
          <table:table-cell table:style-name="ce351" table:number-columns-repeated="6"/>
          <table:table-cell table:style-name="ce361" table:number-columns-repeated="1016"/>
        </table:table-row>
        <table:table-row table:style-name="ro1">
          <table:table-cell table:style-name="ce333"/>
          <table:table-cell table:style-name="ce344" office:value-type="string" calcext:value-type="string">
            <text:p>(T,L,P,N,NA)</text:p>
          </table:table-cell>
          <table:table-cell table:style-name="ce353"/>
          <table:table-cell table:style-name="ce355" table:number-columns-repeated="3"/>
          <table:table-cell table:style-name="ce357"/>
          <table:table-cell table:style-name="ce355"/>
          <table:table-cell table:style-name="ce362"/>
          <table:table-cell table:number-columns-repeated="1015"/>
        </table:table-row>
        <table:table-row table:style-name="ro24">
          <table:table-cell table:style-name="ce334"/>
          <table:table-cell table:style-name="ce345" table:number-columns-repeated="7"/>
          <table:table-cell table:number-columns-repeated="1016"/>
        </table:table-row>
        <table:table-row table:style-name="ro24">
          <table:table-cell table:style-name="ce244" office:value-type="string" calcext:value-type="string">
            <text:p>Atributos de Processo</text:p>
          </table:table-cell>
          <table:table-cell table:style-name="ce271" table:number-columns-repeated="5"/>
          <table:table-cell table:style-name="ce304"/>
          <table:table-cell table:style-name="ce312"/>
          <table:table-cell table:style-name="Normal_20_2" table:number-columns-repeated="1016"/>
        </table:table-row>
        <table:table-row table:style-name="ro11">
          <table:table-cell table:style-name="ce245" office:value-type="string" calcext:value-type="string">
            <text:p>Resultado esperado / evidências</text:p>
          </table:table-cell>
          <table:table-cell table:style-name="ce272"/>
          <table:table-cell table:style-name="ce290" table:number-columns-repeated="4"/>
          <table:table-cell table:style-name="ce305"/>
          <table:table-cell table:style-name="ce313"/>
          <table:table-cell table:style-name="Normal_20_2" table:number-columns-repeated="1016"/>
        </table:table-row>
        <table:table-row table:style-name="ro3">
          <table:table-cell table:style-name="ce246" office:value-type="string" calcext:value-type="string">
            <text:p>AP 1.1 O processo é executado</text:p>
          </table:table-cell>
          <table:table-cell table:style-name="ce273"/>
          <table:table-cell table:style-name="ce291" table:number-columns-repeated="4"/>
          <table:table-cell table:style-name="ce306" table:number-columns-repeated="2"/>
          <table:table-cell table:style-name="Normal_20_2" table:number-columns-repeated="1016"/>
        </table:table-row>
        <table:table-row table:style-name="ro16">
          <table:table-cell table:style-name="ce247" office:value-type="string" calcext:value-type="string">
            <text:p>RAP 1. O processo atinge seus resultados definidos.</text:p>
            <text:p><text:span text:style-name="T1">As evidências apresentadas para este resultado permitem assegurar que o processo transforma produtos de trabalho de entrada identificáveis em produtos de trabalho de saída, também identificáveis, permitindo atingir o propósito do processo?</text:span></text:p>
          </table:table-cell>
          <table:table-cell table:style-name="ce274"/>
          <table:table-cell table:style-name="ce292" table:number-columns-repeated="4"/>
          <table:table-cell table:style-name="ce307" table:number-columns-repeated="2"/>
          <table:table-cell table:style-name="Normal_20_2" table:number-columns-repeated="1016"/>
        </table:table-row>
        <table:table-row table:style-name="ro3">
          <table:table-cell table:style-name="ce240" office:value-type="string" calcext:value-type="string">
            <text:p>Ver tópico 8</text:p>
          </table:table-cell>
          <table:table-cell table:style-name="ce346" office:value-type="string" calcext:value-type="string">
            <text:p>RELPREV-022013-GPR-Processo_de_Desenvolvimento_de_Software.pdf</text:p>
          </table:table-cell>
          <table:table-cell table:style-name="ce287" table:number-columns-repeated="6"/>
          <table:table-cell table:style-name="Normal_20_2" table:number-columns-repeated="1016"/>
        </table:table-row>
        <table:table-row table:style-name="ro3">
          <table:table-cell table:style-name="ce240"/>
          <table:table-cell table:style-name="ce347" office:value-type="string" calcext:value-type="string">
            <text:p>Relatório Métricas Sprint 6</text:p>
          </table:table-cell>
          <table:table-cell table:style-name="ce288" table:number-columns-repeated="6"/>
          <table:table-cell table:style-name="Normal_20_2" table:number-columns-repeated="1016"/>
        </table:table-row>
        <table:table-row table:style-name="ro3">
          <table:table-cell table:style-name="ce240"/>
          <table:table-cell table:style-name="ce347" office:value-type="string" calcext:value-type="string">
            <text:p>RELPREV-022013-MED_Relatorio_de_resultados</text:p>
          </table:table-cell>
          <table:table-cell table:style-name="ce288" table:number-columns-repeated="6"/>
          <table:table-cell table:style-name="Normal_20_2" table:number-columns-repeated="1016"/>
        </table:table-row>
        <table:table-row table:style-name="ro1" table:number-rows-repeated="2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4">
          <table:table-cell table:style-name="ce248" office:value-type="string" calcext:value-type="string">
            <text:p>AP 2.1 O processo é gerenciado</text:p>
          </table:table-cell>
          <table:table-cell table:style-name="ce275"/>
          <table:table-cell table:style-name="ce293" table:number-columns-repeated="4"/>
          <table:table-cell table:style-name="ce307" table:number-columns-repeated="2"/>
          <table:table-cell table:style-name="Normal_20_2" table:number-columns-repeated="1016"/>
        </table:table-row>
        <table:table-row table:style-name="ro19">
          <table:table-cell table:style-name="ce249" office:value-type="string" calcext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estabelecendo as expectativas da organização para a execução do processo e se esta política é conhecida e de fácil acesso aos interessados? (ii) que a política organizacional foi atualizada, quando necessário? (iii) que a política organizacional tem respaldo da alta administração (por exemplo, por meio de aprovação da alta administração)?</text:span></text:p>
          </table:table-cell>
          <table:table-cell table:style-name="ce276"/>
          <table:table-cell table:style-name="ce294" table:number-columns-repeated="4"/>
          <table:table-cell table:style-name="ce307" table:number-columns-repeated="2"/>
          <table:table-cell table:style-name="Normal_20_2" table:number-columns-repeated="1016"/>
        </table:table-row>
        <table:table-row table:style-name="ro3">
          <table:table-cell table:style-name="ce240" office:value-type="string" calcext:value-type="string">
            <text:p>Ver tópico 8</text:p>
          </table:table-cell>
          <table:table-cell table:style-name="ce346" office:value-type="string" calcext:value-type="string">
            <text:p>RELPREV-022013-GPR-Processo_de_Desenvolvimento_de_Software.pdf</text:p>
          </table:table-cell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6">
          <table:table-cell table:style-name="ce249" office:value-type="string" calcext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59"/></text:span></text:p>
          </table:table-cell>
          <table:table-cell table:style-name="ce277"/>
          <table:table-cell table:style-name="ce278" table:number-columns-repeated="4"/>
          <table:table-cell table:style-name="ce307" table:number-columns-repeated="2"/>
          <table:table-cell table:style-name="Normal_20_2" table:number-columns-repeated="1016"/>
        </table:table-row>
        <table:table-row table:style-name="ro3">
          <table:table-cell table:style-name="ce240"/>
          <table:table-cell table:style-name="ce346" office:value-type="string" calcext:value-type="string">
            <text:p>RELPREV-022013-MED-Planejamento_das_Medicoes</text:p>
          </table:table-cell>
          <table:table-cell table:style-name="ce287" table:number-columns-repeated="6"/>
          <table:table-cell table:style-name="Normal_20_2" table:number-columns-repeated="1016"/>
        </table:table-row>
        <table:table-row table:style-name="ro3">
          <table:table-cell table:style-name="ce240"/>
          <table:table-cell table:style-name="ce347" office:value-type="string" calcext:value-type="string">
            <text:p>RELPREV-022013-MED-Plano_de_Medicao</text:p>
          </table:table-cell>
          <table:table-cell table:style-name="ce288" table:number-columns-repeated="6"/>
          <table:table-cell table:style-name="Normal_20_2" table:number-columns-repeated="1016"/>
        </table:table-row>
        <table:table-row table:style-name="ro1" table:number-rows-repeated="3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6">
          <table:table-cell table:style-name="ce249" office:value-type="string" calcext:value-type="string">
            <text:p>RAP 4. (Para o nível G). A execução do processo é monitorada e ajustes são realizados. <text:s text:c="79"/><text:span text:style-name="T1">As evidências apresentadas para este resultado permitem assegurar que <text:s/>o processo foi executado conforme planejado e se ações corretivas foram tomadas quando a execução do processo se desviou dos planos?</text:span></text:p>
          </table:table-cell>
          <table:table-cell table:style-name="ce278" table:number-columns-repeated="5"/>
          <table:table-cell table:style-name="ce307" table:number-columns-repeated="2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49" office:value-type="string" calcext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medidas e se ajustes foram realizados para tratar desvios?</text:span></text:p>
          </table:table-cell>
          <table:table-cell table:style-name="ce278" table:number-columns-repeated="5"/>
          <table:table-cell table:style-name="ce307" table:number-columns-repeated="2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49" office:value-type="string" calcext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as informações necessários para executar o processo?</text:span></text:p>
          </table:table-cell>
          <table:table-cell table:style-name="ce278" table:number-columns-repeated="5"/>
          <table:table-cell table:style-name="ce307" table:number-columns-repeated="2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49" office:value-type="string" calcext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as informações necessários para executar o processo definido?</text:span></text:p>
          </table:table-cell>
          <table:table-cell table:style-name="ce278" table:number-columns-repeated="5"/>
          <table:table-cell table:style-name="ce307" table:number-columns-repeated="2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49" office:value-type="string" calcext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processo foram definidas, atribuídas e comunicadas a todas as partes interessadas?</text:span></text:p>
          </table:table-cell>
          <table:table-cell table:style-name="ce278" table:number-columns-repeated="5"/>
          <table:table-cell table:style-name="ce307" table:number-columns-repeated="2"/>
          <table:table-cell table:style-name="Normal_20_2" table:number-columns-repeated="1016"/>
        </table:table-row>
        <table:table-row table:style-name="ro3">
          <table:table-cell table:style-name="ce240"/>
          <table:table-cell table:style-name="ce346" office:value-type="string" calcext:value-type="string">
            <text:p>RELPREV-022013-GPR-Organograma_Sprint_9</text:p>
          </table:table-cell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49" office:value-type="string" calcext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autoridade para executar o processo definido foram definidos, atribuídos e comunicados a todas as partes interessadas?</text:span></text:p>
          </table:table-cell>
          <table:table-cell table:style-name="ce278" table:number-columns-repeated="5"/>
          <table:table-cell table:style-name="ce307" table:number-columns-repeated="2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9">
          <table:table-cell table:style-name="ce249" office:value-type="string" calcext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informal (mentoring) para a execução do processo? (Considerar que, quando o indivíduo já possui o perfil e habilidades para executar o processo, o treinamento é dispensável.)</text:span></text:p>
          </table:table-cell>
          <table:table-cell table:style-name="ce278" table:number-columns-repeated="5"/>
          <table:table-cell table:style-name="ce307" table:number-columns-repeated="2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9">
          <table:table-cell table:style-name="ce249" office:value-type="string" calcext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informal (mentoring) para a execução do processo definido? (Considerar que, quando o indivíduo já possui o perfil e habilidades para executar o processo, o treinamento é dispensável.)</text:span></text:p>
          </table:table-cell>
          <table:table-cell table:style-name="ce278" table:number-columns-repeated="5"/>
          <table:table-cell table:style-name="ce307" table:number-columns-repeated="2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9">
          <table:table-cell table:style-name="ce249" office:value-type="string" calcext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processo foi gerenciada de forma a garantir o seu envolvimento?</text:span></text:p>
          </table:table-cell>
          <table:table-cell table:style-name="ce278" table:number-columns-repeated="5"/>
          <table:table-cell table:style-name="ce307" table:number-columns-repeated="2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49" office:value-type="string" calcext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gerência de alto nível?</text:span></text:p>
          </table:table-cell>
          <table:table-cell table:style-name="ce278" table:number-columns-repeated="5"/>
          <table:table-cell table:style-name="ce307" table:number-columns-repeated="2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9">
          <table:table-cell table:style-name="ce249" office:value-type="string" calcext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visibilidade do estado da execução do processo à gerência de alto nível?</text:span></text:p>
          </table:table-cell>
          <table:table-cell table:style-name="ce278" table:number-columns-repeated="5"/>
          <table:table-cell table:style-name="ce307" table:number-columns-repeated="2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49" office:value-type="string" calcext:value-type="string">
            <text:p>RAP 10. (Para o nível G). O processo planejado para o projeto é executado. <text:s text:c="74"/></text:p>
            <text:p><text:span text:style-name="T1">As evidências apresentadas para este resultado permitem assegurar que o projeto foi conduzido a partir da execução do seu processo planejado, bem como se existem registros de execução das atividades do processo com base no seu planejamento?</text:span></text:p>
          </table:table-cell>
          <table:table-cell table:style-name="ce278" table:number-columns-repeated="5"/>
          <table:table-cell table:style-name="ce307" table:number-columns-repeated="2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0">
          <table:table-cell table:style-name="ce249" office:value-type="string" calcext:value-type="string">
            <text:p>RAP 10. (A partir do nível F) A aderência dos processos executados às descrições de processo, padrões e procedimentos é avaliada objetivamente e são tratadas as não conformidades.<text:span text:style-name="T1"> <text:s text:c="74"/></text:span></text:p>
            <text:p><text:span text:style-name="T1">As evidências apresentadas para este resultado permitem assegurar que: (i) foi verificado se o processo foi executado seguindo <text:s/>as descrições do processo, padrões e procedimentos aplicáveis? (ii) em caso de não conformidades, ações corretivas são estabelecidas e gerenciadas até a sua conclusão?</text:span></text:p>
          </table:table-cell>
          <table:table-cell table:style-name="ce278" table:number-columns-repeated="5"/>
          <table:table-cell table:style-name="ce307" table:number-columns-repeated="2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3">
          <table:table-cell table:style-name="ce251" office:value-type="string" calcext:value-type="string">
            <text:p>AP 2.2 Os produtos de trabalho do processo são gerenciados</text:p>
          </table:table-cell>
          <table:table-cell table:style-name="ce279" table:number-columns-repeated="7"/>
          <table:table-cell table:style-name="Normal_20_2" table:number-columns-repeated="1016"/>
        </table:table-row>
        <table:table-row table:style-name="ro16">
          <table:table-cell table:style-name="ce252" office:value-type="string" calcext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foram identificados?</text:span></text:p>
          </table:table-cell>
          <table:table-cell table:style-name="ce279" table:number-columns-repeated="7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6">
          <table:table-cell table:style-name="ce252" office:value-type="string" calcext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documentação e os níveis de controle para os produtos de trabalho do processo?</text:span></text:p>
          </table:table-cell>
          <table:table-cell table:style-name="ce279" table:number-columns-repeated="7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6">
          <table:table-cell table:style-name="ce252" office:value-type="string" calcext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níveis de controle especificados?</text:span></text:p>
          </table:table-cell>
          <table:table-cell table:style-name="ce279" table:number-columns-repeated="7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30">
          <table:table-cell table:style-name="ce252" office:value-type="string" calcext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pela execução do processo seguem os padrões, procedimentos e requisitos aplicáveis?; (ii) em caso de não conformidades, ações corretivas são estabelecidas e gerenciadas até a sua conclusão?</text:span></text:p>
          </table:table-cell>
          <table:table-cell table:style-name="ce279" table:number-columns-repeated="7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3">
          <table:table-cell table:style-name="ce253" office:value-type="string" calcext:value-type="string">
            <text:p>AP 3.1. O processo é definido</text:p>
          </table:table-cell>
          <table:table-cell table:style-name="ce280"/>
          <table:table-cell table:style-name="ce297" table:number-columns-repeated="6"/>
          <table:table-cell table:style-name="Normal_20_2" table:number-columns-repeated="1016"/>
        </table:table-row>
        <table:table-row table:style-name="ro21">
          <table:table-cell table:style-name="ce254" office:value-type="string" calcext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diretrizes para a sua adaptação para projetos específicos?</text:span></text:p>
          </table:table-cell>
          <table:table-cell table:style-name="ce280"/>
          <table:table-cell table:style-name="ce297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6">
          <table:table-cell table:style-name="ce253" office:value-type="string" calcext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processo padrão com os outros processos estão definidas?</text:span></text:p>
          </table:table-cell>
          <table:table-cell table:style-name="ce280"/>
          <table:table-cell table:style-name="ce297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53" office:value-type="string" calcext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competências requeridos para executar o processo?</text:span></text:p>
          </table:table-cell>
          <table:table-cell table:style-name="ce280"/>
          <table:table-cell table:style-name="ce297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53" office:value-type="string" calcext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elementos de infra-estrutura e do ambiente de trabalho requeridos para executar o processo?</text:span></text:p>
          </table:table-cell>
          <table:table-cell table:style-name="ce280"/>
          <table:table-cell table:style-name="ce297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3">
          <table:table-cell table:style-name="ce255" office:value-type="string" calcext:value-type="string">
            <text:p>AP 3.2 O processo está implementado</text:p>
          </table:table-cell>
          <table:table-cell table:style-name="ce280"/>
          <table:table-cell table:style-name="ce297" table:number-columns-repeated="6"/>
          <table:table-cell table:style-name="Normal_20_2" table:number-columns-repeated="1016"/>
        </table:table-row>
        <table:table-row table:style-name="ro21">
          <table:table-cell table:style-name="ce253" office:value-type="string" calcext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projeto, a partir do processo padrão e das diretrizes existentes para a sua seleção/adaptação? </text:span></text:p>
          </table:table-cell>
          <table:table-cell table:style-name="ce280"/>
          <table:table-cell table:style-name="ce297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5">
          <table:table-cell table:style-name="ce253" office:value-type="string" calcext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ambiente de trabalho para executar o processo definido?; (ii) a gerência e manutenção dessa infra-estrutura e do ambiente de trabalho foi realizada?</text:span></text:p>
          </table:table-cell>
          <table:table-cell table:style-name="ce280"/>
          <table:table-cell table:style-name="ce297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0">
          <table:table-cell table:style-name="ce253" office:value-type="string" calcext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comportamento, adequação e efetividade do processo foram identificados, coletados e analisados?; (ii) os resultados foram usados para identificar oportunidades de melhoria no processo?</text:span></text:p>
          </table:table-cell>
          <table:table-cell table:style-name="ce280"/>
          <table:table-cell table:style-name="ce297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53" office:value-type="string" calcext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projetos foram coletados e armazenados na biblioteca de ativos de processos?</text:span></text:p>
          </table:table-cell>
          <table:table-cell table:style-name="ce280"/>
          <table:table-cell table:style-name="ce297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3">
          <table:table-cell table:style-name="ce256" office:value-type="string" calcext:value-type="string">
            <text:p>AP 4.1 O processo é medido</text:p>
          </table:table-cell>
          <table:table-cell table:style-name="ce281"/>
          <table:table-cell table:style-name="ce298" table:number-columns-repeated="6"/>
          <table:table-cell table:style-name="Normal_20_2" table:number-columns-repeated="1016"/>
        </table:table-row>
        <table:table-row table:style-name="ro26">
          <table:table-cell table:style-name="ce257" office:value-type="string" calcext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dos processos requeridas para apoiar o alcance dos objetivos de negócio relevantes da organização? (A execução desta identificação é obrigatória e deve ser realizada uma única vez e ao mesmo tempo para todos os processos)</text:span></text:p>
          </table:table-cell>
          <table:table-cell table:style-name="ce281"/>
          <table:table-cell table:style-name="ce29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3">
          <table:table-cell table:style-name="ce240"/>
          <table:table-cell table:style-name="ce269" office:value-type="string" calcext:value-type="string">
            <text:p>(T,L,P,N,NA<text:span text:style-name="T4">)</text:span>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9">
          <table:table-cell table:style-name="ce257" office:value-type="string" calcext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análise de desempenho foi realizada considerando as necessidades de informação identificadas? <text:s/>(A execução desta identificação é obrigatória e deve ser realizada uma única vez e ao mesmo tempo para todos os processos)</text:span></text:p>
          </table:table-cell>
          <table:table-cell table:style-name="ce281"/>
          <table:table-cell table:style-name="ce29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3">
          <table:table-cell table:style-name="ce240"/>
          <table:table-cell table:style-name="ce269" office:value-type="string" calcext:value-type="string">
            <text:p>(T,L,P,N,NA<text:span text:style-name="T3">)</text:span>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4">
          <table:table-cell table:style-name="ce258" office:value-type="string" calcext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282"/>
          <table:table-cell table:style-name="ce299"/>
          <table:table-cell table:style-name="ce302" table:number-columns-repeated="3"/>
          <table:table-cell table:style-name="ce308"/>
          <table:table-cell table:style-name="ce302"/>
          <table:table-cell table:style-name="Normal_20_2" table:number-columns-repeated="1016"/>
        </table:table-row>
        <table:table-row table:style-name="ro21">
          <table:table-cell table:style-name="ce257" office:value-type="string" calcext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processo foram definidos a partir das necessidades de informação?</text:span></text:p>
          </table:table-cell>
          <table:table-cell table:style-name="ce281"/>
          <table:table-cell table:style-name="ce29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57" office:value-type="string" calcext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desempenho do processo da organização foram definidos a partir das necessidades de informação?</text:span></text:p>
          </table:table-cell>
          <table:table-cell table:style-name="ce281"/>
          <table:table-cell table:style-name="ce29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0">
          <table:table-cell table:style-name="ce257" office:value-type="string" calcext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análise de desempenho do processo foram identificadas, definidas e incorporadas ao plano de medição da organização? (ii) foi definida a frequência de realização das medições?</text:span></text:p>
          </table:table-cell>
          <table:table-cell table:style-name="ce281"/>
          <table:table-cell table:style-name="ce29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9">
          <table:table-cell table:style-name="ce257" office:value-type="string" calcext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organização que usam o processo/sub-processo?; (ii) essas medições foram analisadas e reportadas para monitorar o atendimento dos objetivos quantitativos de qualidade e de desempenho do processo/sub-processo?</text:span></text:p>
          </table:table-cell>
          <table:table-cell table:style-name="ce281"/>
          <table:table-cell table:style-name="ce29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6">
          <table:table-cell table:style-name="ce257" office:value-type="string" calcext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caracterizar o desempenho do processo/sub-processo?</text:span></text:p>
          </table:table-cell>
          <table:table-cell table:style-name="ce281"/>
          <table:table-cell table:style-name="ce29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3">
          <table:table-cell table:style-name="ce256" office:value-type="string" calcext:value-type="string">
            <text:p>AP 4.2 O processo é controlado</text:p>
          </table:table-cell>
          <table:table-cell table:style-name="ce281"/>
          <table:table-cell table:style-name="ce298" table:number-columns-repeated="6"/>
          <table:table-cell table:style-name="Normal_20_2" table:number-columns-repeated="1016"/>
        </table:table-row>
        <table:table-row table:style-name="ro16">
          <table:table-cell table:style-name="ce257" office:value-type="string" calcext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controle de desempenho? (ii) essas técnicas foram aplicadas quando necessário?</text:span></text:p>
          </table:table-cell>
          <table:table-cell table:style-name="ce281"/>
          <table:table-cell table:style-name="ce29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57" office:value-type="string" calcext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processo contendo informações sobre os limites de controle de variação calculados com base nas medidas coletadas nos projetos?</text:span></text:p>
          </table:table-cell>
          <table:table-cell table:style-name="ce281"/>
          <table:table-cell table:style-name="ce29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6">
          <table:table-cell table:style-name="ce257" office:value-type="string" calcext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a causas especiais de variação?</text:span></text:p>
          </table:table-cell>
          <table:table-cell table:style-name="ce281"/>
          <table:table-cell table:style-name="ce29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6">
          <table:table-cell table:style-name="ce257" office:value-type="string" calcext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especiais de variação?</text:span></text:p>
          </table:table-cell>
          <table:table-cell table:style-name="ce281"/>
          <table:table-cell table:style-name="ce29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6">
          <table:table-cell table:style-name="ce257" office:value-type="string" calcext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com as ações corretivas identificadas?</text:span></text:p>
          </table:table-cell>
          <table:table-cell table:style-name="ce281"/>
          <table:table-cell table:style-name="ce29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9">
          <table:table-cell table:style-name="ce257" office:value-type="string" calcext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desempenho do processo? (ii) os modelos de desenpenho foram melhorados e ajustados em função do conhecimento adquirido com o aumento de dados históricos, compreensão das características do processo medido ou mudanças no próprio negócio da organização?</text:span></text:p>
          </table:table-cell>
          <table:table-cell table:style-name="ce281"/>
          <table:table-cell table:style-name="ce29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3">
          <table:table-cell table:style-name="ce259" office:value-type="string" calcext:value-type="string">
            <text:p>AP 5.1 O processo é objeto de melhorias e inovações</text:p>
          </table:table-cell>
          <table:table-cell table:style-name="ce283"/>
          <table:table-cell table:style-name="ce300" table:number-columns-repeated="6"/>
          <table:table-cell table:style-name="Normal_20_2" table:number-columns-repeated="1016"/>
        </table:table-row>
        <table:table-row table:style-name="ro27">
          <table:table-cell table:style-name="ce260" office:value-type="string" calcext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melhoria no processo?; (ii) foram definidos objetivos de melhoria do processo com base nos objetivos de negócio relevantes da organização?</text:span></text:p>
          </table:table-cell>
          <table:table-cell table:style-name="ce283"/>
          <table:table-cell table:style-name="ce300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6">
          <table:table-cell table:style-name="ce260" office:value-type="string" calcext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identificados, classificados e selecionados para análise?</text:span></text:p>
          </table:table-cell>
          <table:table-cell table:style-name="ce283"/>
          <table:table-cell table:style-name="ce300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60" office:value-type="string" calcext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problemas selecionados é realizada?; (ii) foram identificadas soluções para evitar a ocorrência futura?</text:span></text:p>
          </table:table-cell>
          <table:table-cell table:style-name="ce283"/>
          <table:table-cell table:style-name="ce300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8">
          <table:table-cell table:style-name="ce260" office:value-type="string" calcext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comuns de variação no desempenho do processo?</text:span></text:p>
          </table:table-cell>
          <table:table-cell table:style-name="ce283"/>
          <table:table-cell table:style-name="ce300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6">
          <table:table-cell table:style-name="ce260" office:value-type="string" calcext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oportunidades de melhorias baseadas em melhores práticas e inovações? </text:span></text:p>
          </table:table-cell>
          <table:table-cell table:style-name="ce283"/>
          <table:table-cell table:style-name="ce300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6">
          <table:table-cell table:style-name="ce260" office:value-type="string" calcext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melhorias derivadas de novas tecnologias e de conceitos de processo?</text:span></text:p>
          </table:table-cell>
          <table:table-cell table:style-name="ce283"/>
          <table:table-cell table:style-name="ce300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60" office:value-type="string" calcext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implementação para alcançar os objetivos de melhoria do processo e solução de problemas?</text:span></text:p>
          </table:table-cell>
          <table:table-cell table:style-name="ce283"/>
          <table:table-cell table:style-name="ce300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3">
          <table:table-cell table:style-name="ce259" office:value-type="string" calcext:value-type="string">
            <text:p>AP 5.2 O processo é otimizado continuamente</text:p>
          </table:table-cell>
          <table:table-cell table:style-name="ce283"/>
          <table:table-cell table:style-name="ce300" table:number-columns-repeated="6"/>
          <table:table-cell table:style-name="Normal_20_2" table:number-columns-repeated="1016"/>
        </table:table-row>
        <table:table-row table:style-name="ro21">
          <table:table-cell table:style-name="ce260" office:value-type="string" calcext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avaliado com relação aos objetivos do processo definido para o projeto e do processo padrão.</text:span></text:p>
          </table:table-cell>
          <table:table-cell table:style-name="ce283"/>
          <table:table-cell table:style-name="ce300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9">
          <table:table-cell table:style-name="ce260" office:value-type="string" calcext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para garantir o entendimento de qualquer variação no desempenho do processo?; (ii) que ações corretivas foram executadas, quando necessário.</text:span></text:p>
          </table:table-cell>
          <table:table-cell table:style-name="ce283"/>
          <table:table-cell table:style-name="ce300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60" office:value-type="string" calcext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medidas para verificar se corrigiram o problema e melhoraram o desempenho do processo.</text:span></text:p>
          </table:table-cell>
          <table:table-cell table:style-name="ce283"/>
          <table:table-cell table:style-name="ce300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21">
          <table:table-cell table:style-name="ce260" office:value-type="string" calcext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de causas de problemas para uso em situações similares?</text:span></text:p>
          </table:table-cell>
          <table:table-cell table:style-name="ce283"/>
          <table:table-cell table:style-name="ce300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7"/>
          <table:table-cell table:style-name="ce287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240"/>
          <table:table-cell table:style-name="ce268"/>
          <table:table-cell table:style-name="ce288" table:number-columns-repeated="6"/>
          <table:table-cell table:style-name="Normal_20_2" table:number-columns-repeated="1016"/>
        </table:table-row>
        <table:table-row table:style-name="ro1">
          <table:table-cell table:style-name="ce240"/>
          <table:table-cell table:style-name="ce269" office:value-type="string" calcext:value-type="string">
            <text:p>(T,L,P,N,NA,F)</text:p>
          </table:table-cell>
          <table:table-cell table:style-name="ce289"/>
          <table:table-cell table:style-name="ce301" table:number-columns-repeated="3"/>
          <table:table-cell table:style-name="ce303"/>
          <table:table-cell table:style-name="ce301"/>
          <table:table-cell table:style-name="Normal_20_2" table:number-columns-repeated="1016"/>
        </table:table-row>
        <table:table-row table:style-name="ro1" table:number-rows-repeated="10481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MP" table:style-name="ta9" table:print="false">
        <table:table-column table:style-name="co3" table:default-cell-style-name="Excel_20_Built-in_20_Normal"/>
        <table:table-column table:style-name="co7" table:default-cell-style-name="ce165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37">
          <table:table-cell table:style-name="ce128" office:value-type="string">
            <text:p>Avaliação e Melhoria do Processo Organizacional</text:p>
          </table:table-cell>
          <table:table-cell table:style-name="ce137" table:number-columns-repeated="6"/>
          <table:table-cell table:style-name="ce157"/>
          <table:table-cell table:number-columns-repeated="1016"/>
        </table:table-row>
        <table:table-row table:style-name="ro11">
          <table:table-cell table:style-name="ce129" office:value-type="string">
            <text:p>PREENCHIDO PELA EMPRESA</text:p>
          </table:table-cell>
          <table:table-cell table:style-name="ce138"/>
          <table:table-cell table:style-name="ce147" table:number-columns-repeated="5"/>
          <table:table-cell table:style-name="ce158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139" office:value-type="string">
            <text:p>Fonte da evidência</text:p>
          </table:table-cell>
          <table:table-cell table:style-name="ce148" office:value-type="string">
            <text:p>ORG</text:p>
          </table:table-cell>
          <table:table-cell table:style-name="ce148" office:value-type="string">
            <text:p>Projeto 1</text:p>
          </table:table-cell>
          <table:table-cell table:style-name="ce148" office:value-type="string">
            <text:p>Projeto 2</text:p>
          </table:table-cell>
          <table:table-cell table:style-name="ce148" office:value-type="string">
            <text:p>Projeto 3</text:p>
          </table:table-cell>
          <table:table-cell table:style-name="ce148" office:value-type="string">
            <text:p>Projeto 4</text:p>
          </table:table-cell>
          <table:table-cell table:style-name="ce159" office:value-type="string">
            <text:p>Final</text:p>
          </table:table-cell>
          <table:table-cell table:number-columns-repeated="1016"/>
        </table:table-row>
        <table:table-row table:style-name="ro21">
          <table:table-cell table:style-name="ce131" office:value-type="string">
            <text:p>O propósito do processo Avaliação e Melhoria do Processo Organizacional é determinar o quanto os processos padrão da organização contribuem para alcançar os objetivos de negócio da organização e para apoiar a organização a planejar, realizar e implantar melhorias contínuas nos processos com base no entendimento de seus pontos fortes e fracos.</text:p>
          </table:table-cell>
          <table:table-cell table:style-name="ce162"/>
          <table:table-cell table:style-name="ce166"/>
          <table:table-cell table:style-name="ce140" table:number-columns-repeated="5"/>
          <table:table-cell table:number-columns-repeated="1016"/>
        </table:table-row>
        <table:table-row table:style-name="ro38">
          <table:table-cell table:style-name="ce131" office:value-type="string">
            <text:p>AMP 1. A descrição das necessidades e os objetivos dos processos da organização são estabelecidos e mantidos.</text:p>
            <text:p><text:span text:style-name="T1">As evidências apresentadas para este resultado permitem assegurar que os objetivos dos processos padrão da organização </text:span><text:span text:style-name="T1">e suas necessidades foram descritos e são atualizados, quando pertinente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39">
          <table:table-cell table:style-name="ce131" office:value-type="string">
            <text:p>AMP 2. As informações e os dados relacionados ao uso dos processos padrão para projetos específicos existem e são mantidos.</text:p>
            <text:p><text:span text:style-name="T1">As evidências apresentadas para este resultado permitem assegurar que as informações e os dados relacionados à </text:span><text:span text:style-name="T1">adaptação e à utilização de um processo padrão da organização para projetos específicos foram gerados e estão </text:span><text:span text:style-name="T1">armazenados?.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19">
          <table:table-cell table:style-name="ce131" office:value-type="string">
            <text:p>AMP 3. Avaliações dos processos padrão da organização são realizadas para identificar seus pontos fortes, pontos fracos e oportunidades de melhoria.</text:p>
            <text:p><text:span text:style-name="T1">As evidências apresentadas para este resultado permitem assegurar que são realizadas avaliações periódicas dos processos </text:span><text:span text:style-name="T1">padrão da organização que possibilitem a identificação e o entendimento de seus pontos fortes, pontos fracos e </text:span><text:span text:style-name="T1">oportunidades de melhoria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16">
          <table:table-cell table:style-name="ce131" office:value-type="string">
            <text:p>AMP 4. Registros das avaliações realizadas são mantidos acessíveis.</text:p>
            <text:p><text:span text:style-name="T1">As evidências apresentadas para este resultado permitem assegurar que há registros ou relatórios de avaliações dos </text:span><text:span text:style-name="T1">processos padrão da organização e se estes estão acessíveis aos interessados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16">
          <table:table-cell table:style-name="ce131" office:value-type="string">
            <text:p>AMP 5. Os objetivos de melhoria dos processos são identificados e priorizados.</text:p>
            <text:p><text:span text:style-name="T1">As evidências apresentadas para este resultado permitem assegurar que foram identificados e priorizados os objetivos de </text:span><text:span text:style-name="T1">melhoria dos processos e ativos de processo organizacional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19">
          <table:table-cell table:style-name="ce131" office:value-type="string">
            <text:p>AMP 6. <text:s/>Um plano de implementação de melhorias nos processos é definido e executado, e os efeitos desta implementação são monitorados e confirmados com base nos objetivos de melhoria.</text:p>
            <text:p><text:span text:style-name="T1">As evidências apresentadas para este resultado permitem assegurar: (i) que existe um plano de implementação de melhorias </text:span><text:span text:style-name="T1">nos processos organizacionais, definido com base nos objetivos de melhoria? (ii) que este plano foi executado e seus efeitos </text:span><text:span text:style-name="T1">foram monitorados e analisados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16">
          <table:table-cell table:style-name="ce131" office:value-type="string">
            <text:p>AMP 7. Ativos de processo organizacional são implantados na organização.</text:p>
            <text:p><text:span text:style-name="T1">As evidências apresentadas para este resultado permitem assegurar que a implantação dos ativos de processo </text:span><text:span text:style-name="T1">organizacional e suas alterações é realizada de forma planejada e controlada, considerando sua adequação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19">
          <table:table-cell table:style-name="ce131" office:value-type="string">
            <text:p>AMP 8. Os processos padrão da organização são utilizados em projetos a serem iniciados e, se pertinente, em projetos em andamento.</text:p>
            <text:p><text:span text:style-name="T1">As evidências apresentadas para este resultado permitem assegurar: (i) que os projetos iniciados após a implantação dos </text:span><text:span text:style-name="T1">ativos de processo organizacional utilizaram os processos padrão da organização? (ii) que os projetos em andamento após a </text:span><text:span text:style-name="T1">implantação também utilizaram os ativos e as suas alterações, quando pertinente?</text:span></text:p>
          </table:table-cell>
          <table:table-cell table:style-name="ce164"/>
          <table:table-cell table:style-name="ce168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19">
          <table:table-cell table:style-name="ce131" office:value-type="string">
            <text:p>AMP 9. A implementação dos processos padrão da organização e o uso dos ativos de processo organizacional nos projetos são monitorados.</text:p>
            <text:p><text:span text:style-name="T1">As evidências apresentadas para este resultado permitem assegurar que existem registros de monitoração da implementação </text:span><text:span text:style-name="T1">dos processos padrão da organização e do uso dos ativos de processo organizacional, contendo informações sobre a sua </text:span><text:span text:style-name="T1">utilização nos projetos?</text:span></text:p>
          </table:table-cell>
          <table:table-cell table:style-name="ce164"/>
          <table:table-cell table:style-name="ce168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21">
          <table:table-cell table:style-name="ce131" office:value-type="string">
            <text:p>AMP 10. Experiências relacionadas aos processos são incorporadas aos ativos de processo organizacional.</text:p>
            <text:p><text:span text:style-name="T1">As evidências apresentadas para este resultado permitem assegurar que as experiências relacionadas ao uso dos processos, </text:span><text:span text:style-name="T1">tais como, por exemplo, produtos de trabalho, lições aprendidas e melhores práticas, foram documentadas e incluídas como </text:span><text:span text:style-name="T1">ativos de processo organizacional?</text:span></text:p>
          </table:table-cell>
          <table:table-cell table:style-name="ce164"/>
          <table:table-cell table:style-name="ce168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24">
          <table:table-cell table:style-name="ce136"/>
          <table:table-cell table:style-name="ce146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style-name="Normal_20_2"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style-name="Normal_20_2"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" table:number-rows-repeated="10481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FP" table:style-name="ta10" table:print="false">
        <table:table-column table:style-name="co3" table:default-cell-style-name="Excel_20_Built-in_20_Normal"/>
        <table:table-column table:style-name="co7" table:default-cell-style-name="ce165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28" office:value-type="string">
            <text:p>Definição do Processo Organizacional</text:p>
          </table:table-cell>
          <table:table-cell table:style-name="ce137" table:number-columns-repeated="6"/>
          <table:table-cell table:style-name="ce157"/>
          <table:table-cell table:number-columns-repeated="1016"/>
        </table:table-row>
        <table:table-row table:style-name="ro11">
          <table:table-cell table:style-name="ce129" office:value-type="string">
            <text:p>PREENCHIDO PELA EMPRESA</text:p>
          </table:table-cell>
          <table:table-cell table:style-name="ce138"/>
          <table:table-cell table:style-name="ce147" table:number-columns-repeated="5"/>
          <table:table-cell table:style-name="ce158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139" office:value-type="string">
            <text:p>Fonte da evidência</text:p>
          </table:table-cell>
          <table:table-cell table:style-name="ce148" office:value-type="string">
            <text:p>ORG</text:p>
          </table:table-cell>
          <table:table-cell table:style-name="ce148" office:value-type="string">
            <text:p>Projeto 1</text:p>
          </table:table-cell>
          <table:table-cell table:style-name="ce148" office:value-type="string">
            <text:p>Projeto 2</text:p>
          </table:table-cell>
          <table:table-cell table:style-name="ce148" office:value-type="string">
            <text:p>Projeto 3</text:p>
          </table:table-cell>
          <table:table-cell table:style-name="ce148" office:value-type="string">
            <text:p>Projeto 4</text:p>
          </table:table-cell>
          <table:table-cell table:style-name="ce159" office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31" office:value-type="string">
            <text:p>O propósito do processo Definição do Processo Organizacional é estabelecer e manter um conjunto de ativos de processo organizacional e padrões do ambiente de trabalho usáveis e aplicáveis às necessidades de negócio da organização.</text:p>
          </table:table-cell>
          <table:table-cell table:style-name="ce162"/>
          <table:table-cell table:style-name="ce166"/>
          <table:table-cell table:style-name="ce140" table:number-columns-repeated="5"/>
          <table:table-cell table:number-columns-repeated="1016"/>
        </table:table-row>
        <table:table-row table:style-name="ro21">
          <table:table-cell table:style-name="ce131" office:value-type="string">
            <text:p>DFP 1. Um conjunto definido de processos padrão é estabelecido e mantido, juntamente com a indicação da aplicabilidade de cada processo.</text:p>
            <text:p><text:span text:style-name="T1">As evidências apresentadas para este resultado permitem assegurar que os processos-padrão utilizados pela organização </text:span><text:span text:style-name="T1">foram definidos, incluindo a identificação de quando são aplicáveis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style-name="ce161"/>
          <table:table-cell table:number-columns-repeated="1015"/>
        </table:table-row>
        <table:table-row table:style-name="ro16">
          <table:table-cell table:style-name="ce131" office:value-type="string">
            <text:p>DFP 2. Uma biblioteca de ativos de processo organizacional é estabelecida e mantida.</text:p>
            <text:p><text:span text:style-name="T1">As evidências apresentadas para este resultado permitem assegurar que existe uma biblioteca de ativos na organização na </text:span><text:span text:style-name="T1">qual são mantidos os processos padrão definidos e que esta é atualizada, quando necessário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style-name="ce161"/>
          <table:table-cell table:number-columns-repeated="1015"/>
        </table:table-row>
        <table:table-row table:style-name="ro19">
          <table:table-cell table:style-name="ce131" office:value-type="string">
            <text:p>DFP 3. Tarefas, atividades, papéis e produtos de trabalho associados aos processos padrão são identificados e detalhados, juntamente com o desempenho esperado do processo.</text:p>
            <text:p><text:span text:style-name="T1">As evidências apresentadas para este resultado permitem assegurar: (i) que os processos padrão foram definidos, </text:span><text:span text:style-name="T1">identificando as tarefas, atividades, papéis envolvidos e produtos de trabalho (entradas e/ou saídas)? (ii) que foi definido o </text:span><text:span text:style-name="T1">desempenho esperado para estes processos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style-name="ce161"/>
          <table:table-cell table:number-columns-repeated="1015"/>
        </table:table-row>
        <table:table-row table:style-name="ro40">
          <table:table-cell table:style-name="ce131" office:value-type="string">
            <text:p>DFP 4. As descrições dos modelos de ciclo de vida a serem utilizados nos projetos da organização são estabelecidas e mantidas.</text:p>
            <text:p><text:span text:style-name="T1">As evidências apresentadas para este resultado permitem assegurar que os modelos de ciclo de vida que foram selecionados </text:span><text:span text:style-name="T1">para uso na organização, de forma a atender à variedade de projetos, foram descritos, e se esta definição foi mantida </text:span><text:span text:style-name="T1">conforme necessário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style-name="ce161"/>
          <table:table-cell table:number-columns-repeated="1015"/>
        </table:table-row>
        <table:table-row table:style-name="ro21">
          <table:table-cell table:style-name="ce131" office:value-type="string">
            <text:p>DFP 5. Uma estratégia para adaptação do processo padrão é desenvolvida considerando as necessidades dos projetos.</text:p>
            <text:p><text:span text:style-name="T1">As evidências apresentadas para este resultado permitem assegurar que existem critérios e guias para adaptação do </text:span><text:span text:style-name="T1">processo padrão da organização de forma a atender às necessidades específicas de um projeto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style-name="ce161"/>
          <table:table-cell table:number-columns-repeated="1015"/>
        </table:table-row>
        <table:table-row table:style-name="ro16">
          <table:table-cell table:style-name="ce131" office:value-type="string">
            <text:p>DFP 6. O repositório de medidas da organização é estabelecido e mantido.</text:p>
            <text:p><text:span text:style-name="T1">As evidências apresentadas para este resultado permitem assegurar que foi estabelecido um repositório de medidas para a </text:span><text:span text:style-name="T1">organização e que este foi mantido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style-name="ce161"/>
          <table:table-cell table:number-columns-repeated="1015"/>
        </table:table-row>
        <table:table-row table:style-name="ro16">
          <table:table-cell table:style-name="ce131" office:value-type="string">
            <text:p>DFP 7. Os ambientes padrão de trabalho da organização são estabelecidos e mantidos.</text:p>
            <text:p><text:span text:style-name="T1">As evidências apresentadas para este resultado permitem assegurar que foram estabelecidos ambientes padrão de trabalho </text:span><text:span text:style-name="T1">da organização e que estes foram mantidos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style-name="ce161"/>
          <table:table-cell table:number-columns-repeated="1015"/>
        </table:table-row>
        <table:table-row table:style-name="ro24">
          <table:table-cell table:style-name="ce136"/>
          <table:table-cell table:style-name="ce146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style-name="Normal_20_2"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style-name="Normal_20_2"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" table:number-rows-repeated="10481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H" table:style-name="ta11" table:print="false">
        <table:table-column table:style-name="co3" table:default-cell-style-name="Excel_20_Built-in_20_Normal"/>
        <table:table-column table:style-name="co7" table:default-cell-style-name="ce165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28" office:value-type="string">
            <text:p>Gerência de Recursos Humanos</text:p>
          </table:table-cell>
          <table:table-cell table:style-name="ce137" table:number-columns-repeated="6"/>
          <table:table-cell table:style-name="ce157"/>
          <table:table-cell table:number-columns-repeated="1016"/>
        </table:table-row>
        <table:table-row table:style-name="ro11">
          <table:table-cell table:style-name="ce129" office:value-type="string">
            <text:p>PREENCHIDO PELA EMPRESA</text:p>
          </table:table-cell>
          <table:table-cell table:style-name="ce138"/>
          <table:table-cell table:style-name="ce147" table:number-columns-repeated="5"/>
          <table:table-cell table:style-name="ce158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139" office:value-type="string">
            <text:p>Fonte da evidência</text:p>
          </table:table-cell>
          <table:table-cell table:style-name="ce148" office:value-type="string">
            <text:p>ORG</text:p>
          </table:table-cell>
          <table:table-cell table:style-name="ce148" office:value-type="string">
            <text:p>Projeto 1</text:p>
          </table:table-cell>
          <table:table-cell table:style-name="ce148" office:value-type="string">
            <text:p>Projeto 2</text:p>
          </table:table-cell>
          <table:table-cell table:style-name="ce148" office:value-type="string">
            <text:p>Projeto 3</text:p>
          </table:table-cell>
          <table:table-cell table:style-name="ce148" office:value-type="string">
            <text:p>Projeto 4</text:p>
          </table:table-cell>
          <table:table-cell table:style-name="ce159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0" office:value-type="string">
            <text:p>O propósito do processo Gerência de Recursos Humanos é prover a organização e os projetos com os recursos humanos necessários e manter suas competências adequadas às necessidades do negócio. </text:p>
          </table:table-cell>
          <table:table-cell table:style-name="ce162"/>
          <table:table-cell table:style-name="ce166"/>
          <table:table-cell table:style-name="ce140" table:number-columns-repeated="5"/>
          <table:table-cell table:number-columns-repeated="1016"/>
        </table:table-row>
        <table:table-row table:style-name="ro15">
          <table:table-cell table:style-name="ce131" office:value-type="string">
            <text:p>GRH 1. Uma revisão das necessidades estratégicas da organização e dos projetos é conduzida para identificar recursos, conhecimentos e habilidades requeridos e, de acordo com a necessidade, desenvolvê-los ou contratá-los. </text:p>
            <text:p><text:span text:style-name="T1">As evidências apresentadas para este resultado permitem assegurar que foi realizada uma revisão para identificar as </text:span><text:span text:style-name="T1">necessidades de recursos, conhecimentos e habilidades de acordo com as estatégias da organização e dos projetos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16">
          <table:table-cell table:style-name="ce131" office:value-type="string">
            <text:p>GRH 2. Indivíduos com as habilidades e competências requeridas são identificados e recrutados.</text:p>
            <text:p><text:span text:style-name="T1">As evidências apresentadas para este resultado permitem assegurar que a força de trabalho é constituída por indivíduos </text:span><text:span text:style-name="T1">identificados e recrutados com base nas habilidades e competências requeridas pela organização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16">
          <table:table-cell table:style-name="ce131" office:value-type="string">
            <text:p>GRH 3. As necessidades de treinamento que são responsabilidade da organização são identificadas.</text:p>
            <text:p><text:span text:style-name="T1">As evidências apresentadas para este resultado permitem assegurar que a organização identificou dentre as suas </text:span><text:span text:style-name="T1">necessidades estratégicas de treinamento, as que estarão sob sua responsabilidade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41">
          <table:table-cell table:style-name="ce131" office:value-type="string">
            <text:p>GRH 4. Uma estratégia de treinamento é definida, com o objetivo de atender às necessidades de treinamento dos projetos e da organização.</text:p>
            <text:p><text:span text:style-name="T1">As evidências apresentadas para este resultado permitem assegurar que a organização possui uma estratégia de treinamento </text:span><text:span text:style-name="T1">alinhada aos seus objetivos que contempla as necessidades de treinamento dos projetos e da própria organização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55"/>
          <table:table-cell table:style-name="ce153"/>
          <table:table-cell table:number-columns-repeated="1016"/>
        </table:table-row>
        <table:table-row table:style-name="ro16">
          <table:table-cell table:style-name="ce131" office:value-type="string">
            <text:p>GRH 5. Um plano tático de treinamento é definido, com o objetivo de implementar a estratégia de treinamento.</text:p>
            <text:p><text:span text:style-name="T1">As evidências apresentadas para este resultado permitem assegurar que foi definido um plano tático para suprir as </text:span><text:span text:style-name="T1">necessidades de treinamento da organização e dos projetos e que este está alinhado à estratégia de treinamento definida?</text:span></text:p>
          </table:table-cell>
          <table:table-cell table:style-name="ce163"/>
          <table:table-cell table:style-name="ce167" table:number-columns-repeated="6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42">
          <table:table-cell table:style-name="ce131" office:value-type="string">
            <text:p>GRH 6. Os treinamentos identificados como sendo responsabilidade da organização são conduzidos e registrados.</text:p>
            <text:p><text:span text:style-name="T1">As evidências apresentadas para este resultado permitem assegurar: (i) que os treinamentos identificados como de </text:span><text:span text:style-name="T1">responsabilidade da organização foram planejados a partir da estratégia e do plano tático de treinamento? (ii) que estes </text:span><text:span text:style-name="T1">treinamentos foram realizados e registrados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43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16">
          <table:table-cell table:style-name="ce131" office:value-type="string">
            <text:p>GRH 7. A efetividade do treinamento é avaliada.</text:p>
            <text:p><text:span text:style-name="T1">As evidências apresentadas para este resultado permitem assegurar que a efetividade do treinamento foi avaliada em relação </text:span><text:span text:style-name="T1">aos objetivos pelos quais o treinamento foi realizado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19">
          <table:table-cell table:style-name="ce131" office:value-type="string">
            <text:p>GRH 8. Critérios objetivos para avaliação do desempenho de grupos e indivíduos são definidos e monitorados para prover informações sobre este desempenho e melhorá-lo.</text:p>
            <text:p><text:span text:style-name="T1">As evidências apresentadas para este resultado permitem assegurar: (i) que existe registro de critérios objetivos para avaliar </text:span><text:span text:style-name="T1">indivíduos e grupos? (ii) que existe registro de que foram conduzidas avaliações com base nestes critérios e que os </text:span><text:span text:style-name="T1">resultados destas avaliações são utilizados para melhorar o desempenho dos indivíduos e grupos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44">
          <table:table-cell table:style-name="ce131" office:value-type="string">
            <text:p>GRH 9. Uma estratégia apropriada de gerência de conhecimento é planejada, estabelecida e mantida para compartilhar informações na organização.</text:p>
            <text:p><text:span text:style-name="T1">As evidências apresentadas para este resultado permitem assegurar que uma estratégia para gerenciar os ativos de </text:span><text:span text:style-name="T1">conhecimento da organização foi planejada, é executada e mantida, de forma a compartilhar as informações na organização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19">
          <table:table-cell table:style-name="ce131" office:value-type="string">
            <text:p>GRH 10. Uma rede de especialistas na organização é estabelecida e um mecanismo de apoio à troca de informações entre os especialistas e os projetos é implementado.</text:p>
            <text:p><text:span text:style-name="T1">As evidências apresentadas para este resultado permitem assegurar: (i) que há na organização a identificação de uma rede </text:span><text:span text:style-name="T1">de especialistas? (ii) que foi implementado um mecanismo de apoio ao fluxo das informações providas por esta rede para os </text:span><text:span text:style-name="T1">projetos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16">
          <table:table-cell table:style-name="ce131" office:value-type="string">
            <text:p>GRH 11. O conhecimento é disponibilizado e compartilhado na organização.</text:p>
            <text:p><text:span text:style-name="T1">As evidências apresentadas para este resultado permitem assegurar que o conhecimento foi disponibilizado e compartilhado </text:span><text:span text:style-name="T1">entre os membros da organização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4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5"/>
          <table:table-cell table:style-name="ce145" office:value-type="string">
            <text:p>(T,L,P,N,NA)</text:p>
          </table:table-cell>
          <table:table-cell table:style-name="ce152"/>
          <table:table-cell table:style-name="ce154" table:number-columns-repeated="3"/>
          <table:table-cell table:style-name="ce156"/>
          <table:table-cell table:style-name="ce154"/>
          <table:table-cell table:number-columns-repeated="1016"/>
        </table:table-row>
        <table:table-row table:style-name="ro24">
          <table:table-cell table:style-name="ce136"/>
          <table:table-cell table:style-name="ce146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style-name="Normal_20_2"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style-name="Normal_20_2"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" table:number-rows-repeated="104811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RU" table:style-name="ta12" table:print="false">
        <table:table-column table:style-name="co3" table:default-cell-style-name="Excel_20_Built-in_20_Normal"/>
        <table:table-column table:style-name="co7" table:default-cell-style-name="Excel_20_Built-in_20_Normal"/>
        <table:table-column table:style-name="co5" table:number-columns-repeated="6" table:default-cell-style-name="Excel_20_Built-in_20_Normal"/>
        <table:table-column table:style-name="co1" table:number-columns-repeated="1016" table:default-cell-style-name="Excel_20_Built-in_20_Normal"/>
        <table:table-row table:style-name="ro10">
          <table:table-cell table:style-name="ce128" office:value-type="string">
            <text:p>Gerência de Reutilização</text:p>
          </table:table-cell>
          <table:table-cell table:style-name="ce137" table:number-columns-repeated="6"/>
          <table:table-cell table:style-name="ce157"/>
          <table:table-cell table:number-columns-repeated="1016"/>
        </table:table-row>
        <table:table-row table:style-name="ro11">
          <table:table-cell table:style-name="ce129" office:value-type="string">
            <text:p>PREENCHIDO PELA EMPRESA</text:p>
          </table:table-cell>
          <table:table-cell table:style-name="ce138"/>
          <table:table-cell table:style-name="ce147" table:number-columns-repeated="5"/>
          <table:table-cell table:style-name="ce158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139" office:value-type="string">
            <text:p>Fonte da evidência</text:p>
          </table:table-cell>
          <table:table-cell table:style-name="ce148" office:value-type="string">
            <text:p>ORG</text:p>
          </table:table-cell>
          <table:table-cell table:style-name="ce148" office:value-type="string">
            <text:p>Projeto 1</text:p>
          </table:table-cell>
          <table:table-cell table:style-name="ce148" office:value-type="string">
            <text:p>Projeto 2</text:p>
          </table:table-cell>
          <table:table-cell table:style-name="ce148" office:value-type="string">
            <text:p>Projeto 3</text:p>
          </table:table-cell>
          <table:table-cell table:style-name="ce148" office:value-type="string">
            <text:p>Projeto 4</text:p>
          </table:table-cell>
          <table:table-cell table:style-name="ce159" office:value-type="string">
            <text:p>Final</text:p>
          </table:table-cell>
          <table:table-cell table:number-columns-repeated="1016"/>
        </table:table-row>
        <table:table-row table:style-name="ro3">
          <table:table-cell table:style-name="ce130" office:value-type="string">
            <text:p>O propósito do processo Gerência de Reutilização é gerenciar o ciclo de vida dos ativos reutilizáveis.</text:p>
          </table:table-cell>
          <table:table-cell table:style-name="ce140" table:number-columns-repeated="7"/>
          <table:table-cell table:number-columns-repeated="1016"/>
        </table:table-row>
        <table:table-row table:style-name="ro26">
          <table:table-cell table:style-name="ce131" office:value-type="string">
            <text:p>GRU 1. Uma estratégia de gerenciamento de ativos é documentada, contemplando a definição de ativo reutilizável, além dos critérios para aceitação, certificação, classificação, descontinuidade e avaliação de ativos reutilizáveis.</text:p>
            <text:p><text:span text:style-name="T1">As evidências apresentadas para este resultado permitem assegurar: (i) que a organização definiu as necessidades inerentes </text:span><text:span text:style-name="T1">à adoção de um processo de gerência de reutilização, bem como sua utilização? (ii) que os critérios foram especificados, </text:span><text:span text:style-name="T1">documentados e <text:s/>revisados com os responsáveis, na organização, pela gerência de ativos reutilizáveis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41"/>
          <table:table-cell table:style-name="ce142"/>
          <table:table-cell table:style-name="ce149" table:number-columns-repeated="4"/>
          <table:table-cell table:style-name="ce160" table:number-columns-repeated="1016"/>
        </table:table-row>
        <table:table-row table:style-name="ro1">
          <table:table-cell table:style-name="ce132"/>
          <table:table-cell table:style-name="ce142"/>
          <table:table-cell table:style-name="ce149"/>
          <table:table-cell table:style-name="ce41"/>
          <table:table-cell table:style-name="ce178" table:number-columns-repeated="4"/>
          <table:table-cell table:style-name="ce160" table:number-columns-repeated="1016"/>
        </table:table-row>
        <table:table-row table:style-name="ro1">
          <table:table-cell table:style-name="ce132"/>
          <table:table-cell table:style-name="ce143"/>
          <table:table-cell table:style-name="ce150"/>
          <table:table-cell table:style-name="ce175"/>
          <table:table-cell table:style-name="ce179" table:number-columns-repeated="4"/>
          <table:table-cell table:style-name="ce160" table:number-columns-repeated="1016"/>
        </table:table-row>
        <table:table-row table:style-name="ro1">
          <table:table-cell table:style-name="ce132"/>
          <table:table-cell table:style-name="ce142"/>
          <table:table-cell table:style-name="ce41"/>
          <table:table-cell table:style-name="ce142"/>
          <table:table-cell table:style-name="ce149" table:number-columns-repeated="2"/>
          <table:table-cell table:style-name="ce150" table:number-columns-repeated="2"/>
          <table:table-cell table:style-name="ce160" table:number-columns-repeated="1016"/>
        </table:table-row>
        <table:table-row table:style-name="ro1">
          <table:table-cell table:style-name="ce132"/>
          <table:table-cell table:style-name="ce143"/>
          <table:table-cell table:style-name="ce175"/>
          <table:table-cell table:style-name="ce142"/>
          <table:table-cell table:style-name="ce149" table:number-columns-repeated="4"/>
          <table:table-cell table:style-name="ce160"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76" table:number-columns-repeated="2"/>
          <table:table-cell table:number-columns-repeated="1016"/>
        </table:table-row>
        <table:table-row table:style-name="ro23">
          <table:table-cell table:style-name="ce131" office:value-type="string">
            <text:p>GRU 2. Um mecanismo de armazenamento e recuperação de ativos reutilizáveis é implantado.</text:p>
            <text:p><text:span text:style-name="T1">As evidências apresentadas para este resultado permitem assegurar que foi implantada uma biblioteca de ativos reutilizáveis </text:span><text:span text:style-name="T1">e se essa foi utilizada pelos membros da organização, bem como se foi realizada a divulgação deste mecanismo entre os </text:span><text:span text:style-name="T1">desenvolvedores de software da organização.</text:span></text:p>
            <text:p><text:span text:style-name="T1">As evidências apresentadas para este resultado permitem assegurar: (i) que foi implantada uma biblioteca de ativos </text:span><text:span text:style-name="T1">reutilizáveis que é utilizada pelos membros da organização? (ii) que foram estabelecidos os mecanismos para </text:span><text:span text:style-name="T1">armazenamento e recuperação de ativos a partir desta biblioteca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41"/>
          <table:table-cell table:style-name="ce142"/>
          <table:table-cell table:style-name="ce149" table:number-columns-repeated="4"/>
          <table:table-cell table:style-name="ce160" table:number-columns-repeated="1016"/>
        </table:table-row>
        <table:table-row table:style-name="ro1" table:number-rows-repeated="3">
          <table:table-cell table:style-name="ce132"/>
          <table:table-cell table:style-name="ce143"/>
          <table:table-cell table:style-name="ce175"/>
          <table:table-cell table:style-name="ce143"/>
          <table:table-cell table:style-name="ce150" table:number-columns-repeated="4"/>
          <table:table-cell table:style-name="ce160" table:number-columns-repeated="1016"/>
        </table:table-row>
        <table:table-row table:style-name="ro1">
          <table:table-cell table:style-name="ce132"/>
          <table:table-cell table:style-name="ce171" table:number-columns-repeated="7"/>
          <table:table-cell table:style-name="ce160" table:number-columns-repeated="1016"/>
        </table:table-row>
        <table:table-row table:style-name="ro1">
          <table:table-cell table:style-name="ce132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76" table:number-columns-repeated="2"/>
          <table:table-cell table:number-columns-repeated="1016"/>
        </table:table-row>
        <table:table-row table:style-name="ro16">
          <table:table-cell table:style-name="ce131" office:value-type="string">
            <text:p>GRU 3. Os dados de utilização dos ativos reutilizáveis são registrados.</text:p>
            <text:p><text:span text:style-name="T1">As evidências apresentadas para este resultado permitem assegurar que existe registro dos dados sobre a reutilização de </text:span><text:span text:style-name="T1">ativos a partir da bilbioteca de ativos reutilizáveis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6"/>
          <table:table-cell table:style-name="ce160" table:number-columns-repeated="1016"/>
        </table:table-row>
        <table:table-row table:style-name="ro1" table:number-rows-repeated="3">
          <table:table-cell table:style-name="ce132"/>
          <table:table-cell table:style-name="ce143"/>
          <table:table-cell table:style-name="ce150" table:number-columns-repeated="6"/>
          <table:table-cell table:style-name="ce160" table:number-columns-repeated="1016"/>
        </table:table-row>
        <table:table-row table:style-name="ro1">
          <table:table-cell table:style-name="ce132"/>
          <table:table-cell table:style-name="ce143"/>
          <table:table-cell table:style-name="ce150" table:number-columns-repeated="6"/>
          <table:table-cell table:number-columns-repeated="1016"/>
        </table:table-row>
        <table:table-row table:style-name="ro1">
          <table:table-cell table:style-name="ce133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3"/>
          <table:table-cell table:style-name="ce176" table:number-columns-repeated="2"/>
          <table:table-cell table:number-columns-repeated="1016"/>
        </table:table-row>
        <table:table-row table:style-name="ro21">
          <table:table-cell table:style-name="ce131" office:value-type="string">
            <text:p>GRU 4. Os ativos reutilizáveis são periodicamente mantidos, segundo os critérios definidos, e suas modificações são controladas ao longo do seu ciclo de vida.</text:p>
            <text:p><text:span text:style-name="T1">As evidências apresentadas para este resultado permitem assegurar que existem estratégias de manutenção e de gerência </text:span><text:span text:style-name="T1">de configuração de ativos reutilizáveis, bem como a adoção destas na organização?</text:span></text:p>
          </table:table-cell>
          <table:table-cell table:style-name="ce141" table:number-columns-repeated="7"/>
          <table:table-cell table:style-name="ce160" table:number-columns-repeated="1016"/>
        </table:table-row>
        <table:table-row table:style-name="ro1" table:number-rows-repeated="3">
          <table:table-cell table:style-name="ce132"/>
          <table:table-cell table:style-name="ce172" table:number-columns-repeated="7"/>
          <table:table-cell table:style-name="ce160" table:number-columns-repeated="1016"/>
        </table:table-row>
        <table:table-row table:style-name="ro1">
          <table:table-cell table:style-name="ce169"/>
          <table:table-cell table:style-name="ce172" table:number-columns-repeated="7"/>
          <table:table-cell table:style-name="ce160" table:number-columns-repeated="1016"/>
        </table:table-row>
        <table:table-row table:style-name="ro1">
          <table:table-cell table:style-name="ce170"/>
          <table:table-cell table:style-name="ce172" table:number-columns-repeated="7"/>
          <table:table-cell table:style-name="ce160" table:number-columns-repeated="1016"/>
        </table:table-row>
        <table:table-row table:style-name="ro1">
          <table:table-cell table:style-name="ce170"/>
          <table:table-cell table:style-name="ce144" office:value-type="string">
            <text:p>(T,L,P,N,NA)</text:p>
          </table:table-cell>
          <table:table-cell table:style-name="ce151"/>
          <table:table-cell table:style-name="ce153" table:number-columns-repeated="5"/>
          <table:table-cell table:style-name="ce160" table:number-columns-repeated="1016"/>
        </table:table-row>
        <table:table-row table:style-name="ro19">
          <table:table-cell table:style-name="ce131" office:value-type="string">
            <text:p>GRU 5. Os usuários de ativos reutilizáveis são notificados sobre problemas detectados, modificações realizadas, novas versões disponibilizadas e descontinuidade de ativos.</text:p>
            <text:p><text:span text:style-name="T1">As evidências apresentadas para este resultado permitem assegurar que os problemas detectados, as modificações, as </text:span><text:span text:style-name="T1">novas versões e a própria descontinuidade dos ativos reutilizáveis foram comunicados para seus usuários (produtores e </text:span><text:span text:style-name="T1">consumidores destes ativos reutilizáveis)?</text:span></text:p>
          </table:table-cell>
          <table:table-cell table:style-name="ce141" table:number-columns-repeated="7"/>
          <table:table-cell table:number-columns-repeated="1016"/>
        </table:table-row>
        <table:table-row table:style-name="ro1" table:number-rows-repeated="3">
          <table:table-cell table:style-name="ce132"/>
          <table:table-cell table:style-name="ce173" table:number-columns-repeated="7"/>
          <table:table-cell table:number-columns-repeated="1016"/>
        </table:table-row>
        <table:table-row table:style-name="ro1">
          <table:table-cell table:style-name="ce132"/>
          <table:table-cell table:style-name="ce142"/>
          <table:table-cell table:style-name="ce149" table:number-columns-repeated="4"/>
          <table:table-cell table:style-name="ce180" table:number-columns-repeated="2"/>
          <table:table-cell table:number-columns-repeated="1016"/>
        </table:table-row>
        <table:table-row table:style-name="ro1">
          <table:table-cell table:style-name="ce169"/>
          <table:table-cell table:style-name="ce143"/>
          <table:table-cell table:style-name="ce150" table:number-columns-repeated="4"/>
          <table:table-cell table:style-name="ce172" table:number-columns-repeated="2"/>
          <table:table-cell table:number-columns-repeated="1016"/>
        </table:table-row>
        <table:table-row table:style-name="ro1">
          <table:table-cell table:style-name="ce133"/>
          <table:table-cell table:style-name="ce174" office:value-type="string">
            <text:p>(T,L,P,N,NA)</text:p>
          </table:table-cell>
          <table:table-cell table:style-name="ce176"/>
          <table:table-cell table:style-name="ce177"/>
          <table:table-cell table:style-name="ce176" table:number-columns-repeated="4"/>
          <table:table-cell table:number-columns-repeated="1016"/>
        </table:table-row>
        <table:table-row table:style-name="ro24">
          <table:table-cell table:style-name="ce136"/>
          <table:table-cell table:style-name="ce146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style-name="Normal_20_2"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style-name="Normal_20_2"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style-name="Normal_20_2"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Normal_20_2"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style-name="Normal_20_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style-name="Normal_20_2" table:number-columns-repeated="1016"/>
        </table:table-row>
        <table:table-row table:style-name="ro1" table:number-rows-repeated="104815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E" table:style-name="ta13" table:print="false">
        <table:table-column table:style-name="co3" table:default-cell-style-name="Normal_20_2"/>
        <table:table-column table:style-name="co7" table:default-cell-style-name="ce11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Desenvolvimento de Requisitos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>
            <text:p>O propósito do processo Desenvolvimento de Requisitos é definir os requisitos do cliente, do produto e dos componentes do produto.</text:p>
          </table:table-cell>
          <table:table-cell table:style-name="ce181"/>
          <table:table-cell table:style-name="ce61" table:number-columns-repeated="6"/>
          <table:table-cell table:number-columns-repeated="1016"/>
        </table:table-row>
        <table:table-row table:style-name="ro21">
          <table:table-cell table:style-name="ce13" office:value-type="string">
            <text:p>DRE 1. As necessidades, expectativas e restrições do cliente, tanto do produto quanto de suas interfaces, são identificadas.</text:p>
            <text:p><text:span text:style-name="T1">As evidências apresentadas para este resultado permitem assegurar que foram identificadas as necessidades, expectativas e </text:span><text:span text:style-name="T1">restrições do cliente, tanto do produto quanto de suas interface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6"/>
          <table:table-cell table:style-name="ce18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 table:number-columns-repeated="2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21">
          <table:table-cell table:style-name="ce13" office:value-type="string">
            <text:p>DRE 2. Um conjunto definido de requisitos do cliente é especificado a partir das necessidades, expectativas e restrições identificadas.</text:p>
            <text:p><text:span text:style-name="T1">As evidências apresentadas para este resultado permitem assegurar que as necessidades, expectativas e restrições </text:span><text:span text:style-name="T1">identificadas foram transformados em um conjunto de requisitos do cliente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6"/>
          <table:table-cell table:style-name="ce18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 table:number-columns-repeated="2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21">
          <table:table-cell table:style-name="ce13" office:value-type="string">
            <text:p>DRE 3. Um conjunto de requisitos funcionais e não-funcionais, do produto e dos componentes do produto que descrevem a solução do problema a ser resolvido, é definido e mantido a partir dos requisitos do cliente.</text:p>
            <text:p><text:span text:style-name="T1">As evidências apresentadas para este resultado permitem assegurar: (i) que um conjunto de requisitos funcionais e não-</text:span><text:span text:style-name="T1">funcionais foi definido e possui uma correlação com os requisitos do cliente? (ii) que este conjunto de requisitos é mantid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186"/>
          <table:table-cell table:style-name="ce18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21">
          <table:table-cell table:style-name="ce13" office:value-type="string">
            <text:p>DRE 4. Os requisitos funcionais e não-funcionais de cada componente do produto são refinados, elaborados e alocados.</text:p>
            <text:p><text:span text:style-name="T1">As evidências apresentadas para este resultado permitem assegurar que os requisitos funcionais e não-funcionais foram </text:span><text:span text:style-name="T1">refinados, elaborados e alocados a um componente do produ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 table:number-columns-repeated="2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182" table:number-columns-repeated="2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16">
          <table:table-cell table:style-name="ce13" office:value-type="string">
            <text:p>DRE 5. Interfaces internas e externas do produto e de cada componente do produto são definidas.</text:p>
            <text:p><text:span text:style-name="T1">As evidências apresentadas para este resultado permitem assegurar que foram definidas interfaces internas e externas do </text:span><text:span text:style-name="T1">produto e de cada componente do produ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4"/>
          <table:table-cell table:style-name="ce185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57"/>
          <table:table-cell table:style-name="ce186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6"/>
          <table:table-cell table:style-name="ce57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45">
          <table:table-cell table:style-name="ce13" office:value-type="string">
            <text:p>DRE 6. Conceitos operacionais e cenários são desenvolvidos.</text:p>
            <text:p><text:span text:style-name="T1">As evidências apresentadas para este resultado permitem assegurar que foram definidos cenários (sequência de eventos) </text:span><text:span text:style-name="T1">possíveis de ocorrer no uso do produ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44"/>
          <table:table-cell table:style-name="ce185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 table:number-rows-repeated="2">
          <table:table-cell table:style-name="ce14"/>
          <table:table-cell table:style-name="ce57"/>
          <table:table-cell table:style-name="ce186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6"/>
          <table:table-cell table:style-name="ce57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46">
          <table:table-cell table:style-name="ce13" office:value-type="string">
            <text:p>DRE 7. Os requisitos são analisados, usando critérios definidos, para balancear as necessidades dos interessados com as restrições existentes.</text:p>
            <text:p><text:span text:style-name="T1">As evidências apresentadas para este resultado permitem assegurar que os requisitos foram analisados com base em </text:span><text:span text:style-name="T1">critérios definidos de forma a balancear as necessidades dos interessados considerando as restrições de projeto existente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2"/>
          <table:table-cell table:style-name="ce6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14">
          <table:table-cell table:style-name="ce13" office:value-type="string">
            <text:p>DRE 8. Os requisitos são validados. <text:s/></text:p>
            <text:p><text:span text:style-name="T1">As evidências apresentadas para este resultado permitem assegurar que os requisitos foram valida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42"/>
          <table:table-cell table:style-name="ce62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43"/>
          <table:table-cell table:style-name="ce63" table:number-columns-repeated="5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5"/>
          <table:table-cell table:style-name="ce42"/>
          <table:table-cell table:style-name="ce6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P" table:style-name="ta14" table:print="false">
        <table:table-column table:style-name="co3" table:default-cell-style-name="Normal_20_2"/>
        <table:table-column table:style-name="co7" table:default-cell-style-name="ce11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<text:s/>Integração do Produto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3" office:value-type="string">
            <text:p>O propósito do processo Integração do Produto é compor os componentes do produto, produzindo um produto integrado consistente com seu projeto, e demonstrar que os requisitos funcionais e não-funcionais são satisfeitos para o ambiente alvo ou equivalente.</text:p>
          </table:table-cell>
          <table:table-cell table:style-name="ce181"/>
          <table:table-cell table:style-name="ce61" table:number-columns-repeated="6"/>
          <table:table-cell table:number-columns-repeated="1016"/>
        </table:table-row>
        <table:table-row table:style-name="ro39">
          <table:table-cell table:style-name="ce13" office:value-type="string">
            <text:p>ITP 1. Uma estratégia de integração, consistente com o projeto (<text:span text:style-name="T9">design</text:span><text:span text:style-name="T2">) e com os requisitos do produto, é </text:span><text:span text:style-name="T2">desenvolvida para os componentes do produto.</text:span></text:p>
            <text:p><text:span text:style-name="T1">As evidências apresentadas para este resultado permitem assegurar que foi definida uma estratégia para conduzir a </text:span><text:span text:style-name="T1">integração dos componentes do produto de forma consistente com o projeto (</text:span><text:span text:style-name="T8">design</text:span><text:span text:style-name="T1">) e com os requisitos do produ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90"/>
          <table:table-cell table:style-name="ce182"/>
          <table:table-cell table:style-name="ce183"/>
          <table:table-cell table:style-name="ce185"/>
          <table:table-cell table:style-name="ce187" table:number-columns-repeated="3"/>
          <table:table-cell table:style-name="ce42"/>
          <table:table-cell table:number-columns-repeated="1016"/>
        </table:table-row>
        <table:table-row table:style-name="ro1">
          <table:table-cell table:style-name="ce190"/>
          <table:table-cell table:style-name="ce182"/>
          <table:table-cell table:style-name="ce184"/>
          <table:table-cell table:style-name="ce44"/>
          <table:table-cell table:style-name="ce188" table:number-columns-repeated="3"/>
          <table:table-cell table:style-name="ce43"/>
          <table:table-cell table:number-columns-repeated="1016"/>
        </table:table-row>
        <table:table-row table:style-name="ro1">
          <table:table-cell table:style-name="ce190"/>
          <table:table-cell table:style-name="ce182"/>
          <table:table-cell table:style-name="ce184"/>
          <table:table-cell table:style-name="ce57"/>
          <table:table-cell table:style-name="ce182" table:number-columns-repeated="3"/>
          <table:table-cell table:style-name="ce43"/>
          <table:table-cell table:number-columns-repeated="1016"/>
        </table:table-row>
        <table:table-row table:style-name="ro1">
          <table:table-cell table:style-name="ce190"/>
          <table:table-cell table:style-name="ce182" table:number-columns-repeated="2"/>
          <table:table-cell table:style-name="ce57"/>
          <table:table-cell table:style-name="ce182" table:number-columns-repeated="3"/>
          <table:table-cell table:style-name="ce43"/>
          <table:table-cell table:number-columns-repeated="1016"/>
        </table:table-row>
        <table:table-row table:style-name="ro1">
          <table:table-cell table:style-name="ce190"/>
          <table:table-cell table:style-name="ce63"/>
          <table:table-cell table:style-name="ce42"/>
          <table:table-cell table:style-name="ce62" table:number-columns-repeated="5"/>
          <table:table-cell table:number-columns-repeated="1016"/>
        </table:table-row>
        <table:table-row table:style-name="ro1">
          <table:table-cell table:style-name="ce191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1">
          <table:table-cell table:style-name="ce13" office:value-type="string">
            <text:p>ITP 2. Um ambiente para integração dos componentes do produto é estabelecido e mantido.</text:p>
            <text:p><text:span text:style-name="T1">As evidências apresentadas para este resultado permitem assegurar que foi definido o ambiente para integração dos </text:span><text:span text:style-name="T1">componentes do produto e que este foi mantido, conforme necessári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3"/>
          <table:table-cell table:style-name="ce42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6"/>
          <table:table-cell table:style-name="ce184" table:number-columns-repeated="3"/>
          <table:table-cell table:style-name="ce43"/>
          <table:table-cell table:number-columns-repeated="1016"/>
        </table:table-row>
        <table:table-row table:style-name="ro1">
          <table:table-cell table:style-name="ce14"/>
          <table:table-cell table:style-name="ce182" table:number-columns-repeated="2"/>
          <table:table-cell table:style-name="ce44"/>
          <table:table-cell table:style-name="ce188" table:number-columns-repeated="3"/>
          <table:table-cell table:style-name="ce43"/>
          <table:table-cell table:number-columns-repeated="1016"/>
        </table:table-row>
        <table:table-row table:style-name="ro1">
          <table:table-cell table:style-name="ce14"/>
          <table:table-cell table:style-name="ce182" table:number-columns-repeated="2"/>
          <table:table-cell table:style-name="ce57"/>
          <table:table-cell table:style-name="ce182" table:number-columns-repeated="3"/>
          <table:table-cell table:style-name="ce43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13" office:value-type="string">
            <text:p>ITP 3. A compatibilidade das interfaces internas e externas dos componentes do produto é assegurada.</text:p>
            <text:p><text:span text:style-name="T1">As evidências apresentadas para este resultado permitem assegurar que as interfaces internas e externas dos componentes </text:span><text:span text:style-name="T1">do produto foram revistas para assegurar a compatibilidade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2"/>
          <table:table-cell table:style-name="ce6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ITP 4. As definições, o projeto (<text:span text:style-name="T9">design</text:span><text:span text:style-name="T2">) e as mudanças nas interfaces internas e externas são gerenciados para o </text:span><text:span text:style-name="T2">produto e para os componentes do produto.</text:span></text:p>
            <text:p><text:span text:style-name="T1">As evidências apresentadas para este resultado permitem assegurar que as definições, o projeto (</text:span><text:span text:style-name="T8">design</text:span><text:span text:style-name="T1">) e as mudanças nas </text:span><text:span text:style-name="T1">interfaces internas e externas do produto e dos componentes do produto foram gerencia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2"/>
          <table:table-cell table:style-name="ce6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ITP 5. Cada componente do produto é verificado, utilizando-se critérios definidos, para confirmar que estes estão prontos para a integração.</text:p>
            <text:p><text:span text:style-name="T1">As evidências apresentadas para este resultado permitem assegurar que foi realizada a verificação dos componentes do </text:span><text:span text:style-name="T1">produto baseada, em critérios definidos, antes da integração para garantir que os componentes estavam prontos para serem </text:span><text:span text:style-name="T1">integra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13" office:value-type="string">
            <text:p>ITP 6. Os componentes do produto são integrados, de acordo com a sequência determinada e seguindo os procedimentos e critérios para integração.</text:p>
            <text:p><text:span text:style-name="T1">As evidências apresentadas para este resultado permitem assegurar que os componentes do produto foram integrados de </text:span><text:span text:style-name="T1">acordo com a sequência estabelecida e seguindo os procedimentos e critérios para integraçã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13" office:value-type="string">
            <text:p>ITP 7. Os componentes do produto integrados são avaliados e os resultados da integração são registrados.</text:p>
            <text:p><text:span text:style-name="T1">As evidências apresentadas para este resultado permitem assegurar que os componentes do produto foram avaliados e os </text:span><text:span text:style-name="T1">resultados da avaliação foram documenta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7">
          <table:table-cell table:style-name="ce13" office:value-type="string">
            <text:p>ITP 8. Uma estratégia de teste de regressão é desenvolvida e aplicada para uma nova verificação do produto, caso ocorra uma mudança nos componentes do produto (incluindo requisitos, projeto (<text:span text:style-name="T9">design</text:span><text:span text:style-name="T2">) e códigos associados).</text:span></text:p>
            <text:p><text:span text:style-name="T1">As evidências apresentadas para este resultado permitem assegurar: (i) que foi definida uma estratégia para testes de </text:span><text:span text:style-name="T1">regressão? (ii) que essa estratégia foi aplicada para uma nova verificação do produto em decorrência de mudanças nos </text:span><text:span text:style-name="T1">requisitos, projeto (</text:span><text:span text:style-name="T8">design</text:span><text:span text:style-name="T1">) ou códigos dos componentes do produ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13" office:value-type="string">
            <text:p>ITP 9. O produto e a documentação relacionada são preparados e entregues ao cliente.</text:p>
            <text:p><text:span text:style-name="T1">As evidências apresentadas para este resultado permitem assegurar que o produto e a documentação foram organizados em </text:span><text:span text:style-name="T1">uma mídia adequada para entrega ao cliente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P" table:style-name="ta15" table:print="false">
        <table:table-column table:style-name="co3" table:default-cell-style-name="Normal_20_2"/>
        <table:table-column table:style-name="co7" table:default-cell-style-name="ce11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Projeto e Construção do Produto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>
            <text:p>O propósito do processo Projeto e Construção do Produto é projetar, desenvolver e implementar soluções para atender aos requisitos. </text:p>
          </table:table-cell>
          <table:table-cell table:style-name="ce181"/>
          <table:table-cell table:style-name="ce61" table:number-columns-repeated="6"/>
          <table:table-cell table:number-columns-repeated="1016"/>
        </table:table-row>
        <table:table-row table:style-name="ro47">
          <table:table-cell table:style-name="ce13" office:value-type="string">
            <text:p>PCP 1. Alternativas de solução e critérios de seleção são desenvolvidos para atender aos requisitos definidos de produto e componentes de produto.</text:p>
            <text:p><text:span text:style-name="T1">As evidências apresentadas para este resultado permitem assegurar que foram desenvolvidas alternativas de solução e </text:span><text:span text:style-name="T1">critérios para seleção da alternativa mais adequada para atender aos requisitos definidos para o produto e componentes do </text:span><text:span text:style-name="T1">produ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 office:value-type="string">
            <text:p><text:s text:c="6"/></text:p>
          </table:table-cell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6"/>
          <table:table-cell table:style-name="ce18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3">
          <table:table-cell table:style-name="ce14" office:value-type="string">
            <text:p><text:s/></text:p>
          </table:table-cell>
          <table:table-cell table:style-name="ce182" table:number-columns-repeated="2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21">
          <table:table-cell table:style-name="ce13" office:value-type="string">
            <text:p>PCP 2. Soluções são selecionadas para o produto ou componentes do produto, com base em cenários definidos e em critérios identificados.</text:p>
            <text:p><text:span text:style-name="T1">As evidências apresentadas para este resultado permitem assegurar que as soluções para o produto ou componentes do </text:span><text:span text:style-name="T1">produto foram selecionadas considerando os cenários definidos e os critérios identifica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6"/>
          <table:table-cell table:style-name="ce18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 table:number-columns-repeated="2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16">
          <table:table-cell table:style-name="ce13" office:value-type="string">
            <text:p>PCP 3. O produto e/ou componente do produto é projetado e documentado.</text:p>
            <text:p><text:span text:style-name="T1">As evidências apresentadas para este resultado permitem assegurar que o produto e/ou componente do produto foi projetado </text:span><text:span text:style-name="T1">e documentad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5"/>
          <table:table-cell table:style-name="ce187" table:number-columns-repeated="4"/>
          <table:table-cell table:number-columns-repeated="1016"/>
        </table:table-row>
        <table:table-row table:style-name="ro24">
          <table:table-cell table:style-name="ce14"/>
          <table:table-cell table:style-name="ce182"/>
          <table:table-cell table:style-name="ce183"/>
          <table:table-cell table:style-name="ce186"/>
          <table:table-cell table:style-name="ce184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4"/>
          <table:table-cell table:style-name="ce182" table:number-columns-repeated="2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16">
          <table:table-cell table:style-name="ce13" office:value-type="string">
            <text:p>PCP 4. As interfaces entre os componentes do produto são projetadas com base em critérios predefinidos.</text:p>
            <text:p><text:span text:style-name="T1">As evidências apresentadas para este resultado permitem assegurar que as interfaces entre os componentes do produto </text:span><text:span text:style-name="T1">foram projetadas com base em critérios previamente defini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92"/>
          <table:table-cell table:style-name="ce182"/>
          <table:table-cell table:style-name="ce184"/>
          <table:table-cell table:style-name="ce42"/>
          <table:table-cell table:style-name="ce62" table:number-columns-repeated="4"/>
          <table:table-cell table:number-columns-repeated="1016"/>
        </table:table-row>
        <table:table-row table:style-name="ro1">
          <table:table-cell table:style-name="ce192"/>
          <table:table-cell table:style-name="ce44"/>
          <table:table-cell table:style-name="ce185"/>
          <table:table-cell table:style-name="ce43"/>
          <table:table-cell table:style-name="ce63" table:number-columns-repeated="4"/>
          <table:table-cell table:number-columns-repeated="1016"/>
        </table:table-row>
        <table:table-row table:style-name="ro1" table:number-rows-repeated="2">
          <table:table-cell table:style-name="ce192"/>
          <table:table-cell table:style-name="ce57"/>
          <table:table-cell table:style-name="ce186"/>
          <table:table-cell table:style-name="ce43"/>
          <table:table-cell table:style-name="ce63" table:number-columns-repeated="4"/>
          <table:table-cell table:number-columns-repeated="1016"/>
        </table:table-row>
        <table:table-row table:style-name="ro1">
          <table:table-cell table:style-name="ce193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93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21">
          <table:table-cell table:style-name="ce13" office:value-type="string">
            <text:p>PCP 5. Uma análise dos componentes do produto é conduzida para decidir sobre sua construção, compra ou reutilização.</text:p>
            <text:p><text:span text:style-name="T1">As evidências apresentadas para este resultado permitem assegurar que foi feita uma análise sobre construir, comprar ou </text:span><text:span text:style-name="T1">reutilizar componentes do produt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92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92"/>
          <table:table-cell table:style-name="ce44"/>
          <table:table-cell table:style-name="ce185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 table:number-rows-repeated="2">
          <table:table-cell table:style-name="ce192"/>
          <table:table-cell table:style-name="ce57"/>
          <table:table-cell table:style-name="ce186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93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94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16">
          <table:table-cell table:style-name="ce13" office:value-type="string">
            <text:p>PCP 6. Os componentes do produto são implementados e verificados de acordo com o que foi projetado.</text:p>
            <text:p><text:span text:style-name="T1">As evidências apresentadas para este resultado permitem assegurar que os componentes do produto foram implementados e </text:span><text:span text:style-name="T1">verificados de acordo com o que foi planejad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92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92"/>
          <table:table-cell table:style-name="ce44"/>
          <table:table-cell table:style-name="ce185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92"/>
          <table:table-cell table:style-name="ce57"/>
          <table:table-cell table:style-name="ce186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93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93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94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36">
          <table:table-cell table:style-name="ce13" office:value-type="string">
            <text:p>PCP 7. A documentação é identificada, desenvolvida e disponibilizada de acordo com os padrões estabelecidos.</text:p>
            <text:p><text:span text:style-name="T1">As evidências apresentadas para este resultado permitem assegurar que a documentação foi identificada, desenvolvida e </text:span><text:span text:style-name="T1">disponibilizada para os interessados de acordo com os padrões estabeleci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92"/>
          <table:table-cell table:style-name="ce182"/>
          <table:table-cell table:style-name="ce184"/>
          <table:table-cell table:style-name="ce44"/>
          <table:table-cell table:style-name="ce188" table:number-columns-repeated="4"/>
          <table:table-cell table:number-columns-repeated="1016"/>
        </table:table-row>
        <table:table-row table:style-name="ro1">
          <table:table-cell table:style-name="ce192"/>
          <table:table-cell table:style-name="ce44"/>
          <table:table-cell table:style-name="ce185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92"/>
          <table:table-cell table:style-name="ce57"/>
          <table:table-cell table:style-name="ce186"/>
          <table:table-cell table:style-name="ce57"/>
          <table:table-cell table:style-name="ce182" table:number-columns-repeated="4"/>
          <table:table-cell table:number-columns-repeated="1016"/>
        </table:table-row>
        <table:table-row table:style-name="ro1">
          <table:table-cell table:style-name="ce193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93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94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16">
          <table:table-cell table:style-name="ce13" office:value-type="string">
            <text:p>PCP 8. A documentação é mantida de acordo com os critérios definidos.</text:p>
            <text:p><text:span text:style-name="T1">As evidências apresentadas para este resultado permitem assegurar que a documentação foi mantida de acordo com os </text:span><text:span text:style-name="T1">critérios defini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93"/>
          <table:table-cell table:style-name="ce195"/>
          <table:table-cell table:style-name="ce197" table:number-columns-repeated="6"/>
          <table:table-cell table:number-columns-repeated="1016"/>
        </table:table-row>
        <table:table-row table:style-name="ro1" table:number-rows-repeated="3">
          <table:table-cell table:style-name="ce193"/>
          <table:table-cell table:style-name="ce196"/>
          <table:table-cell table:style-name="ce198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189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3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AL" table:style-name="ta16" table:print="false">
        <table:table-column table:style-name="co3" table:default-cell-style-name="Normal_20_2"/>
        <table:table-column table:style-name="co7" table:default-cell-style-name="ce11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Validação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>
            <text:p>O propósito do processo Validação é confirmar que um produto ou componente do produto atenderá a seu uso pretendido quando colocado no ambiente para o qual foi desenvolvido.</text:p>
          </table:table-cell>
          <table:table-cell table:style-name="ce91"/>
          <table:table-cell table:style-name="ce95"/>
          <table:table-cell table:style-name="ce61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VAL 1. Produtos de trabalho a serem validados são identificados.</text:p>
            <text:p><text:span text:style-name="T1">As evidências apresentadas para este resultado permitem assegurar que foram identificados os produtos de trabalho a serem </text:span><text:span text:style-name="T1">validad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93"/>
          <table:table-cell table:style-name="ce203"/>
          <table:table-cell table:style-name="ce205"/>
          <table:table-cell table:style-name="ce210" table:number-columns-repeated="5"/>
          <table:table-cell table:number-columns-repeated="1016"/>
        </table:table-row>
        <table:table-row table:style-name="ro1" table:number-rows-repeated="4">
          <table:table-cell table:style-name="ce193"/>
          <table:table-cell table:style-name="ce204"/>
          <table:table-cell table:style-name="ce206"/>
          <table:table-cell table:style-name="ce211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44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39">
          <table:table-cell table:style-name="ce13" office:value-type="string">
            <text:p>VAL 2. Uma estratégia de validação é desenvolvida e implementada, estabelecendo cronograma, participantes envolvidos, métodos para validação e qualquer material a ser utilizado na validação.</text:p>
            <text:p><text:span text:style-name="T1">As evidências apresentadas para este resultado permitem assegurar que foi desenvolvida e implementada uma estratégia de </text:span><text:span text:style-name="T1">validação que define o cronograma, participantes envolvidos, métodos para validação e o material</text:span><text:span text:style-name="T10"> </text:span><text:span text:style-name="T1">a ser utilizado na </text:span><text:span text:style-name="T1">validaçã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9">
          <table:table-cell table:style-name="ce13" office:value-type="string">
            <text:p>VAL 3. Critérios e procedimentos para validação dos produtos de trabalho a serem validados são identificados e um ambiente para validação é estabelecido.</text:p>
            <text:p><text:span text:style-name="T1">As evidências apresentadas para este resultado permitem assegurar que foram identificados critérios e procedimentos a </text:span><text:span text:style-name="T1">serem utilizados para a validação dos produtos de trabalho, bem como permitem assegurar que foi estabelecido um ambiente </text:span><text:span text:style-name="T1">para validaçã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21">
          <table:table-cell table:style-name="ce13" office:value-type="string">
            <text:p>VAL 4. Atividades de validação são executadas para garantir que o produto esteja pronto para uso no ambiente operacional pretendido.</text:p>
            <text:p><text:span text:style-name="T1">As evidências apresentadas para este resultado permitem assegurar que as atividades de validação foram executadas para </text:span><text:span text:style-name="T1">garantir que o produto esteja pronto para uso no ambiente operacional pretendid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VAL 5. Problemas são identificados e registrados.</text:p>
            <text:p><text:span text:style-name="T1">As evidências apresentadas para este resultado permitem assegurar que os problemas identificados durante as atividades de </text:span><text:span text:style-name="T1">validação foram registrad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2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VAL 6. Resultados de atividades de validação são analisados e disponibilizados para as partes interessadas.</text:p>
            <text:p><text:span text:style-name="T1">As evidências apresentadas para este resultado permitem assegurar que os resultados das atividades de validação foram </text:span><text:span text:style-name="T1">analisados e disponibilizados para as partes interessada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2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2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VAL 7. Evidências de que os produtos de software desenvolvidos estão prontos para o uso pretendido são fornecidas.</text:p>
            <text:p><text:span text:style-name="T1">As evidências apresentadas para este resultado permitem assegurar que os produtos de software desenvolvidos estavam </text:span><text:span text:style-name="T1">prontos para o uso pretendid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2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ER" table:style-name="ta17" table:print="false">
        <table:table-column table:style-name="co3" table:default-cell-style-name="Normal_20_2"/>
        <table:table-column table:style-name="co7" table:default-cell-style-name="ce11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Verificação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3" office:value-type="string">
            <text:p>O propósito do processo Verificação é confirmar que cada serviço e/ou produto de trabalho do processo ou do projeto atende apropriadamente os requisitos especificados. </text:p>
          </table:table-cell>
          <table:table-cell table:style-name="ce91"/>
          <table:table-cell table:style-name="ce95"/>
          <table:table-cell table:style-name="ce61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VER 1. Produtos de trabalho a serem verificados são identificados.</text:p>
            <text:p><text:span text:style-name="T1">As evidências apresentadas para este resultado permitem assegurar que os produtos de trabalho sujeitos à verificação foram </text:span><text:span text:style-name="T1">identificad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93"/>
          <table:table-cell table:style-name="ce203"/>
          <table:table-cell table:style-name="ce205"/>
          <table:table-cell table:style-name="ce210" table:number-columns-repeated="5"/>
          <table:table-cell table:number-columns-repeated="1016"/>
        </table:table-row>
        <table:table-row table:style-name="ro1" table:number-rows-repeated="4">
          <table:table-cell table:style-name="ce193"/>
          <table:table-cell table:style-name="ce204"/>
          <table:table-cell table:style-name="ce206"/>
          <table:table-cell table:style-name="ce211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44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21">
          <table:table-cell table:style-name="ce13" office:value-type="string">
            <text:p>VER 2. Uma estratégia de verificação é desenvolvida e implementada, estabelecendo cronograma, revisores envolvidos, métodos para verificação e qualquer material a ser utilizado na verificação.</text:p>
            <text:p><text:span text:style-name="T1">As evidências apresentadas para este resultado permitem assegurar que há uma estratégia definida para a verificação que </text:span><text:span text:style-name="T1">inclua cronograma, revisores envolvidos, métodos a serem utilizados e materiais a serem empregados na verificaçã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21">
          <table:table-cell table:style-name="ce13" office:value-type="string">
            <text:p>VER 3. Critérios e procedimentos para verificação dos produtos de trabalho a serem verificados são identificados e um ambiente para verificação é estabelecido.</text:p>
            <text:p><text:span text:style-name="T1">As evidências apresentadas para este resultado permitem assegurar que: (i) critérios e procedimentos a serem utilizados para </text:span><text:span text:style-name="T1">a verificação foram identificados?; (ii) foi estabelecido um ambiente para verificaçã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VER 4. Atividades de verificação, incluindo testes e revisões por pares, são executadas.</text:p>
            <text:p><text:span text:style-name="T1">As evidências apresentadas para este resultado permitem assegurar que as atividades de verificação, incluindo tanto testes </text:span><text:span text:style-name="T1">quanto revisão por pares, foram executadas de acordo com o planejad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48">
          <table:table-cell table:style-name="ce13" office:value-type="string">
            <text:p>VER 5. Defeitos são identificados e registrados.</text:p>
            <text:p><text:span text:style-name="T1">As evidências apresentadas para este resultado permitem assegurar que os defeitos identificados durante as atividades de </text:span><text:span text:style-name="T1">verificação foram identificados e registrad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VER 6. Resultados de atividades de verificação são analisados e disponibilizados para as partes interessadas.</text:p>
            <text:p><text:span text:style-name="T1">As evidências apresentadas para este resultado permitem assegurar que os resultados das atividades de verificação foram (i) </text:span><text:span text:style-name="T1">analisados? (ii) foram adotados procedimentos para disponibilização dos resultados para as partes interessada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200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 table:number-rows-repeated="3">
          <table:table-cell table:style-name="ce200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9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01"/>
          <table:table-cell table:style-name="ce57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5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RU" table:style-name="ta18" table:print="false">
        <table:table-column table:style-name="co3" table:default-cell-style-name="Normal_20_2"/>
        <table:table-column table:style-name="co7" table:default-cell-style-name="Normal_20_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Desenvolvimento para Reutilização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6">
          <table:table-cell table:style-name="ce12" office:value-type="string">
            <text:p>O propósito do processo Desenvolvimento para Reutilização é identificar oportunidades de reutilização sistemática de ativos na organização e, se possível, estabelecer um programa de reutilização para desenvolver ativos a partir de engenharia de domínios de aplicação.</text:p>
          </table:table-cell>
          <table:table-cell table:style-name="ce61" table:number-columns-repeated="7"/>
          <table:table-cell table:number-columns-repeated="1016"/>
        </table:table-row>
        <table:table-row table:style-name="ro21">
          <table:table-cell table:style-name="ce13" office:value-type="string">
            <text:p>DRU 1. Domínios de aplicação em que serão investigadas oportunidades de reutilização de ativos ou nos quais se pretende praticar reutilização são identificados, detectando os respectivos potenciais de reutilização.</text:p>
            <text:p><text:span text:style-name="T1">As evidências apresentadas para este resultado permitem assegurar que houve uma análise dos domínios de aplicação, </text:span><text:span text:style-name="T1">visando identificar oportunidades de reutilizaçã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185"/>
          <table:table-cell table:style-name="ce42"/>
          <table:table-cell table:style-name="ce62" table:number-columns-repeated="4"/>
          <table:table-cell table:style-name="ce112" table:number-columns-repeated="1016"/>
        </table:table-row>
        <table:table-row table:style-name="ro1" table:number-rows-repeated="2">
          <table:table-cell table:style-name="ce15"/>
          <table:table-cell table:style-name="ce43"/>
          <table:table-cell table:style-name="ce186"/>
          <table:table-cell table:style-name="ce43"/>
          <table:table-cell table:style-name="ce63" table:number-columns-repeated="4"/>
          <table:table-cell table:style-name="ce112" table:number-columns-repeated="1016"/>
        </table:table-row>
        <table:table-row table:style-name="ro1">
          <table:table-cell table:style-name="ce15"/>
          <table:table-cell table:style-name="ce42"/>
          <table:table-cell table:style-name="ce62"/>
          <table:table-cell table:style-name="ce185"/>
          <table:table-cell table:style-name="ce187" table:number-columns-repeated="4"/>
          <table:table-cell table:style-name="ce112" table:number-columns-repeated="1016"/>
        </table:table-row>
        <table:table-row table:style-name="ro1">
          <table:table-cell table:style-name="ce15"/>
          <table:table-cell table:style-name="ce42"/>
          <table:table-cell table:style-name="ce185"/>
          <table:table-cell table:style-name="ce42"/>
          <table:table-cell table:style-name="ce62" table:number-columns-repeated="4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19">
          <table:table-cell table:style-name="ce13" office:value-type="string">
            <text:p>DRU 2. A capacidade de reutilização sistemática da organização é avaliada e ações corretivas são tomadas, caso necessário.</text:p>
            <text:p><text:span text:style-name="T1">As evidências apresentadas para este resultado permitem assegurar que: (i) a organização avaliou suas condições para </text:span><text:span text:style-name="T1">implementar um programa de desenvolvimento para reutilização; (ii) as ações corretivas foram planejadas e executadas, </text:span><text:span text:style-name="T1">quando necessári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185"/>
          <table:table-cell table:style-name="ce42"/>
          <table:table-cell table:style-name="ce62" table:number-columns-repeated="4"/>
          <table:table-cell table:style-name="ce112"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186"/>
          <table:table-cell table:style-name="ce43"/>
          <table:table-cell table:style-name="ce63" table:number-columns-repeated="4"/>
          <table:table-cell table:style-name="ce112"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21">
          <table:table-cell table:style-name="ce13" office:value-type="string">
            <text:p>DRU 3. Um programa de reutilização, envolvendo propósitos, escopo, metas e objetivos, é planejado com a finalidade de atender às necessidades de reutilização de domínios.</text:p>
            <text:p><text:span text:style-name="T1">As evidências apresentadas para este resultado permitem assegurar que foi elaborado um plano para a adoção de um </text:span><text:span text:style-name="T1">programa de reutilização contemplando propósito, escopo, metas e objetiv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185"/>
          <table:table-cell table:style-name="ce42"/>
          <table:table-cell table:style-name="ce62" table:number-columns-repeated="4"/>
          <table:table-cell table:style-name="ce112"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186"/>
          <table:table-cell table:style-name="ce43"/>
          <table:table-cell table:style-name="ce63" table:number-columns-repeated="4"/>
          <table:table-cell table:style-name="ce112" table:number-columns-repeated="1016"/>
        </table:table-row>
        <table:table-row table:style-name="ro1">
          <table:table-cell table:style-name="ce15"/>
          <table:table-cell table:style-name="ce198" table:number-columns-repeated="7"/>
          <table:table-cell table:style-name="ce112"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16">
          <table:table-cell table:style-name="ce13" office:value-type="string">
            <text:p>DRU 4. O programa de reutilização é implantado, monitorado e avaliado.</text:p>
            <text:p><text:span text:style-name="T1">As evidências apresentadas para este resultado permitem assegurar que: (i) o programa de reutilização foi implantado na </text:span><text:span text:style-name="T1">organização; (ii) o programa de reuitlização foi monitorado? (iii) o programa de reutilização foi avaliad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185"/>
          <table:table-cell table:style-name="ce42"/>
          <table:table-cell table:style-name="ce62" table:number-columns-repeated="4"/>
          <table:table-cell table:style-name="ce112"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186"/>
          <table:table-cell table:style-name="ce43"/>
          <table:table-cell table:style-name="ce63" table:number-columns-repeated="4"/>
          <table:table-cell table:style-name="ce112" table:number-columns-repeated="1016"/>
        </table:table-row>
        <table:table-row table:style-name="ro1">
          <table:table-cell table:style-name="ce15"/>
          <table:table-cell table:style-name="ce198" table:number-columns-repeated="7"/>
          <table:table-cell table:style-name="ce112" table:number-columns-repeated="1016"/>
        </table:table-row>
        <table:table-row table:style-name="ro1">
          <table:table-cell table:style-name="ce89"/>
          <table:table-cell table:style-name="ce44" office:value-type="string">
            <text:p>(T,L,P,N,NA,F)</text:p>
          </table:table-cell>
          <table:table-cell table:style-name="ce215"/>
          <table:table-cell table:style-name="ce218"/>
          <table:table-cell table:style-name="ce215" table:number-columns-repeated="4"/>
          <table:table-cell table:number-columns-repeated="1016"/>
        </table:table-row>
        <table:table-row table:style-name="ro21">
          <table:table-cell table:style-name="ce13" office:value-type="string">
            <text:p>DRU 5. Propostas de reutilização são avaliadas de forma a garantir que o resultado da reutilização seja apropriado para a aplicação alvo.</text:p>
            <text:p><text:span text:style-name="T1">As evidências apresentadas para este resultado permitem assegurar que as propostas de reutilização apresentadas foram </text:span><text:span text:style-name="T1">avaliadas para determinar se eram adequadas para a aplicação alvo?</text:span></text:p>
          </table:table-cell>
          <table:table-cell table:style-name="ce40" table:number-columns-repeated="7"/>
          <table:table-cell table:style-name="ce112" table:number-columns-repeated="1016"/>
        </table:table-row>
        <table:table-row table:style-name="ro1" table:number-rows-repeated="3">
          <table:table-cell table:style-name="ce15"/>
          <table:table-cell table:style-name="ce190" table:number-columns-repeated="7"/>
          <table:table-cell table:style-name="ce112" table:number-columns-repeated="1016"/>
        </table:table-row>
        <table:table-row table:style-name="ro1">
          <table:table-cell table:style-name="ce15"/>
          <table:table-cell table:style-name="ce198" table:number-columns-repeated="7"/>
          <table:table-cell table:style-name="ce112" table:number-columns-repeated="1016"/>
        </table:table-row>
        <table:table-row table:style-name="ro1">
          <table:table-cell table:style-name="ce124"/>
          <table:table-cell table:style-name="ce42"/>
          <table:table-cell table:style-name="ce185"/>
          <table:table-cell table:style-name="ce42"/>
          <table:table-cell table:style-name="ce62" table:number-columns-repeated="4"/>
          <table:table-cell table:style-name="ce112"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189" table:number-columns-repeated="2"/>
          <table:table-cell table:number-columns-repeated="1016"/>
        </table:table-row>
        <table:table-row table:style-name="ro16">
          <table:table-cell table:style-name="ce13" office:value-type="string">
            <text:p>DRU 6. Formas de representação para modelos de domínio e arquiteturas de domínio são selecionadas.</text:p>
            <text:p><text:span text:style-name="T1">As evidências apresentadas para este resultado permitem assegurar que foram selecionadas notações para representação </text:span><text:span text:style-name="T1">dos modelos de domínio e arquitetura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4"/>
          <table:table-cell table:style-name="ce190" table:number-columns-repeated="2"/>
          <table:table-cell table:number-columns-repeated="1016"/>
        </table:table-row>
        <table:table-row table:style-name="ro1" table:number-rows-repeated="2">
          <table:table-cell table:style-name="ce15"/>
          <table:table-cell table:style-name="ce43"/>
          <table:table-cell table:style-name="ce63" table:number-columns-repeated="4"/>
          <table:table-cell table:style-name="ce190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4"/>
          <table:table-cell table:style-name="ce216"/>
          <table:table-cell table:style-name="ce219" table:number-columns-repeated="3"/>
          <table:table-cell table:style-name="ce220" table:number-columns-repeated="2"/>
          <table:table-cell table:number-columns-repeated="1016"/>
        </table:table-row>
        <table:table-row table:style-name="ro1">
          <table:table-cell table:style-name="ce124"/>
          <table:table-cell table:style-name="ce182"/>
          <table:table-cell table:style-name="ce217"/>
          <table:table-cell table:style-name="ce220" table:number-columns-repeated="5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189"/>
          <table:table-cell table:style-name="ce221"/>
          <table:table-cell table:style-name="ce189" table:number-columns-repeated="4"/>
          <table:table-cell table:number-columns-repeated="1016"/>
        </table:table-row>
        <table:table-row table:style-name="ro19">
          <table:table-cell table:style-name="ce13" office:value-type="string">
            <text:p>DRU 7. Um modelo de domínio que capture características, capacidades, conceitos e funções comuns, variantes, opcionais e obrigatórios é desenvolvido e seus limites e relações com outros domínios são estabelecidos e mantidos. </text:p>
            <text:p><text:span text:style-name="T1">As evidências apresentadas para este resultado permitem assegurar que (i) as fronteiras entre os domínios tratados pela </text:span><text:span text:style-name="T1">organização foram identificadas, estabelecidas e mantidas, conforme pertinente?; (ii) o modelo de domínio foi definido, </text:span><text:span text:style-name="T1">estabelecendo características, capacidades, conceitos, funçòs comuns, variantes e opcionais e obrigatóri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4"/>
          <table:table-cell table:style-name="ce190" table:number-columns-repeated="2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4"/>
          <table:table-cell table:style-name="ce190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4"/>
          <table:table-cell table:style-name="ce216"/>
          <table:table-cell table:style-name="ce219" table:number-columns-repeated="3"/>
          <table:table-cell table:style-name="ce220" table:number-columns-repeated="2"/>
          <table:table-cell table:number-columns-repeated="1016"/>
        </table:table-row>
        <table:table-row table:style-name="ro1">
          <table:table-cell table:style-name="ce16"/>
          <table:table-cell table:style-name="ce57" office:value-type="string">
            <text:p>(T,L,P,N,NA,F)</text:p>
          </table:table-cell>
          <table:table-cell table:style-name="ce189"/>
          <table:table-cell table:style-name="ce221"/>
          <table:table-cell table:style-name="ce189" table:number-columns-repeated="4"/>
          <table:table-cell table:number-columns-repeated="1016"/>
        </table:table-row>
        <table:table-row table:style-name="ro19">
          <table:table-cell table:style-name="ce13" office:value-type="string">
            <text:p>DRU 8. Uma arquitetura de domínio descrevendo uma família de aplicações para o domínio é desenvolvida e mantida por todo o seu ciclo de vida.</text:p>
            <text:p><text:span text:style-name="T1">As evidências apresentadas para este resultado permitem assegurar que: (i) os modelos de domínios foram detalhados, </text:span><text:span text:style-name="T1">gerando uma arquitetura de domínio, que descreve uma família de aplicações para o domínio?; (ii) que esta arquitetura foi </text:span><text:span text:style-name="T1">mantida por todo o ciclo de vida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4"/>
          <table:table-cell table:style-name="ce190" table:number-columns-repeated="2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4"/>
          <table:table-cell table:style-name="ce190" table:number-columns-repeated="2"/>
          <table:table-cell table:number-columns-repeated="1016"/>
        </table:table-row>
        <table:table-row table:style-name="ro1">
          <table:table-cell table:style-name="ce124"/>
          <table:table-cell table:style-name="ce214" table:number-columns-repeated="7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76"/>
          <table:table-cell table:style-name="ce64"/>
          <table:table-cell table:style-name="ce76" table:number-columns-repeated="4"/>
          <table:table-cell table:number-columns-repeated="1016"/>
        </table:table-row>
        <table:table-row table:style-name="ro44">
          <table:table-cell table:style-name="ce13" office:value-type="string">
            <text:p>DRU 9. Ativos do domínio são especificados; adquiridos ou desenvolvidos, e mantidos por todo o seu ciclo de vida.</text:p>
            <text:p><text:span text:style-name="T1">As evidências apresentadas para este resultado permitem assegurar que (i) foram elaboradas especificações sobre ativos de </text:span><text:span text:style-name="T1">domínio?; (ii) ativos de domínio foram adquiridos ou desenvolvidos, conforme pertinente, e mantidos ao longo do seu ciclo de </text:span><text:span text:style-name="T1">vida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4"/>
          <table:table-cell table:style-name="ce190" table:number-columns-repeated="2"/>
          <table:table-cell table:number-columns-repeated="1016"/>
        </table:table-row>
        <table:table-row table:style-name="ro1" table:number-rows-repeated="3">
          <table:table-cell table:style-name="ce15"/>
          <table:table-cell table:style-name="ce43"/>
          <table:table-cell table:style-name="ce63" table:number-columns-repeated="4"/>
          <table:table-cell table:style-name="ce190" table:number-columns-repeated="2"/>
          <table:table-cell table:number-columns-repeated="1016"/>
        </table:table-row>
        <table:table-row table:style-name="ro1">
          <table:table-cell table:style-name="ce124"/>
          <table:table-cell table:style-name="ce214" table:number-columns-repeated="7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,F)</text:p>
          </table:table-cell>
          <table:table-cell table:style-name="ce76"/>
          <table:table-cell table:style-name="ce64"/>
          <table:table-cell table:style-name="ce76" table:number-columns-repeated="4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DE" table:style-name="ta19" table:print="false">
        <table:table-column table:style-name="co3" table:default-cell-style-name="ce90"/>
        <table:table-column table:style-name="co7" table:default-cell-style-name="ce94"/>
        <table:table-column table:style-name="co5" table:number-columns-repeated="6" table:default-cell-style-name="ce94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Gerência de Decisões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>
            <text:p>O propósito do processo Gerência de Decisões é analisar possíveis decisões críticas usando um processo formal, com critérios estabelecidos, para avaliação das alternativas identificadas.</text:p>
          </table:table-cell>
          <table:table-cell table:style-name="ce91"/>
          <table:table-cell table:style-name="ce95"/>
          <table:table-cell table:style-name="ce61" table:number-columns-repeated="5"/>
          <table:table-cell table:number-columns-repeated="1016"/>
        </table:table-row>
        <table:table-row table:style-name="ro21">
          <table:table-cell table:style-name="ce13" office:value-type="string">
            <text:p>GDE 1. Guias organizacionais para a gerência de decisões são estabelecidos e mantidos.</text:p>
            <text:p><text:span text:style-name="T1">As evidências apresentadas para este resultado permitem assegurar que (i) foram definidos os tipos de problemas ou </text:span><text:span text:style-name="T1">questões que devem ser tratadas por meio de um processo formal de decisão e como as decisões devem ser tomadas? (ii) </text:span><text:span text:style-name="T1">estas definições são mantidas, conforme necessári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13" office:value-type="string">
            <text:p>GDE 2. O problema ou questão a ser objeto de um processo formal de tomada de decisão é definido.</text:p>
            <text:p><text:span text:style-name="T1">As evidências apresentadas para este resultado permitem assegurar que o problema ou questão a ser objeto de um processo </text:span><text:span text:style-name="T1">formal de tomada de decisão foi definid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6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13" office:value-type="string">
            <text:p>GDE 3. Critérios para avaliação das alternativas de solução são estabelecidos e mantidos em ordem de importância, de forma que os critérios mais importantes exerçam mais influência na avaliação.</text:p>
            <text:p><text:span text:style-name="T1">As evidências apresentadas para este resultado permitem assegurar que (i) critérios para avaliar as soluções alternativas </text:span><text:span text:style-name="T1">foram definidos e revistos, quando necessário?; (ii) os critérios estão em ordem de importância, de modo que os mais </text:span><text:span text:style-name="T1">importantes exercem mais influência sobre a avaliaçã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89"/>
          <table:table-cell table:style-name="ce93" office:value-type="string">
            <text:p>(T,L,P,N,NA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98"/>
          <table:table-cell table:number-columns-repeated="1016"/>
        </table:table-row>
        <table:table-row table:style-name="ro16">
          <table:table-cell table:style-name="ce13" office:value-type="string">
            <text:p>GDE 4. Alternativas de solução aceitáveis para o problema ou questão são identificadas.</text:p>
            <text:p><text:span text:style-name="T1">As evidências apresentadas para este resultado permitem assegurar que foram identificadas soluções alternativas aceitáveis </text:span><text:span text:style-name="T1">para o problema ou questões especificada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89"/>
          <table:table-cell table:style-name="ce93" office:value-type="string">
            <text:p>(T,L,P,N,NA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98"/>
          <table:table-cell table:number-columns-repeated="1016"/>
        </table:table-row>
        <table:table-row table:style-name="ro21">
          <table:table-cell table:style-name="ce13" office:value-type="string">
            <text:p>GDE 5. Os métodos de avaliação das alternativas de solução são selecionados de acordo com sua viabilidade de aplicação.</text:p>
            <text:p><text:span text:style-name="T1">As evidências apresentadas para este resultado permitem assegurar que foram selecionados métodos para avaliar as </text:span><text:span text:style-name="T1">soluções alternativas, considerando a viabilidade de sua aplicação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89"/>
          <table:table-cell table:style-name="ce93" office:value-type="string">
            <text:p>(T,L,P,N,NA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98"/>
          <table:table-cell table:number-columns-repeated="1016"/>
        </table:table-row>
        <table:table-row table:style-name="ro16">
          <table:table-cell table:style-name="ce13" office:value-type="string">
            <text:p>GDE 6. Soluções alternativas são avaliadas usando os critérios e métodos estabelecidos.</text:p>
            <text:p><text:span text:style-name="T1">As evidências apresentadas para este resultado permitem assegurar que a avaliação das alternativas de solução foi realizada </text:span><text:span text:style-name="T1">utilizando os critérios e os métodos defini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89"/>
          <table:table-cell table:style-name="ce93" office:value-type="string">
            <text:p>(T,L,P,N,NA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98"/>
          <table:table-cell table:number-columns-repeated="1016"/>
        </table:table-row>
        <table:table-row table:style-name="ro21">
          <table:table-cell table:style-name="ce13" office:value-type="string">
            <text:p>GDE 7. Decisões são tomadas com base na avaliação das alternativas utilizando os critérios de avaliação estabelecidos.</text:p>
            <text:p><text:span text:style-name="T1">As evidências apresentadas para este resultado permitem assegurar que as soluções foram selecionadas considerando os </text:span><text:span text:style-name="T1">resultados da avaliação das alternativas, usando como base os critérios e métodos estabelecidos?</text:span></text:p>
          </table:table-cell>
          <table:table-cell table:style-name="ce40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89"/>
          <table:table-cell table:style-name="ce93" office:value-type="string">
            <text:p>(T,L,P,N,NA)</text:p>
          </table:table-cell>
          <table:table-cell table:style-name="ce97"/>
          <table:table-cell table:style-name="ce98" table:number-columns-repeated="3"/>
          <table:table-cell table:style-name="ce99"/>
          <table:table-cell table:style-name="ce98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 table:number-rows-repeated="1048145">
          <table:table-cell table:number-columns-repeated="1024"/>
        </table:table-row>
        <table:table-row table:style-name="ro24">
          <table:table-cell table:number-columns-repeated="1024"/>
        </table:table-row>
      </table:table>
      <table:table table:name="GRI" table:style-name="ta20" table:print="false">
        <table:table-column table:style-name="co3" table:default-cell-style-name="Normal_20_2"/>
        <table:table-column table:style-name="co7" table:default-cell-style-name="Normal_20_2"/>
        <table:table-column table:style-name="co5" table:number-columns-repeated="6" table:default-cell-style-name="Normal_20_2"/>
        <table:table-column table:style-name="co6" table:number-columns-repeated="1016" table:default-cell-style-name="Normal_20_2"/>
        <table:table-row table:style-name="ro10">
          <table:table-cell table:style-name="ce9" office:value-type="string">
            <text:p>Gerência de Riscos</text:p>
          </table:table-cell>
          <table:table-cell table:style-name="ce36" table:number-columns-repeated="6"/>
          <table:table-cell table:style-name="ce84"/>
          <table:table-cell table:number-columns-repeated="1016"/>
        </table:table-row>
        <table:table-row table:style-name="ro11">
          <table:table-cell table:style-name="ce10" office:value-type="string">
            <text:p>PREENCHIDO PELA EMPRESA</text:p>
          </table:table-cell>
          <table:table-cell table:style-name="ce37"/>
          <table:table-cell table:style-name="ce59" table:number-columns-repeated="5"/>
          <table:table-cell table:style-name="ce85"/>
          <table:table-cell table:number-columns-repeated="1016"/>
        </table:table-row>
        <table:table-row table:style-name="ro12">
          <table:table-cell table:style-name="ce11" office:value-type="string">
            <text:p>Resultado esperado / evidências</text:p>
          </table:table-cell>
          <table:table-cell table:style-name="ce38" office:value-type="string">
            <text:p>Fonte da evidência</text:p>
          </table:table-cell>
          <table:table-cell table:style-name="ce60" office:value-type="string">
            <text:p>ORG</text:p>
          </table:table-cell>
          <table:table-cell table:style-name="ce60" office:value-type="string">
            <text:p>Projeto 1</text:p>
          </table:table-cell>
          <table:table-cell table:style-name="ce60" office:value-type="string">
            <text:p>Projeto 2</text:p>
          </table:table-cell>
          <table:table-cell table:style-name="ce60" office:value-type="string">
            <text:p>Projeto 3</text:p>
          </table:table-cell>
          <table:table-cell table:style-name="ce60" office:value-type="string">
            <text:p>Projeto 4</text:p>
          </table:table-cell>
          <table:table-cell table:style-name="ce86" office:value-type="string">
            <text:p>Final</text:p>
          </table:table-cell>
          <table:table-cell table:number-columns-repeated="1016"/>
        </table:table-row>
        <table:table-row table:style-name="ro14">
          <table:table-cell table:style-name="ce12" office:value-type="string">
            <text:p>O propósito do processo Gerência de Riscos é identificar, analisar, tratar, monitorar e reduzir continuamente os riscos em nível organizacional e de projeto.</text:p>
          </table:table-cell>
          <table:table-cell table:style-name="ce91"/>
          <table:table-cell table:style-name="ce95"/>
          <table:table-cell table:style-name="ce61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GRI 1. O escopo da gerência de riscos é determinado.</text:p>
            <text:p><text:span text:style-name="T1">As evidências apresentadas para este resultado permitem assegurar que o escopo da gerência de riscos foi determinado seja </text:span><text:span text:style-name="T1">dentro do âmbito dos projetos, ou relativo a atividades organizacionai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1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49">
          <table:table-cell table:style-name="ce13" office:value-type="string">
            <text:p>GRI 2. As origens e as categorias de riscos são determinadas e os parâmetros usados para analisar riscos, categorizá-los e controlar o esforço da gerência de riscos são definidos.</text:p>
            <text:p><text:span text:style-name="T1">As evidências apresentadas para este resultado permitem assegurar que: (i) existem categorias e origens dos riscos </text:span><text:span text:style-name="T1">definidas?; (ii) existem parâmetros definidos para analisar os riscos, categorizá-los e controlar o esforço da gerência do risc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4"/>
          <table:table-cell table:style-name="ce224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GRI 3. As estratégias apropriadas para a gerência de riscos são definidas e implementadas.</text:p>
            <text:p><text:span text:style-name="T1">As evidências apresentadas para este resultado permitem assegurar que foram definidas estratégias para a gerência de </text:span><text:span text:style-name="T1">riscos e se estas foram implementada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1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9">
          <table:table-cell table:style-name="ce13" office:value-type="string">
            <text:p>GRI 4. Os riscos do projeto são identificados e documentados, incluindo seu contexto, condições e possíveis consequências para o projeto e as partes interessadas.</text:p>
            <text:p><text:span text:style-name="T1">As evidências apresentadas para este resultado permitem assegurar que: (i) os riscos do projeto foram identificados e </text:span><text:span text:style-name="T1">documentados?; (ii) a documentação inclui o contexto, as condições e as possíveis consequências para o projeto e as partes </text:span><text:span text:style-name="T1">interessada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4"/>
          <table:table-cell table:style-name="ce224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48">
          <table:table-cell table:style-name="ce13" office:value-type="string">
            <text:p>GRI 5. Os riscos são priorizados, estimados e classificados de acordo com as categorias e os parâmetros definidos.</text:p>
            <text:p><text:span text:style-name="T1">As evidências apresentadas para este resultado permitem assegurar que os riscos do projeto foram priorizados, estimados e </text:span><text:span text:style-name="T1">classificados conforme as categorias e os parâmetros estabelecidos nas estratégias definidas para a gerência de risc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4"/>
          <table:table-cell table:style-name="ce224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6">
          <table:table-cell table:style-name="ce13" office:value-type="string">
            <text:p>GRI 6. Planos para a mitigação de riscos são desenvolvidos.</text:p>
            <text:p><text:span text:style-name="T1">As evidências apresentadas para este resultado permitem assegurar que foram desenvolvidos planos para a mitigação dos </text:span><text:span text:style-name="T1">riscos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5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5"/>
          <table:table-cell table:number-columns-repeated="1016"/>
        </table:table-row>
        <table:table-row table:style-name="ro24">
          <table:table-cell table:style-name="ce191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21">
          <table:table-cell table:style-name="ce13" office:value-type="string">
            <text:p>GRI 7. Os riscos são analisados e a prioridade de aplicação dos recursos para o monitoramento desses riscos é determinada.</text:p>
            <text:p><text:span text:style-name="T1">As evidências apresentadas para este resultado permitem assegurar que os riscos foram analisados e se foi determinada a </text:span><text:span text:style-name="T1">prioridade de alocação dos recursos para o monitorament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4"/>
          <table:table-cell table:style-name="ce224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9">
          <table:table-cell table:style-name="ce13" office:value-type="string">
            <text:p>GRI 8. Os riscos são avaliados e monitorados para determinar mudanças em sua situação e no progresso das atividades para seu tratamento.</text:p>
            <text:p><text:span text:style-name="T1">As evidências apresentadas para este resultado permitem assegurar que: (i) os riscos são avaliados e monitorados para </text:span><text:span text:style-name="T1">determinar mudanças na sua situação?; (ii) as atividades para tratamento dos riscos são monitoras para determinar </text:span><text:span text:style-name="T1">mudanças em seu progresso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4"/>
          <table:table-cell table:style-name="ce224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19">
          <table:table-cell table:style-name="ce13" office:value-type="string">
            <text:p>GRI 9. Ações apropriadas são executadas para corrigir ou evitar o impacto do risco, baseadas na sua prioridade, probabilidade, consequência ou outros parâmetros definidos.</text:p>
            <text:p><text:span text:style-name="T1">As evidências apresentadas para este resultado permitem assegurar que foram executadas as ações definidas nas </text:span><text:span text:style-name="T1">estratégias para a gerência de riscos do projeto com base nos parâmetros definidos para o risco (por exemplo, prioridade, </text:span><text:span text:style-name="T1">probabilidade, consequência, entre outros)?</text:span></text:p>
          </table:table-cell>
          <table:table-cell table:style-name="ce92"/>
          <table:table-cell table:style-name="ce96" table:number-columns-repeated="6"/>
          <table:table-cell table:number-columns-repeated="1016"/>
        </table:table-row>
        <table:table-row table:style-name="ro24">
          <table:table-cell table:style-name="ce14"/>
          <table:table-cell table:style-name="ce44"/>
          <table:table-cell table:style-name="ce208"/>
          <table:table-cell table:style-name="ce213" table:number-columns-repeated="4"/>
          <table:table-cell table:style-name="ce224"/>
          <table:table-cell table:number-columns-repeated="1016"/>
        </table:table-row>
        <table:table-row table:style-name="ro24">
          <table:table-cell table:style-name="ce14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2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16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57"/>
          <table:table-cell table:style-name="ce209"/>
          <table:table-cell table:style-name="ce183" table:number-columns-repeated="4"/>
          <table:table-cell table:style-name="ce225"/>
          <table:table-cell table:number-columns-repeated="1016"/>
        </table:table-row>
        <table:table-row table:style-name="ro24">
          <table:table-cell table:style-name="ce223"/>
          <table:table-cell table:style-name="ce182" office:value-type="string">
            <text:p>(T,L,P,N,NA)</text:p>
          </table:table-cell>
          <table:table-cell table:style-name="ce207"/>
          <table:table-cell table:style-name="ce212" table:number-columns-repeated="5"/>
          <table:table-cell table:number-columns-repeated="1016"/>
        </table:table-row>
        <table:table-row table:style-name="ro24">
          <table:table-cell table:style-name="ce18"/>
          <table:table-cell table:style-name="ce45" table:number-columns-repeated="7"/>
          <table:table-cell table:number-columns-repeated="1016"/>
        </table:table-row>
        <table:table-row table:style-name="ro24">
          <table:table-cell table:style-name="ce19" office:value-type="string">
            <text:p>Atributos de Processo</text:p>
          </table:table-cell>
          <table:table-cell table:style-name="ce46" table:number-columns-repeated="5"/>
          <table:table-cell table:style-name="ce79"/>
          <table:table-cell table:style-name="ce87"/>
          <table:table-cell table:number-columns-repeated="1016"/>
        </table:table-row>
        <table:table-row table:style-name="ro11">
          <table:table-cell table:style-name="ce20" office:value-type="string">
            <text:p>Resultado esperado / evidências</text:p>
          </table:table-cell>
          <table:table-cell table:style-name="ce47"/>
          <table:table-cell table:style-name="ce65" table:number-columns-repeated="4"/>
          <table:table-cell table:style-name="ce80"/>
          <table:table-cell table:style-name="ce88"/>
          <table:table-cell table:number-columns-repeated="1016"/>
        </table:table-row>
        <table:table-row table:style-name="ro3">
          <table:table-cell table:style-name="ce21" office:value-type="string">
            <text:p>AP 1.1 O processo é executado</text:p>
          </table:table-cell>
          <table:table-cell table:style-name="ce48"/>
          <table:table-cell table:style-name="ce66" table:number-columns-repeated="4"/>
          <table:table-cell table:style-name="ce81" table:number-columns-repeated="2"/>
          <table:table-cell table:number-columns-repeated="1016"/>
        </table:table-row>
        <table:table-row table:style-name="ro16">
          <table:table-cell table:style-name="ce22" office:value-type="string">
            <text:p>RAP 1. O processo atinge seus resultados definidos.</text:p>
            <text:p><text:span text:style-name="T1">As evidências apresentadas para este resultado permitem assegurar que o processo transforma produtos de trabalho de </text:span><text:span text:style-name="T1">entrada identificáveis em produtos de trabalho de saída, também identificáveis, permitindo atingir o propósito do processo?</text:span></text:p>
          </table:table-cell>
          <table:table-cell table:style-name="ce49"/>
          <table:table-cell table:style-name="ce67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4">
          <table:table-cell table:style-name="ce23" office:value-type="string">
            <text:p>AP 2.1 O processo é gerenciado</text:p>
          </table:table-cell>
          <table:table-cell table:style-name="ce50"/>
          <table:table-cell table:style-name="ce68" table:number-columns-repeated="4"/>
          <table:table-cell table:style-name="ce82" table:number-columns-repeated="2"/>
          <table:table-cell table:number-columns-repeated="1016"/>
        </table:table-row>
        <table:table-row table:style-name="ro19">
          <table:table-cell table:style-name="ce24" office:value-type="string">
            <text:p>RAP 2. Existe uma política organizacional estabelecida e mantida para o processo.</text:p>
            <text:p><text:span text:style-name="T1">As evidências apresentadas para este resultado permitem assegurar: (i) que foi definida uma política organizacional </text:span><text:span text:style-name="T1">estabelecendo as expectativas da organização para a execução do processo e se esta política é conhecida e de fácil acesso </text:span><text:span text:style-name="T1">aos interessados? (ii) que a política organizacional foi atualizada, quando necessário? (iii) que a política organizacional tem </text:span><text:span text:style-name="T1">respaldo da alta administração (por exemplo, por meio de aprovação da alta administração)?</text:span></text:p>
          </table:table-cell>
          <table:table-cell table:style-name="ce51"/>
          <table:table-cell table:style-name="ce69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3. A execução do processo é planejada.</text:p>
            <text:p><text:span text:style-name="T1">As evidências apresentadas para este resultado permitem assegurar que existe um plano para a execução do processo? <text:s text:c="8"/></text:span><text:span text:style-name="T1"><text:s text:c="51"/></text:span></text:p>
          </table:table-cell>
          <table:table-cell table:style-name="ce52"/>
          <table:table-cell table:style-name="ce53" table:number-columns-repeated="4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4" office:value-type="string">
            <text:p>RAP 4. (Para o nível G). A execução do processo é monitorada e ajustes são realizados. <text:s text:c="51"/><text:s text:c="28"/><text:span text:style-name="T1">As evidências apresentadas para este resultado permitem assegurar que <text:s/>o processo foi executado </text:span><text:span text:style-name="T1">conforme planejado e se ações corretivas foram tomadas quando a execução do processo se desviou dos plan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4. (A partir do nível F). Medidas são planejadas e coletadas para monitoração da execução do processo e ajustes são realizados.</text:p>
            <text:p><text:span text:style-name="T1">As evidências apresentadas para este resultado permitem assegurar que <text:s/>a execução do processo foi monitorada por meio de </text:span><text:span text:style-name="T1">medidas e se ajustes foram realizados para tratar desvio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té o nível F). As informações e os recursos necessários para a execução do processo são identificados e disponib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5. (A partir do nível E) Os recursos e informações necessários para executar o processo definido são disponibilizados, alocados e utilizados.</text:p>
            <text:p><text:span text:style-name="T1">As evidências apresentadas para este resultado permitem assegurar que foram identificados e disponibilizados os recursos e </text:span><text:span text:style-name="T1">as informações necessários para executar o processo definid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té o nível F). As responsabilidades e a autoridade para executar o processo são definidas, atribuídas e comunicadas. <text:s text:c="70"/><text:span text:style-name="T3"><text:s/></text:span></text:p>
            <text:p><text:span text:style-name="T1">As evidências apresentadas para este resultado permitem assegurar que as responsabilidades e a autoridade para executar o </text:span><text:span text:style-name="T1">processo foram definidas, atribuídas e comunicada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6. (A partir do nível E). Os papéis requeridos, responsabilidades e autoridade para execução do processo definido são atribuídos e comunicados.</text:p>
            <text:p><text:span text:style-name="T1">As evidências apresentadas para este resultado permitem assegurar que os papéis requeridos, as responsabilidades e a </text:span><text:span text:style-name="T1">autoridade para executar o processo definido foram definidos, atribuídos e comunicados a todas as partes interessadas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té o nível F). As pessoas que executam o processo são competentes em termos de formação, treinamento e experiência. <text:s text:c="71"/></text:p>
            <text:p><text:span text:style-name="T1">As evidências apresentadas para este resultado permitem assegurar que foi fornecido treinamento <text:s/>formal (cursos) ou </text:span><text:span text:style-name="T1">informal (mentoring) para a execução do processo? (Considerar que, quando o indivíduo já possui o perfil e habilidades para </text:span><text:span text:style-name="T1">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7. (A partir do nível E). As pessoas que executam o processo definido são competentes em termos de formação, treinamento e experiência.</text:p>
            <text:p><text:span text:style-name="T1">As evidências apresentadas para este resultado permitem assegurar que <text:s/>foi fornecido treinamento <text:s/>formal (cursos) ou </text:span><text:span text:style-name="T1">informal (mentoring) para a execução do processo definido? (Considerar que, quando o indivíduo já possui o perfil e </text:span><text:span text:style-name="T1">habilidades para executar o processo, o treinamento é dispensável.)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9">
          <table:table-cell table:style-name="ce24" office:value-type="string">
            <text:p>RAP 8. A comunicação entre as partes interessadas no processo é gerenciada de forma a garantir o seu envolvimento.</text:p>
            <text:p><text:span text:style-name="T1">As evidências apresentadas para este resultado permitem assegurar que a comunicação entre as partes interessadas no </text:span><text:span text:style-name="T1">processo foi gerenciada de forma a garantir o seu envolvi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9. (Até o nível F).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os resultados do processo foram revistos com a </text:span><text:span text:style-name="T1">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24" office:value-type="string">
            <text:p>RAP 9. (A partir do nível E). Métodos adequados para monitorar a eficácia e adequação do processo são determinados e os resultados do processo são revistos com a gerência de alto nível para fornecer visibilidade sobre a sua situação na organização. <text:s text:c="74"/></text:p>
            <text:p><text:span text:style-name="T1">As evidências apresentadas para este resultado permitem assegurar que <text:s/>foram definidos e utilizados métodos que forneçam </text:span><text:span text:style-name="T1">visibilidade do estado da execução do processo à gerência de alto nível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4" office:value-type="string">
            <text:p>RAP 10. (Para o nível G). O processo planejado para o projeto é executado. <text:s text:c="73"/><text:s/></text:p>
            <text:p><text:span text:style-name="T1">As evidências apresentadas para este resultado permitem assegurar que o projeto foi conduzido a partir da execução do seu </text:span><text:span text:style-name="T1">processo planejado, bem como se existem registros de execução das atividades do processo com base no seu </text:span><text:span text:style-name="T1">planejament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4" office:value-type="string">
            <text:p>RAP 10. (A partir do nível F) A aderência dos processos executados às descrições de processo, padrões e procedimentos é avaliada objetivamente e são tratadas as não conformidades.<text:span text:style-name="T1"> <text:s text:c="67"/></text:span><text:span text:style-name="T1"><text:s text:c="7"/></text:span></text:p>
            <text:p><text:span text:style-name="T1">As evidências apresentadas para este resultado permitem assegurar que: (i) foi verificado se o processo foi executado </text:span><text:span text:style-name="T1">seguindo <text:s/>as descrições do processo, padrões e procedimentos aplicáveis? (ii) em caso de não conformidades, ações </text:span><text:span text:style-name="T1">corretivas são estabelecidas e gerenciadas até a sua conclusão?</text:span></text:p>
          </table:table-cell>
          <table:table-cell table:style-name="ce53" table:number-columns-repeated="5"/>
          <table:table-cell table:style-name="ce82" table:number-columns-repeated="2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6" office:value-type="string">
            <text:p>AP 2.2 Os produtos de trabalho do processo são gerenciados</text:p>
          </table:table-cell>
          <table:table-cell table:style-name="ce54" table:number-columns-repeated="7"/>
          <table:table-cell table:number-columns-repeated="1016"/>
        </table:table-row>
        <table:table-row table:style-name="ro16">
          <table:table-cell table:style-name="ce27" office:value-type="string">
            <text:p>RAP 11. Os requisitos dos produtos de trabalho do processo são identificados.<text:span text:style-name="T1"> </text:span></text:p>
            <text:p><text:span text:style-name="T1">As evidências apresentadas para este resultado permitem assegurar que <text:s/>os requisitos dos produtos de trabalho do processo </text:span><text:span text:style-name="T1">foram ident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2. Requisitos para documentação e controle dos produtos de trabalho são estabelecidos.<text:span text:style-name="T1"> </text:span></text:p>
            <text:p><text:span text:style-name="T1">As evidências apresentadas para este resultado permitem assegurar que foram especificadas as necessidades de </text:span><text:span text:style-name="T1">documentação e os níveis de controle para os produtos de trabalho do process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7" office:value-type="string">
            <text:p>RAP 13. Os produtos de trabalho são colocados em níveis apropriados de controle.<text:span text:style-name="T1"> </text:span></text:p>
            <text:p><text:span text:style-name="T1">As evidências apresentadas para este resultado permitem assegurar que os produtos de trabalho do processo estão sob os </text:span><text:span text:style-name="T1">níveis de controle especificados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0">
          <table:table-cell table:style-name="ce27" office:value-type="string">
            <text:p>RAP 14. Os produtos de trabalho são avaliados objetivamente com relação aos padrões, procedimentos e requisitos aplicáveis e são tratadas as não conformidades.<text:span text:style-name="T1"> </text:span></text:p>
            <text:p><text:span text:style-name="T1">As evidências apresentadas para este resultado permitem assegurar que: (i) foi verificado se os produtos de trabalho gerados </text:span><text:span text:style-name="T1">pela execução do processo seguem os padrões, procedimentos e requisitos aplicáveis?; (ii) em caso de não conformidades, </text:span><text:span text:style-name="T1">ações corretivas são estabelecidas e gerenciadas até a sua conclusão?</text:span></text:p>
          </table:table-cell>
          <table:table-cell table:style-name="ce54" table:number-columns-repeated="7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28" office:value-type="string">
            <text:p>AP 3.1. O processo é defini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9" office:value-type="string">
            <text:p>RAP 15. Um processo padrão é descrito, incluindo diretrizes para sua adaptação para o processo definido para um projeto.</text:p>
            <text:p><text:span text:style-name="T1">As evidências apresentadas para este resultado permitem assegurar que existe a definição de um processo padrão e de </text:span><text:span text:style-name="T1">diretrizes para a sua adaptação para projetos específic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28" office:value-type="string">
            <text:p>RAP 16. A sequência e interação do processo padrão com outros processos são determinadas. </text:p>
            <text:p><text:span text:style-name="T1">As evidências apresentadas para este resultado permitem assegurar que a sequência de execução e a interação deste </text:span><text:span text:style-name="T1">processo padrão com os outros processos estão definida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7. Os papéis e competências requeridos para executar o processo são identificados como parte do processo padrão. </text:p>
            <text:p><text:span text:style-name="T1">As evidências apresentadas para este resultado permitem assegurar que foram identificados no processo padrão os papéis e </text:span><text:span text:style-name="T1">competências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18. A infra-estrutura e o ambiente de trabalho requeridos para executar o processo são identificados como parte do processo padrão. </text:p>
            <text:p><text:span text:style-name="T1">As evidências apresentadas para este resultado permitem assegurar que foram identificados no processo padrão todos os </text:span><text:span text:style-name="T1">elementos de infra-estrutura e do ambiente de trabalho requeridos para executar 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0" office:value-type="string">
            <text:p>AP 3.2 O processo está implementado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21">
          <table:table-cell table:style-name="ce28" office:value-type="string">
            <text:p>RAP 19. Um processo definido é implementado para o projeto baseado nas diretrizes para seleção e/ou adaptação do processo padrão. </text:p>
            <text:p><text:span text:style-name="T1">As evidências apresentadas para este resultado permitem assegurar que foi implementado um processo definido para o </text:span><text:span text:style-name="T1">projeto, a partir do processo padrão e das diretrizes existentes para a sua seleção/adaptação? 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5">
          <table:table-cell table:style-name="ce28" office:value-type="string">
            <text:p>RAP 20. A infra-estrutura e o ambiente de trabalho requeridos para executar o processo definido são disponibilizados, gerenciados e mantidos. </text:p>
            <text:p><text:span text:style-name="T1">As evidências apresentadas para este resultado permitem assegurar que: (i) foram disponibilizados a infra-estrutura e o </text:span><text:span text:style-name="T1">ambiente de trabalho para executar o processo definido?; (ii) a gerência e manutenção dessa infra-estrutura e do ambiente de </text:span><text:span text:style-name="T1">trabalho foi realizada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28" office:value-type="string">
            <text:p>RAP 21. Dados apropriados são coletados e analisados, constituindo uma base para o entendimento do comportamento do processo, para demonstrar a adequação e a eficácia do processo, e avaliar onde pode ser feita a melhoria contínua do processo. </text:p>
            <text:p><text:span text:style-name="T1">As evidências apresentadas para este resultado permitem assegurar que: (i) os dados necessários para o entendimento do </text:span><text:span text:style-name="T1">comportamento, adequação e efetividade do processo foram identificados, coletados e analisados?; (ii) os resultados foram </text:span><text:span text:style-name="T1">usados para identificar oportunidades de melhoria no processo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28" office:value-type="string">
            <text:p>RAP 22. Produtos de trabalho e lições aprendidas são coletados e armazenados na biblioteca de ativos de processo, para uso futuro e apoio à melhoria contínua do processo. </text:p>
            <text:p><text:span text:style-name="T1">As evidências apresentadas para este resultado permitem assegurar que os produtos de trabalho e as lições aprendidas nos </text:span><text:span text:style-name="T1">projetos foram coletados e armazenados na biblioteca de ativos de processos?</text:span></text:p>
          </table:table-cell>
          <table:table-cell table:style-name="ce55"/>
          <table:table-cell table:style-name="ce72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1 O processo é medi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26">
          <table:table-cell table:style-name="ce32" office:value-type="string">
            <text:p>RAP 23. As necessidades de informação dos processos, requeridas para apoiar objetivos de negócio relevantes da organização, são identificadas.</text:p>
            <text:p><text:span text:style-name="T1">As evidências apresentadas para este resultado permitem assegurar que foram identificadas as necessidades de informação </text:span><text:span text:style-name="T1">dos processos requeridas para apoiar o alcance dos objetivos de negócio relevantes da organização? 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4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4. A partir do conjunto de processos padrão da organização e das necessidades de informação, são selecionados os processos e/ou subprocessos que serão objeto de análise de desempenho.</text:p>
            <text:p><text:span text:style-name="T1">As evidências apresentadas para este resultado permitem assegurar que <text:s/>a escolha dos processos ou sub-processos para </text:span><text:span text:style-name="T1">análise de desempenho foi realizada considerando as necessidades de informação identificadas? <text:s/>(A execução desta </text:span><text:span text:style-name="T1">identificação é obrigatória e deve ser realizada uma única vez e ao mesmo tempo para todos os processos)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3">
          <table:table-cell table:style-name="ce15"/>
          <table:table-cell table:style-name="ce44" office:value-type="string">
            <text:p>(T,L,P,N,NA<text:span text:style-name="T3">)</text:span>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4">
          <table:table-cell table:style-name="ce33" office:value-type="string">
            <text:p>OBS: Caso este processo ou subprocessos a ele relacionados não tenham sido escolhidos para análise de desempenho, todos os RAPs a seguir são declarados Fora de Escopo (F)</text:p>
          </table:table-cell>
          <table:table-cell table:style-name="ce57"/>
          <table:table-cell table:style-name="ce74"/>
          <table:table-cell table:style-name="ce77" table:number-columns-repeated="3"/>
          <table:table-cell table:style-name="ce83"/>
          <table:table-cell table:style-name="ce77"/>
          <table:table-cell table:number-columns-repeated="1016"/>
        </table:table-row>
        <table:table-row table:style-name="ro21">
          <table:table-cell table:style-name="ce32" office:value-type="string">
            <text:p>RAP 25. Objetivos de medição do processo e/ou subprocesso são derivados das necessidades de informação do processo.</text:p>
            <text:p><text:span text:style-name="T1">As evidências apresentadas para este resultado permitem assegurar que os objetivos de medição do processo e/ou sub-</text:span><text:span text:style-name="T1">process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26. Objetivos quantitativos de qualidade e de desempenho dos processos e/ou subprocessos são definidos para apoiar os objetivos de negócio.</text:p>
            <text:p><text:span text:style-name="T1">As evidências apresentadas para este resultado permitem assegurar que os objetivos quantitativos para qualidade e </text:span><text:span text:style-name="T1">desempenho do processo da organização foram definidos a partir das necessidades de inform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0">
          <table:table-cell table:style-name="ce32" office:value-type="string">
            <text:p>RAP 27. Medidas, bem como a frequência de realização de suas medições, são identificadas e definidas de acordo com os objetivos de medição do processo/subprocesso e os objetivos quantitativos de qualidade e de desempenho do processo.</text:p>
            <text:p><text:span text:style-name="T1">As evidências apresentadas para este resultado permitem assegurar que: (i) as medidas especificamente orientadas para </text:span><text:span text:style-name="T1">análise de desempenho do processo foram identificadas, definidas e incorporadas ao plano de medição da organização? (ii) </text:span><text:span text:style-name="T1">foi definida a frequência de realização das mediçõe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28. Resultados das medições são coletados, analisados e comunicados para monitorar o atendimento dos objetivos quantitativos de qualidade e de desempenho do processo/subprocesso.</text:p>
            <text:p><text:span text:style-name="T1">As evidências apresentadas para este resultado permitem assegurar que: (i) foram coletadas medidas dos projetos da </text:span><text:span text:style-name="T1">organização que usam o processo/sub-processo?; (ii) essas medições foram analisadas e reportadas para monitorar o </text:span><text:span text:style-name="T1">atendimento dos objetivos quantitativos de qualidade e de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29. Resultados de medição são utilizados para caracterizar o desempenho do processo/subprocesso.</text:p>
            <text:p><text:span text:style-name="T1">As evidências apresentadas para este resultado permitem assegurar que os resultados das medições foram utilizados para </text:span><text:span text:style-name="T1">caracterizar o desempenho do processo/sub-process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1" office:value-type="string">
            <text:p>AP 4.2 O processo é controlado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6">
          <table:table-cell table:style-name="ce32" office:value-type="string">
            <text:p>RAP 30. Técnicas de análise e de controle de desempenho são identificadas e aplicadas quando necessário.</text:p>
            <text:p><text:span text:style-name="T1">As evidências apresentadas para este resultado permitem assegurar que: (i) foram identificadas técnicas de análise e de </text:span><text:span text:style-name="T1">controle de desempenho? (ii) essas técnicas foram aplicadas quando necessári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2" office:value-type="string">
            <text:p>RAP 31. Limites de controle de variação são estabelecidos para o desempenho normal do processo.</text:p>
            <text:p><text:span text:style-name="T1">As evidências apresentadas para este resultado permitem assegurar que <text:s/>foi estabelecida a baseline de desempenho do </text:span><text:span text:style-name="T1">processo contendo informações sobre os limites de controle de variação calculados com base nas medidas coletadas nos </text:span><text:span text:style-name="T1">projeto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2. Dados de medição são analisados com relação a causas especiais de variação.</text:p>
            <text:p><text:span text:style-name="T1">As evidências apresentadas para este resultado permitem assegurar que os dados de medição foram analisados com relação </text:span><text:span text:style-name="T1">a causas 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3. Ações corretivas são realizadas para tratar causas especiais de variação.</text:p>
            <text:p><text:span text:style-name="T1">As evidências apresentadas para este resultado permitem assegurar que ações corretivas foram realizadas para tratar causas </text:span><text:span text:style-name="T1">especiais de vari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2" office:value-type="string">
            <text:p>RAP 34. Limites de controle são redefinidos, quando necessário, seguindo as ações corretivas.</text:p>
            <text:p><text:span text:style-name="T1">As evidências apresentadas para este resultado permitem assegurar que os limites de controle foram redefinidos, de acordo </text:span><text:span text:style-name="T1">com as ações corretivas identificadas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2" office:value-type="string">
            <text:p>RAP 35. Modelos de desempenho do processo são estabelecidos e mantidos.</text:p>
            <text:p><text:span text:style-name="T1">As evidências apresentadas para este resultado permitem assegurar que: (i) que foram estabelecidos modelos de </text:span><text:span text:style-name="T1">desempenho do processo? (ii) os modelos de desenpenho foram melhorados e ajustados em função do conhecimento </text:span><text:span text:style-name="T1">adquirido com o aumento de dados históricos, compreensão das características do processo medido ou mudanças no próprio </text:span><text:span text:style-name="T1">negócio da organização?</text:span></text:p>
          </table:table-cell>
          <table:table-cell table:style-name="ce56"/>
          <table:table-cell table:style-name="ce7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1 O processo é objeto de melhorias e inovações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7">
          <table:table-cell table:style-name="ce35" office:value-type="string">
            <text:p>RAP 36. Propostas de melhoria são coletadas e analisadas para estabelecer os objetivos de melhoria do processo, que são definidos de forma a apoiar os objetivos de negócio relevantes.</text:p>
            <text:p><text:span text:style-name="T1">As evidências apresentadas para este resultado permitem assegurar que: (i) foram coletadas e analisadas propostas de </text:span><text:span text:style-name="T1">melhoria no processo?; (ii) foram definidos objetivos de melhoria do processo com base nos objetivos de negócio relevantes </text:span><text:span text:style-name="T1">da organizaçã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37. Defeitos e outros problemas são identificados, classificados e selecionados para análise.</text:p>
            <text:p><text:span text:style-name="T1">As evidências apresentadas para este resultado permitem assegurar que dados de defeitos e de outros problemas foram </text:span><text:span text:style-name="T1">identificados, classificados e selecionados para análise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38. Defeitos e outros problemas selecionados são analisados para identificar sua causa raiz e soluções aceitáveis para evitar sua ocorrência futura.</text:p>
            <text:p><text:span text:style-name="T1">As evidências apresentadas para este resultado permitem assegurar que: (i) a análise da causa raiz de defeitos e de outros </text:span><text:span text:style-name="T1">problemas selecionados é realizada?; (ii) foram identificadas soluções para evitar a ocorrência futura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8">
          <table:table-cell table:style-name="ce35" office:value-type="string">
            <text:p>RAP 39. Dados adequados são analisados para identificar causas comuns de variação no desempenho do processo.</text:p>
            <text:p><text:span text:style-name="T1">As evidências apresentadas para este resultado permitem assegurar que dados foram analisados para identificar causas </text:span><text:span text:style-name="T1">comuns de variação no desempenho do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0. Dados adequados são analisados para identificar oportunidades para aplicar melhores práticas e inovações.</text:p>
            <text:p><text:span text:style-name="T1">As evidências apresentadas para este resultado permitem assegurar que dados adequados foram analisados para identificar </text:span><text:span text:style-name="T1">oportunidades de melhorias baseadas em melhores práticas e inovações? 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6">
          <table:table-cell table:style-name="ce35" office:value-type="string">
            <text:p>RAP 41. Oportunidades de melhoria derivadas de novas tecnologias e conceitos de processo são identificadas.</text:p>
            <text:p><text:span text:style-name="T1">As evidências apresentadas para este resultado permitem assegurar que houve uma busca e análise de oportunidades de </text:span><text:span text:style-name="T1">melhorias derivadas de novas tecnologias e de conceitos de processo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2. Uma estratégia de implementação é estabelecida e executada para alcançar os objetivos de melhoria do processo e para resolver problemas.</text:p>
            <text:p><text:span text:style-name="T1">As evidências apresentadas para este resultado permitem assegurar que foi definida e utilizada uma estratégia de </text:span><text:span text:style-name="T1">implementação para alcançar os objetivos de melhoria do processo e solução de problema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3">
          <table:table-cell table:style-name="ce34" office:value-type="string">
            <text:p>AP 5.2 O processo é otimizado continuamente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21">
          <table:table-cell table:style-name="ce35" office:value-type="string">
            <text:p>RAP 43. O impacto de todas as mudanças propostas é avaliado com relação aos objetivos do processo definido e do processo padrão.</text:p>
            <text:p><text:span text:style-name="T1">As evidências apresentadas para este resultado permitem assegurar que o impacto de todas as mudanças propostas foi </text:span><text:span text:style-name="T1">avaliado com relação aos objetivos do processo definido para o projeto e do processo padrã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9">
          <table:table-cell table:style-name="ce35" office:value-type="string">
            <text:p>RAP 44. A implementação de todas as mudanças acordadas é gerenciada para assegurar que qualquer alteração no desempenho do processo seja entendida e que sejam tomadas as ações pertinentes.</text:p>
            <text:p><text:span text:style-name="T1">As evidências apresentadas para este resultado permitem assegurar que: (i) a implementação das melhorias foi gerenciada </text:span><text:span text:style-name="T1">para garantir o entendimento de qualquer variação no desempenho do processo?; (ii) que ações corretivas foram executadas, </text:span><text:span text:style-name="T1">quando necessári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5. As ações implementadas para resolução de problemas e melhoria no processo são acompanhadas com medições para verificar se as mudanças no processo corrigiram o problema e melhoraram o seu desempenho.</text:p>
            <text:p><text:span text:style-name="T1">As evidências apresentadas para este resultado permitem assegurar que as ações implementadas foram acompanhadas com </text:span><text:span text:style-name="T1">medidas para verificar se corrigiram o problema e melhoraram o desempenho do processo.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21">
          <table:table-cell table:style-name="ce35" office:value-type="string">
            <text:p>RAP 46. Dados da análise de causas de problemas e de sua resolução são armazenados para uso em situações similares.</text:p>
            <text:p><text:span text:style-name="T1">As evidências apresentadas para este resultado permitem assegurar que foram armazenados dados de análise e resolução </text:span><text:span text:style-name="T1">de causas de problemas para uso em situações similares?</text:span></text:p>
          </table:table-cell>
          <table:table-cell table:style-name="ce58"/>
          <table:table-cell table:style-name="ce75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2"/>
          <table:table-cell table:style-name="ce62" table:number-columns-repeated="6"/>
          <table:table-cell table:number-columns-repeated="1016"/>
        </table:table-row>
        <table:table-row table:style-name="ro1" table:number-rows-repeated="4">
          <table:table-cell table:style-name="ce15"/>
          <table:table-cell table:style-name="ce43"/>
          <table:table-cell table:style-name="ce63" table:number-columns-repeated="6"/>
          <table:table-cell table:number-columns-repeated="1016"/>
        </table:table-row>
        <table:table-row table:style-name="ro1">
          <table:table-cell table:style-name="ce15"/>
          <table:table-cell table:style-name="ce44" office:value-type="string">
            <text:p>(T,L,P,N,NA,F)</text:p>
          </table:table-cell>
          <table:table-cell table:style-name="ce64"/>
          <table:table-cell table:style-name="ce76" table:number-columns-repeated="3"/>
          <table:table-cell table:style-name="ce78"/>
          <table:table-cell table:style-name="ce76"/>
          <table:table-cell table:number-columns-repeated="1016"/>
        </table:table-row>
        <table:table-row table:style-name="ro1" table:number-rows-repeated="10481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F1" svg:font-family="" style:font-pitch="variable"/>
    <style:font-face style:name="Arial1" svg:font-family="Arial" style:font-pitch="variable"/>
    <style:font-face style:name="Times New Roman" svg:font-family="'Times New Roman'" style:font-family-generic="roman" style:font-pitch="variable"/>
    <style:font-face style:name="F" svg:font-family="" style:font-family-generic="swiss" style:font-pitch="variable"/>
    <style:font-face style:name="Arial" svg:font-family="Arial" style:font-family-generic="swiss" style:font-pitch="variable"/>
    <style:font-face style:name="Geneva" svg:font-family="Genev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000" number:language="pt" number:country="BR">
      <number:number number:min-integer-digits="1"/>
    </number:number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7P0" style:volatile="true" number:language="pt" number:country="BR">
      <number:number number:decimal-places="0" number:min-integer-digits="1" number:grouping="true"/>
      <number:text> </number:text>
    </number:number-style>
    <number:number-style style:name="N10127P1" style:volatile="true" number:language="pt" number:country="BR">
      <number:text> (</number:text>
      <number:number number:decimal-places="0" number:min-integer-digits="1" number:grouping="true"/>
      <number:text>)</number:text>
    </number:number-style>
    <number:number-style style:name="N10127P2" style:volatile="true" number:language="pt" number:country="BR">
      <number:text> - </number:text>
    </number:number-style>
    <number:text-style style:name="N10127" number:language="pt" number:country="B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pt" number:country="BR">
      <number:text> R$ </number:text>
      <number:number number:decimal-places="0" number:min-integer-digits="1" number:grouping="true"/>
      <number:text> </number:text>
    </number:number-style>
    <number:number-style style:name="N10131P1" style:volatile="true" number:language="pt" number:country="BR">
      <number:text> R$ (</number:text>
      <number:number number:decimal-places="0" number:min-integer-digits="1" number:grouping="true"/>
      <number:text>)</number:text>
    </number:number-style>
    <number:number-style style:name="N10131P2" style:volatile="true" number:language="pt" number:country="BR">
      <number:text> R$ - </number:text>
    </number:number-style>
    <number:text-style style:name="N10131" number:language="pt" number:country="B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4P0" style:volatile="true" number:language="pt" number:country="BR">
      <number:number number:decimal-places="2" number:min-integer-digits="1" number:grouping="true"/>
      <number:text> </number:text>
    </number:number-style>
    <number:number-style style:name="N10134P1" style:volatile="true" number:language="pt" number:country="BR">
      <number:text> (</number:text>
      <number:number number:decimal-places="2" number:min-integer-digits="1" number:grouping="true"/>
      <number:text>)</number:text>
    </number:number-style>
    <number:number-style style:name="N10134P2" style:volatile="true" number:language="pt" number:country="BR">
      <number:text> -</number:text>
      <number:number number:decimal-places="0" number:min-integer-digits="0"/>
      <number:text> </number:text>
    </number:number-style>
    <number:text-style style:name="N10134" number:language="pt" number:country="BR"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pt" number:country="BR">
      <number:text> R$ </number:text>
      <number:number number:decimal-places="2" number:min-integer-digits="1" number:grouping="true"/>
      <number:text> </number:text>
    </number:number-style>
    <number:number-style style:name="N10138P1" style:volatile="true" number:language="pt" number:country="BR">
      <number:text> R$ (</number:text>
      <number:number number:decimal-places="2" number:min-integer-digits="1" number:grouping="true"/>
      <number:text>)</number:text>
    </number:number-style>
    <number:number-style style:name="N10138P2" style:volatile="true" number:language="pt" number:country="BR">
      <number:text> R$ -</number:text>
      <number:number number:decimal-places="0" number:min-integer-digits="0"/>
      <number:text> </number:text>
    </number:number-style>
    <number:text-style style:name="N10138" number:language="pt" number:country="BR"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time-style style:name="N10139" number:language="pt" number:country="BR">
      <number:minutes number:style="long"/>
      <number:text>:</number:text>
      <number:seconds number:style="long"/>
    </number:time-style>
    <number:time-style style:name="N10140" number:language="pt" number:country="B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1" number:language="pt" number:country="BR">
      <number:minutes number:style="long"/>
      <number:text>:</number:text>
      <number:seconds number:style="long" number:decimal-places="1"/>
    </number:time-style>
    <number:number-style style:name="N10142" number:language="pt" number:country="B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yperlink_20_2" style:display-name="Hyperlink 2" style:family="table-cell" style:parent-style-name="Excel_20_Built-in_20_Normal">
      <style:text-properties fo:color="#0000ff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1" fo:font-family="Arial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pitch-complex="variable" style:font-size-complex="10pt" style:font-style-complex="normal" style:font-weight-complex="normal"/>
    </style:style>
    <style:style style:name="Normal_20_2" style:display-name="Normal 2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Normal_5f_Consolidate_20_Data_20_1" style:display-name="Normal_Consolidate Data 1" style:family="table-cell" style:parent-style-name="Excel_20_Built-in_20_Norma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style:use-window-font-color="true" style:text-outline="false" style:text-line-through-style="none" style:font-name="Geneva" fo:font-family="Geneva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Geneva" style:font-family-complex="Geneva" style:font-family-generic-complex="swiss" style:font-pitch-complex="variable" style:font-size-complex="10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000ff" style:text-outline="false" style:text-line-through-style="none" style:font-name="Arial" fo:font-family="Arial" style:font-family-generic="swiss" style:font-pitch="variable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.499cm" fo:margin-bottom="2.499cm" fo:margin-left="2cm" fo:margin-right="2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8">00/00/0000</text:date>, <text:time style:data-style-name="N2" text:time-value="0000-00-00T00:00:01.8552578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Instruções_20_para_20_preenchimento" style:display-name="PageStyle_Instruções para preenchiment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R" style:display-name="PageStyle_GP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E" style:display-name="PageStyle_GR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QU" style:display-name="PageStyle_AQ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CO" style:display-name="PageStyle_GCO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QA" style:display-name="PageStyle_GQ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PP" style:display-name="PageStyle_GP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ED" style:display-name="PageStyle_ME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MP" style:display-name="PageStyle_AM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FP" style:display-name="PageStyle_DFP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H" style:display-name="PageStyle_GR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GRU" style:display-name="PageStyle_G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E" style:display-name="PageStyle_D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ITP" style:display-name="PageStyle_IT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CP" style:display-name="PageStyle_PC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AL" style:display-name="PageStyle_V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R" style:display-name="PageStyle_VE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RU" style:display-name="PageStyle_DRU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DE" style:display-name="PageStyle_GD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I" style:display-name="PageStyle_GR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11-28T13:12:38.035000000</dc:date>
    <meta:generator>LibreOffice/4.1.3.2$Windows_x86 LibreOffice_project/70feb7d99726f064edab4605a8ab840c50ec57a</meta:generator>
    <meta:editing-duration>PT48M</meta:editing-duration>
    <meta:editing-cycles>7</meta:editing-cycles>
    <meta:document-statistic meta:table-count="20" meta:cell-count="2802" meta:object-count="0"/>
  </office:meta>
</office:document-meta>
</file>